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1.2575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1.7508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2.7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me Section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ction 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Uncompressed 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mpres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le Version &amp; Mission ID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phic ID Grid</text:p>
          </table:table-cell>
          <table:table-cell table:formula="of:=[.C2]+[.D2]" office:value-type="float" office:value="8" calcext:value-type="float">
            <text:p>8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ge Data Grid</text:p>
          </table:table-cell>
          <table:table-cell table:formula="of:=[.C3]+[.D3]" office:value-type="float" office:value="52496" calcext:value-type="float">
            <text:p>52496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ilding ID Grid</text:p>
          </table:table-cell>
          <table:table-cell table:formula="of:=[.C4]+[.D4]" office:value-type="float" office:value="78740" calcext:value-type="float">
            <text:p>78740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rain Grid</text:p>
          </table:table-cell>
          <table:table-cell table:formula="of:=[.C5]+[.D5]" office:value-type="float" office:value="131228" calcext:value-type="float">
            <text:p>131228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queduct Grid</text:p>
          </table:table-cell>
          <table:table-cell table:formula="of:=[.C6]+[.D6]" office:value-type="float" office:value="183716" calcext:value-type="float">
            <text:p>183716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lker Grid</text:p>
          </table:table-cell>
          <table:table-cell table:formula="of:=[.C7]+[.D7]" office:value-type="float" office:value="209960" calcext:value-type="float">
            <text:p>209960</text:p>
          </table:table-cell>
          <table:table-cell office:value-type="float" office:value="52488" calcext:value-type="float">
            <text:p>524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tfield Grid</text:p>
          </table:table-cell>
          <table:table-cell table:formula="of:=[.C8]+[.D8]" office:value-type="float" office:value="262448" calcext:value-type="float">
            <text:p>262448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mation Grid</text:p>
          </table:table-cell>
          <table:table-cell table:formula="of:=[.C9]+[.D9]" office:value-type="float" office:value="288692" calcext:value-type="float">
            <text:p>288692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ging Grid</text:p>
          </table:table-cell>
          <table:table-cell table:formula="of:=[.C10]+[.D10]" office:value-type="float" office:value="314936" calcext:value-type="float">
            <text:p>314936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irability Grid</text:p>
          </table:table-cell>
          <table:table-cell table:formula="of:=[.C11]+[.D11]" office:value-type="float" office:value="341180" calcext:value-type="float">
            <text:p>341180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levation Data</text:p>
          </table:table-cell>
          <table:table-cell table:formula="of:=[.C12]+[.D12]" office:value-type="float" office:value="367424" calcext:value-type="float">
            <text:p>367424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mage Grid</text:p>
          </table:table-cell>
          <table:table-cell table:formula="of:=[.C13]+[.D13]" office:value-type="float" office:value="393668" calcext:value-type="float">
            <text:p>393668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Aqueduct Grid</text:p>
          </table:table-cell>
          <table:table-cell table:formula="of:=[.C14]+[.D14]" office:value-type="float" office:value="419912" calcext:value-type="float">
            <text:p>419912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mation Grid</text:p>
          </table:table-cell>
          <table:table-cell table:formula="of:=[.C15]+[.D15]" office:value-type="float" office:value="446156" calcext:value-type="float">
            <text:p>446156</text:p>
          </table:table-cell>
          <table:table-cell office:value-type="float" office:value="26244" calcext:value-type="float">
            <text:p>262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lkers</text:p>
          </table:table-cell>
          <table:table-cell table:formula="of:=[.C16]+[.D16]" office:value-type="float" office:value="472400" calcext:value-type="float">
            <text:p>472400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stination Walkers</text:p>
          </table:table-cell>
          <table:table-cell table:formula="of:=[.C17]+[.D17]" office:value-type="float" office:value="600400" calcext:value-type="float">
            <text:p>6004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stination Paths</text:p>
          </table:table-cell>
          <table:table-cell table:formula="of:=[.C18]+[.D18]" office:value-type="float" office:value="601600" calcext:value-type="float">
            <text:p>6016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rmations</text:p>
          </table:table-cell>
          <table:table-cell table:formula="of:=[.C19]+[.D19]" office:value-type="float" office:value="901600" calcext:value-type="float">
            <text:p>901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rmation Totals</text:p>
          </table:table-cell>
          <table:table-cell table:formula="of:=[.C20]+[.D20]" office:value-type="float" office:value="908000" calcext:value-type="float">
            <text:p>908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City Data</text:p>
          </table:table-cell>
          <table:table-cell table:formula="of:=[.C21]+[.D21]" office:value-type="float" office:value="908012" calcext:value-type="float">
            <text:p>908012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vernor name (64)</text:p>
          </table:table-cell>
          <table:table-cell table:formula="of:=[.C22]+[.D22]" office:value-type="float" office:value="944148" calcext:value-type="float">
            <text:p>9441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uilding Data (2000x128)</text:p>
          </table:table-cell>
          <table:table-cell table:formula="of:=[.C23]+[.D23]" office:value-type="float" office:value="944218" calcext:value-type="float">
            <text:p>944218</text:p>
          </table:table-cell>
          <table:table-cell office:value-type="float" office:value="256000" calcext:value-type="float">
            <text:p>256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Game &amp; Culture Data</text:p>
          </table:table-cell>
          <table:table-cell table:formula="of:=[.C24]+[.D24]" office:value-type="float" office:value="1200218" calcext:value-type="float">
            <text:p>120021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Empire Cities</text:p>
          </table:table-cell>
          <table:table-cell table:formula="of:=[.C25]+[.D25]" office:value-type="float" office:value="1200426" calcext:value-type="float">
            <text:p>1200426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cenario Settings</text:p>
          </table:table-cell>
          <table:table-cell table:formula="of:=[.C26]+[.D26]" office:value-type="float" office:value="1203132" calcext:value-type="float">
            <text:p>1203132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cribe Messages (1000x16)</text:p>
          </table:table-cell>
          <table:table-cell table:formula="of:=[.C27]+[.D27]" office:value-type="float" office:value="1205320" calcext:value-type="float">
            <text:p>1205320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/>
          <table:table-cell table:formula="of:=[.C28]+[.D28]" office:value-type="float" office:value="1221320" calcext:value-type="float">
            <text:p>122132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formula="of:=[.C29]+[.D29]" office:value-type="float" office:value="1221526" calcext:value-type="float">
            <text:p>1221526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table:formula="of:=[.C30]+[.D30]" office:value-type="float" office:value="1224758" calcext:value-type="float">
            <text:p>1224758</text:p>
          </table:table-cell>
          <table:table-cell office:value-type="float" office:value="13772" calcext:value-type="float">
            <text:p>137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Burning Buidings</text:p>
          </table:table-cell>
          <table:table-cell table:formula="of:=[.C31]+[.D31]" office:value-type="float" office:value="1238530" calcext:value-type="float">
            <text:p>1238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/>
          <table:table-cell table:formula="of:=[.C32]+[.D32]" office:value-type="float" office:value="1239530" calcext:value-type="float">
            <text:p>1239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Housing List</text:p>
          </table:table-cell>
          <table:table-cell table:formula="of:=[.C33]+[.D33]" office:value-type="float" office:value="1240530" calcext:value-type="float">
            <text:p>124053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torage Facilities</text:p>
          </table:table-cell>
          <table:table-cell table:formula="of:=[.C34]+[.D34]" office:value-type="float" office:value="1244530" calcext:value-type="float">
            <text:p>124453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Trade Quotas</text:p>
          </table:table-cell>
          <table:table-cell table:formula="of:=[.C35]+[.D35]" office:value-type="float" office:value="1251074" calcext:value-type="float">
            <text:p>1251074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Trade Volumes</text:p>
          </table:table-cell>
          <table:table-cell table:formula="of:=[.C36]+[.D36]" office:value-type="float" office:value="1252354" calcext:value-type="float">
            <text:p>1252354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/>
          <table:table-cell table:formula="of:=[.C37]+[.D37]" office:value-type="float" office:value="1253634" calcext:value-type="float">
            <text:p>1253634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N</text:p>
          </table:table-cell>
        </table:table-row>
      </table:table>
      <table:table table:name="Building Data" table:style-name="ta1">
        <table:table-column table:style-name="co1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Default"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float" office:value="944218" calcext:value-type="float">
            <text:p>944218</text:p>
          </table:table-cell>
          <table:table-cell table:formula="of:=DEC2HEX([.A2])" office:value-type="string" office:string-value="E685A" calcext:value-type="string">
            <text:p>E685A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]+[.D2]" office:value-type="float" office:value="944219" calcext:value-type="float">
            <text:p>944219</text:p>
          </table:table-cell>
          <table:table-cell table:formula="of:=DEC2HEX([.A3])" office:value-type="string" office:string-value="E685B" calcext:value-type="string">
            <text:p>E685B</text:p>
          </table:table-cell>
          <table:table-cell table:formula="of:=[.A3]-[.$A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]+[.D3]" office:value-type="float" office:value="944220" calcext:value-type="float">
            <text:p>944220</text:p>
          </table:table-cell>
          <table:table-cell table:formula="of:=DEC2HEX([.A4])" office:value-type="string" office:string-value="E685C" calcext:value-type="string">
            <text:p>E685C</text:p>
          </table:table-cell>
          <table:table-cell table:formula="of:=[.A4]-[.$A$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]+[.D4]" office:value-type="float" office:value="944221" calcext:value-type="float">
            <text:p>944221</text:p>
          </table:table-cell>
          <table:table-cell table:formula="of:=DEC2HEX([.A5])" office:value-type="string" office:string-value="E685D" calcext:value-type="string">
            <text:p>E685D</text:p>
          </table:table-cell>
          <table:table-cell table:formula="of:=[.A5]-[.$A$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ile Size</text:p>
          </table:table-cell>
        </table:table-row>
        <table:table-row table:style-name="ro1">
          <table:table-cell table:formula="of:=[.A5]+[.D5]" office:value-type="float" office:value="944222" calcext:value-type="float">
            <text:p>944222</text:p>
          </table:table-cell>
          <table:table-cell table:formula="of:=DEC2HEX([.A6])" office:value-type="string" office:string-value="E685E" calcext:value-type="string">
            <text:p>E685E</text:p>
          </table:table-cell>
          <table:table-cell table:formula="of:=[.A6]-[.$A$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]+[.D6]" office:value-type="float" office:value="944223" calcext:value-type="float">
            <text:p>944223</text:p>
          </table:table-cell>
          <table:table-cell table:formula="of:=DEC2HEX([.A7])" office:value-type="string" office:string-value="E685F" calcext:value-type="string">
            <text:p>E685F</text:p>
          </table:table-cell>
          <table:table-cell table:formula="of:=[.A7]-[.$A$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]+[.D7]" office:value-type="float" office:value="944224" calcext:value-type="float">
            <text:p>944224</text:p>
          </table:table-cell>
          <table:table-cell table:formula="of:=DEC2HEX([.A8])" office:value-type="string" office:string-value="E6860" calcext:value-type="string">
            <text:p>E6860</text:p>
          </table:table-cell>
          <table:table-cell table:formula="of:=[.A8]-[.$A$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X Position</text:p>
          </table:table-cell>
        </table:table-row>
        <table:table-row table:style-name="ro1">
          <table:table-cell table:formula="of:=[.A8]+[.D8]" office:value-type="float" office:value="944225" calcext:value-type="float">
            <text:p>944225</text:p>
          </table:table-cell>
          <table:table-cell table:formula="of:=DEC2HEX([.A9])" office:value-type="string" office:string-value="E6861" calcext:value-type="string">
            <text:p>E6861</text:p>
          </table:table-cell>
          <table:table-cell table:formula="of:=[.A9]-[.$A$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 Position</text:p>
          </table:table-cell>
        </table:table-row>
        <table:table-row table:style-name="ro1">
          <table:table-cell table:formula="of:=[.A9]+[.D9]" office:value-type="float" office:value="944226" calcext:value-type="float">
            <text:p>944226</text:p>
          </table:table-cell>
          <table:table-cell table:formula="of:=DEC2HEX([.A10])" office:value-type="string" office:string-value="E6862" calcext:value-type="string">
            <text:p>E6862</text:p>
          </table:table-cell>
          <table:table-cell table:formula="of:=[.A10]-[.$A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]+[.D10]" office:value-type="float" office:value="944227" calcext:value-type="float">
            <text:p>944227</text:p>
          </table:table-cell>
          <table:table-cell table:formula="of:=DEC2HEX([.A11])" office:value-type="string" office:string-value="E6863" calcext:value-type="string">
            <text:p>E6863</text:p>
          </table:table-cell>
          <table:table-cell table:formula="of:=[.A11]-[.$A$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]+[.D11]" office:value-type="float" office:value="944228" calcext:value-type="float">
            <text:p>944228</text:p>
          </table:table-cell>
          <table:table-cell table:formula="of:=DEC2HEX([.A12])" office:value-type="string" office:string-value="E6864" calcext:value-type="string">
            <text:p>E6864</text:p>
          </table:table-cell>
          <table:table-cell table:formula="of:=[.A12]-[.$A$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formula="of:=[.A12]+[.D12]" office:value-type="float" office:value="944229" calcext:value-type="float">
            <text:p>944229</text:p>
          </table:table-cell>
          <table:table-cell table:formula="of:=DEC2HEX([.A13])" office:value-type="string" office:string-value="E6865" calcext:value-type="string">
            <text:p>E6865</text:p>
          </table:table-cell>
          <table:table-cell table:formula="of:=[.A13]-[.$A$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3]+[.D13]" office:value-type="float" office:value="944230" calcext:value-type="float">
            <text:p>944230</text:p>
          </table:table-cell>
          <table:table-cell table:formula="of:=DEC2HEX([.A14])" office:value-type="string" office:string-value="E6866" calcext:value-type="string">
            <text:p>E6866</text:p>
          </table:table-cell>
          <table:table-cell table:formula="of:=[.A14]-[.$A$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4]+[.D14]" office:value-type="float" office:value="944231" calcext:value-type="float">
            <text:p>944231</text:p>
          </table:table-cell>
          <table:table-cell table:formula="of:=DEC2HEX([.A15])" office:value-type="string" office:string-value="E6867" calcext:value-type="string">
            <text:p>E6867</text:p>
          </table:table-cell>
          <table:table-cell table:formula="of:=[.A15]-[.$A$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5]+[.D15]" office:value-type="float" office:value="944232" calcext:value-type="float">
            <text:p>944232</text:p>
          </table:table-cell>
          <table:table-cell table:formula="of:=DEC2HEX([.A16])" office:value-type="string" office:string-value="E6868" calcext:value-type="string">
            <text:p>E6868</text:p>
          </table:table-cell>
          <table:table-cell table:formula="of:=[.A16]-[.$A$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6]+[.D16]" office:value-type="float" office:value="944233" calcext:value-type="float">
            <text:p>944233</text:p>
          </table:table-cell>
          <table:table-cell table:formula="of:=DEC2HEX([.A17])" office:value-type="string" office:string-value="E6869" calcext:value-type="string">
            <text:p>E6869</text:p>
          </table:table-cell>
          <table:table-cell table:formula="of:=[.A17]-[.$A$2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ID</text:p>
          </table:table-cell>
        </table:table-row>
        <table:table-row table:style-name="ro1">
          <table:table-cell table:formula="of:=[.A17]+[.D17]" office:value-type="float" office:value="944235" calcext:value-type="float">
            <text:p>944235</text:p>
          </table:table-cell>
          <table:table-cell table:formula="of:=DEC2HEX([.A18])" office:value-type="string" office:string-value="E686B" calcext:value-type="string">
            <text:p>E686B</text:p>
          </table:table-cell>
          <table:table-cell table:formula="of:=[.A18]-[.$A$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8]+[.D18]" office:value-type="float" office:value="944236" calcext:value-type="float">
            <text:p>944236</text:p>
          </table:table-cell>
          <table:table-cell table:formula="of:=DEC2HEX([.A19])" office:value-type="string" office:string-value="E686C" calcext:value-type="string">
            <text:p>E686C</text:p>
          </table:table-cell>
          <table:table-cell table:formula="of:=[.A19]-[.$A$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9]+[.D19]" office:value-type="float" office:value="944237" calcext:value-type="float">
            <text:p>944237</text:p>
          </table:table-cell>
          <table:table-cell table:formula="of:=DEC2HEX([.A20])" office:value-type="string" office:string-value="E686D" calcext:value-type="string">
            <text:p>E686D</text:p>
          </table:table-cell>
          <table:table-cell table:formula="of:=[.A20]-[.$A$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0]+[.D20]" office:value-type="float" office:value="944238" calcext:value-type="float">
            <text:p>944238</text:p>
          </table:table-cell>
          <table:table-cell table:formula="of:=DEC2HEX([.A21])" office:value-type="string" office:string-value="E686E" calcext:value-type="string">
            <text:p>E686E</text:p>
          </table:table-cell>
          <table:table-cell table:formula="of:=[.A21]-[.$A$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1]+[.D21]" office:value-type="float" office:value="944239" calcext:value-type="float">
            <text:p>944239</text:p>
          </table:table-cell>
          <table:table-cell table:formula="of:=DEC2HEX([.A22])" office:value-type="string" office:string-value="E686F" calcext:value-type="string">
            <text:p>E686F</text:p>
          </table:table-cell>
          <table:table-cell table:formula="of:=[.A22]-[.$A$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2]+[.D22]" office:value-type="float" office:value="944240" calcext:value-type="float">
            <text:p>944240</text:p>
          </table:table-cell>
          <table:table-cell table:formula="of:=DEC2HEX([.A23])" office:value-type="string" office:string-value="E6870" calcext:value-type="string">
            <text:p>E6870</text:p>
          </table:table-cell>
          <table:table-cell table:formula="of:=[.A23]-[.$A$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3]+[.D23]" office:value-type="float" office:value="944241" calcext:value-type="float">
            <text:p>944241</text:p>
          </table:table-cell>
          <table:table-cell table:formula="of:=DEC2HEX([.A24])" office:value-type="string" office:string-value="E6871" calcext:value-type="string">
            <text:p>E6871</text:p>
          </table:table-cell>
          <table:table-cell table:formula="of:=[.A24]-[.$A$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4]+[.D24]" office:value-type="float" office:value="944242" calcext:value-type="float">
            <text:p>944242</text:p>
          </table:table-cell>
          <table:table-cell table:formula="of:=DEC2HEX([.A25])" office:value-type="string" office:string-value="E6872" calcext:value-type="string">
            <text:p>E6872</text:p>
          </table:table-cell>
          <table:table-cell table:formula="of:=[.A25]-[.$A$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5]+[.D25]" office:value-type="float" office:value="944243" calcext:value-type="float">
            <text:p>944243</text:p>
          </table:table-cell>
          <table:table-cell table:formula="of:=DEC2HEX([.A26])" office:value-type="string" office:string-value="E6873" calcext:value-type="string">
            <text:p>E6873</text:p>
          </table:table-cell>
          <table:table-cell table:formula="of:=[.A26]-[.$A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6]+[.D26]" office:value-type="float" office:value="944244" calcext:value-type="float">
            <text:p>944244</text:p>
          </table:table-cell>
          <table:table-cell table:formula="of:=DEC2HEX([.A27])" office:value-type="string" office:string-value="E6874" calcext:value-type="string">
            <text:p>E6874</text:p>
          </table:table-cell>
          <table:table-cell table:formula="of:=[.A27]-[.$A$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7]+[.D27]" office:value-type="float" office:value="944245" calcext:value-type="float">
            <text:p>944245</text:p>
          </table:table-cell>
          <table:table-cell table:formula="of:=DEC2HEX([.A28])" office:value-type="string" office:string-value="E6875" calcext:value-type="string">
            <text:p>E6875</text:p>
          </table:table-cell>
          <table:table-cell table:formula="of:=[.A28]-[.$A$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8]+[.D28]" office:value-type="float" office:value="944246" calcext:value-type="float">
            <text:p>944246</text:p>
          </table:table-cell>
          <table:table-cell table:formula="of:=DEC2HEX([.A29])" office:value-type="string" office:string-value="E6876" calcext:value-type="string">
            <text:p>E6876</text:p>
          </table:table-cell>
          <table:table-cell table:formula="of:=[.A29]-[.$A$2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9]+[.D29]" office:value-type="float" office:value="944247" calcext:value-type="float">
            <text:p>944247</text:p>
          </table:table-cell>
          <table:table-cell table:formula="of:=DEC2HEX([.A30])" office:value-type="string" office:string-value="E6877" calcext:value-type="string">
            <text:p>E6877</text:p>
          </table:table-cell>
          <table:table-cell table:formula="of:=[.A30]-[.$A$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0]+[.D30]" office:value-type="float" office:value="944248" calcext:value-type="float">
            <text:p>944248</text:p>
          </table:table-cell>
          <table:table-cell table:formula="of:=DEC2HEX([.A31])" office:value-type="string" office:string-value="E6878" calcext:value-type="string">
            <text:p>E6878</text:p>
          </table:table-cell>
          <table:table-cell table:formula="of:=[.A31]-[.$A$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1]+[.D31]" office:value-type="float" office:value="944249" calcext:value-type="float">
            <text:p>944249</text:p>
          </table:table-cell>
          <table:table-cell table:formula="of:=DEC2HEX([.A32])" office:value-type="string" office:string-value="E6879" calcext:value-type="string">
            <text:p>E6879</text:p>
          </table:table-cell>
          <table:table-cell table:formula="of:=[.A32]-[.$A$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2]+[.D32]" office:value-type="float" office:value="944250" calcext:value-type="float">
            <text:p>944250</text:p>
          </table:table-cell>
          <table:table-cell table:formula="of:=DEC2HEX([.A33])" office:value-type="string" office:string-value="E687A" calcext:value-type="string">
            <text:p>E687A</text:p>
          </table:table-cell>
          <table:table-cell table:formula="of:=[.A33]-[.$A$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3]+[.D33]" office:value-type="float" office:value="944251" calcext:value-type="float">
            <text:p>944251</text:p>
          </table:table-cell>
          <table:table-cell table:formula="of:=DEC2HEX([.A34])" office:value-type="string" office:string-value="E687B" calcext:value-type="string">
            <text:p>E687B</text:p>
          </table:table-cell>
          <table:table-cell table:formula="of:=[.A34]-[.$A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4]+[.D34]" office:value-type="float" office:value="944252" calcext:value-type="float">
            <text:p>944252</text:p>
          </table:table-cell>
          <table:table-cell table:formula="of:=DEC2HEX([.A35])" office:value-type="string" office:string-value="E687C" calcext:value-type="string">
            <text:p>E687C</text:p>
          </table:table-cell>
          <table:table-cell table:formula="of:=[.A35]-[.$A$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5]+[.D35]" office:value-type="float" office:value="944253" calcext:value-type="float">
            <text:p>944253</text:p>
          </table:table-cell>
          <table:table-cell table:formula="of:=DEC2HEX([.A36])" office:value-type="string" office:string-value="E687D" calcext:value-type="string">
            <text:p>E687D</text:p>
          </table:table-cell>
          <table:table-cell table:formula="of:=[.A36]-[.$A$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6]+[.D36]" office:value-type="float" office:value="944254" calcext:value-type="float">
            <text:p>944254</text:p>
          </table:table-cell>
          <table:table-cell table:formula="of:=DEC2HEX([.A37])" office:value-type="string" office:string-value="E687E" calcext:value-type="string">
            <text:p>E687E</text:p>
          </table:table-cell>
          <table:table-cell table:formula="of:=[.A37]-[.$A$2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7]+[.D37]" office:value-type="float" office:value="944255" calcext:value-type="float">
            <text:p>944255</text:p>
          </table:table-cell>
          <table:table-cell table:formula="of:=DEC2HEX([.A38])" office:value-type="string" office:string-value="E687F" calcext:value-type="string">
            <text:p>E687F</text:p>
          </table:table-cell>
          <table:table-cell table:formula="of:=[.A38]-[.$A$2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8]+[.D38]" office:value-type="float" office:value="944256" calcext:value-type="float">
            <text:p>944256</text:p>
          </table:table-cell>
          <table:table-cell table:formula="of:=DEC2HEX([.A39])" office:value-type="string" office:string-value="E6880" calcext:value-type="string">
            <text:p>E6880</text:p>
          </table:table-cell>
          <table:table-cell table:formula="of:=[.A39]-[.$A$2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9]+[.D39]" office:value-type="float" office:value="944257" calcext:value-type="float">
            <text:p>944257</text:p>
          </table:table-cell>
          <table:table-cell table:formula="of:=DEC2HEX([.A40])" office:value-type="string" office:string-value="E6881" calcext:value-type="string">
            <text:p>E6881</text:p>
          </table:table-cell>
          <table:table-cell table:formula="of:=[.A40]-[.$A$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0]+[.D40]" office:value-type="float" office:value="944258" calcext:value-type="float">
            <text:p>944258</text:p>
          </table:table-cell>
          <table:table-cell table:formula="of:=DEC2HEX([.A41])" office:value-type="string" office:string-value="E6882" calcext:value-type="string">
            <text:p>E6882</text:p>
          </table:table-cell>
          <table:table-cell table:formula="of:=[.A41]-[.$A$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1]+[.D41]" office:value-type="float" office:value="944259" calcext:value-type="float">
            <text:p>944259</text:p>
          </table:table-cell>
          <table:table-cell table:formula="of:=DEC2HEX([.A42])" office:value-type="string" office:string-value="E6883" calcext:value-type="string">
            <text:p>E6883</text:p>
          </table:table-cell>
          <table:table-cell table:formula="of:=[.A42]-[.$A$2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2]+[.D42]" office:value-type="float" office:value="944260" calcext:value-type="float">
            <text:p>944260</text:p>
          </table:table-cell>
          <table:table-cell table:formula="of:=DEC2HEX([.A43])" office:value-type="string" office:string-value="E6884" calcext:value-type="string">
            <text:p>E6884</text:p>
          </table:table-cell>
          <table:table-cell table:formula="of:=[.A43]-[.$A$2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3]+[.D43]" office:value-type="float" office:value="944261" calcext:value-type="float">
            <text:p>944261</text:p>
          </table:table-cell>
          <table:table-cell table:formula="of:=DEC2HEX([.A44])" office:value-type="string" office:string-value="E6885" calcext:value-type="string">
            <text:p>E6885</text:p>
          </table:table-cell>
          <table:table-cell table:formula="of:=[.A44]-[.$A$2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4]+[.D44]" office:value-type="float" office:value="944262" calcext:value-type="float">
            <text:p>944262</text:p>
          </table:table-cell>
          <table:table-cell table:formula="of:=DEC2HEX([.A45])" office:value-type="string" office:string-value="E6886" calcext:value-type="string">
            <text:p>E6886</text:p>
          </table:table-cell>
          <table:table-cell table:formula="of:=[.A45]-[.$A$2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5]+[.D45]" office:value-type="float" office:value="944263" calcext:value-type="float">
            <text:p>944263</text:p>
          </table:table-cell>
          <table:table-cell table:formula="of:=DEC2HEX([.A46])" office:value-type="string" office:string-value="E6887" calcext:value-type="string">
            <text:p>E6887</text:p>
          </table:table-cell>
          <table:table-cell table:formula="of:=[.A46]-[.$A$2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6]+[.D46]" office:value-type="float" office:value="944264" calcext:value-type="float">
            <text:p>944264</text:p>
          </table:table-cell>
          <table:table-cell table:formula="of:=DEC2HEX([.A47])" office:value-type="string" office:string-value="E6888" calcext:value-type="string">
            <text:p>E6888</text:p>
          </table:table-cell>
          <table:table-cell table:formula="of:=[.A47]-[.$A$2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7]+[.D47]" office:value-type="float" office:value="944265" calcext:value-type="float">
            <text:p>944265</text:p>
          </table:table-cell>
          <table:table-cell table:formula="of:=DEC2HEX([.A48])" office:value-type="string" office:string-value="E6889" calcext:value-type="string">
            <text:p>E6889</text:p>
          </table:table-cell>
          <table:table-cell table:formula="of:=[.A48]-[.$A$2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8]+[.D48]" office:value-type="float" office:value="944266" calcext:value-type="float">
            <text:p>944266</text:p>
          </table:table-cell>
          <table:table-cell table:formula="of:=DEC2HEX([.A49])" office:value-type="string" office:string-value="E688A" calcext:value-type="string">
            <text:p>E688A</text:p>
          </table:table-cell>
          <table:table-cell table:formula="of:=[.A49]-[.$A$2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9]+[.D49]" office:value-type="float" office:value="944267" calcext:value-type="float">
            <text:p>944267</text:p>
          </table:table-cell>
          <table:table-cell table:formula="of:=DEC2HEX([.A50])" office:value-type="string" office:string-value="E688B" calcext:value-type="string">
            <text:p>E688B</text:p>
          </table:table-cell>
          <table:table-cell table:formula="of:=[.A50]-[.$A$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0]+[.D50]" office:value-type="float" office:value="944268" calcext:value-type="float">
            <text:p>944268</text:p>
          </table:table-cell>
          <table:table-cell table:formula="of:=DEC2HEX([.A51])" office:value-type="string" office:string-value="E688C" calcext:value-type="string">
            <text:p>E688C</text:p>
          </table:table-cell>
          <table:table-cell table:formula="of:=[.A51]-[.$A$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1]+[.D51]" office:value-type="float" office:value="944269" calcext:value-type="float">
            <text:p>944269</text:p>
          </table:table-cell>
          <table:table-cell table:formula="of:=DEC2HEX([.A52])" office:value-type="string" office:string-value="E688D" calcext:value-type="string">
            <text:p>E688D</text:p>
          </table:table-cell>
          <table:table-cell table:formula="of:=[.A52]-[.$A$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2]+[.D52]" office:value-type="float" office:value="944270" calcext:value-type="float">
            <text:p>944270</text:p>
          </table:table-cell>
          <table:table-cell table:formula="of:=DEC2HEX([.A53])" office:value-type="string" office:string-value="E688E" calcext:value-type="string">
            <text:p>E688E</text:p>
          </table:table-cell>
          <table:table-cell table:formula="of:=[.A53]-[.$A$2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3]+[.D53]" office:value-type="float" office:value="944271" calcext:value-type="float">
            <text:p>944271</text:p>
          </table:table-cell>
          <table:table-cell table:formula="of:=DEC2HEX([.A54])" office:value-type="string" office:string-value="E688F" calcext:value-type="string">
            <text:p>E688F</text:p>
          </table:table-cell>
          <table:table-cell table:formula="of:=[.A54]-[.$A$2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4]+[.D54]" office:value-type="float" office:value="944272" calcext:value-type="float">
            <text:p>944272</text:p>
          </table:table-cell>
          <table:table-cell table:formula="of:=DEC2HEX([.A55])" office:value-type="string" office:string-value="E6890" calcext:value-type="string">
            <text:p>E6890</text:p>
          </table:table-cell>
          <table:table-cell table:formula="of:=[.A55]-[.$A$2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5]+[.D55]" office:value-type="float" office:value="944273" calcext:value-type="float">
            <text:p>944273</text:p>
          </table:table-cell>
          <table:table-cell table:formula="of:=DEC2HEX([.A56])" office:value-type="string" office:string-value="E6891" calcext:value-type="string">
            <text:p>E6891</text:p>
          </table:table-cell>
          <table:table-cell table:formula="of:=[.A56]-[.$A$2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6]+[.D56]" office:value-type="float" office:value="944274" calcext:value-type="float">
            <text:p>944274</text:p>
          </table:table-cell>
          <table:table-cell table:formula="of:=DEC2HEX([.A57])" office:value-type="string" office:string-value="E6892" calcext:value-type="string">
            <text:p>E6892</text:p>
          </table:table-cell>
          <table:table-cell table:formula="of:=[.A57]-[.$A$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7]+[.D57]" office:value-type="float" office:value="944275" calcext:value-type="float">
            <text:p>944275</text:p>
          </table:table-cell>
          <table:table-cell table:formula="of:=DEC2HEX([.A58])" office:value-type="string" office:string-value="E6893" calcext:value-type="string">
            <text:p>E6893</text:p>
          </table:table-cell>
          <table:table-cell table:formula="of:=[.A58]-[.$A$2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8]+[.D58]" office:value-type="float" office:value="944276" calcext:value-type="float">
            <text:p>944276</text:p>
          </table:table-cell>
          <table:table-cell table:formula="of:=DEC2HEX([.A59])" office:value-type="string" office:string-value="E6894" calcext:value-type="string">
            <text:p>E6894</text:p>
          </table:table-cell>
          <table:table-cell table:formula="of:=[.A59]-[.$A$2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9]+[.D59]" office:value-type="float" office:value="944277" calcext:value-type="float">
            <text:p>944277</text:p>
          </table:table-cell>
          <table:table-cell table:formula="of:=DEC2HEX([.A60])" office:value-type="string" office:string-value="E6895" calcext:value-type="string">
            <text:p>E6895</text:p>
          </table:table-cell>
          <table:table-cell table:formula="of:=[.A60]-[.$A$2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0]+[.D60]" office:value-type="float" office:value="944278" calcext:value-type="float">
            <text:p>944278</text:p>
          </table:table-cell>
          <table:table-cell table:formula="of:=DEC2HEX([.A61])" office:value-type="string" office:string-value="E6896" calcext:value-type="string">
            <text:p>E6896</text:p>
          </table:table-cell>
          <table:table-cell table:formula="of:=[.A61]-[.$A$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1]+[.D61]" office:value-type="float" office:value="944279" calcext:value-type="float">
            <text:p>944279</text:p>
          </table:table-cell>
          <table:table-cell table:formula="of:=DEC2HEX([.A62])" office:value-type="string" office:string-value="E6897" calcext:value-type="string">
            <text:p>E6897</text:p>
          </table:table-cell>
          <table:table-cell table:formula="of:=[.A62]-[.$A$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2]+[.D62]" office:value-type="float" office:value="944280" calcext:value-type="float">
            <text:p>944280</text:p>
          </table:table-cell>
          <table:table-cell table:formula="of:=DEC2HEX([.A63])" office:value-type="string" office:string-value="E6898" calcext:value-type="string">
            <text:p>E6898</text:p>
          </table:table-cell>
          <table:table-cell table:formula="of:=[.A63]-[.$A$2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3]+[.D63]" office:value-type="float" office:value="944281" calcext:value-type="float">
            <text:p>944281</text:p>
          </table:table-cell>
          <table:table-cell table:formula="of:=DEC2HEX([.A64])" office:value-type="string" office:string-value="E6899" calcext:value-type="string">
            <text:p>E6899</text:p>
          </table:table-cell>
          <table:table-cell table:formula="of:=[.A64]-[.$A$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4]+[.D64]" office:value-type="float" office:value="944282" calcext:value-type="float">
            <text:p>944282</text:p>
          </table:table-cell>
          <table:table-cell table:formula="of:=DEC2HEX([.A65])" office:value-type="string" office:string-value="E689A" calcext:value-type="string">
            <text:p>E689A</text:p>
          </table:table-cell>
          <table:table-cell table:formula="of:=[.A65]-[.$A$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5]+[.D65]" office:value-type="float" office:value="944283" calcext:value-type="float">
            <text:p>944283</text:p>
          </table:table-cell>
          <table:table-cell table:formula="of:=DEC2HEX([.A66])" office:value-type="string" office:string-value="E689B" calcext:value-type="string">
            <text:p>E689B</text:p>
          </table:table-cell>
          <table:table-cell table:formula="of:=[.A66]-[.$A$2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6]+[.D66]" office:value-type="float" office:value="944284" calcext:value-type="float">
            <text:p>944284</text:p>
          </table:table-cell>
          <table:table-cell table:formula="of:=DEC2HEX([.A67])" office:value-type="string" office:string-value="E689C" calcext:value-type="string">
            <text:p>E689C</text:p>
          </table:table-cell>
          <table:table-cell table:formula="of:=[.A67]-[.$A$2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7]+[.D67]" office:value-type="float" office:value="944285" calcext:value-type="float">
            <text:p>944285</text:p>
          </table:table-cell>
          <table:table-cell table:formula="of:=DEC2HEX([.A68])" office:value-type="string" office:string-value="E689D" calcext:value-type="string">
            <text:p>E689D</text:p>
          </table:table-cell>
          <table:table-cell table:formula="of:=[.A68]-[.$A$2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8]+[.D68]" office:value-type="float" office:value="944286" calcext:value-type="float">
            <text:p>944286</text:p>
          </table:table-cell>
          <table:table-cell table:formula="of:=DEC2HEX([.A69])" office:value-type="string" office:string-value="E689E" calcext:value-type="string">
            <text:p>E689E</text:p>
          </table:table-cell>
          <table:table-cell table:formula="of:=[.A69]-[.$A$2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9]+[.D69]" office:value-type="float" office:value="944287" calcext:value-type="float">
            <text:p>944287</text:p>
          </table:table-cell>
          <table:table-cell table:formula="of:=DEC2HEX([.A70])" office:value-type="string" office:string-value="E689F" calcext:value-type="string">
            <text:p>E689F</text:p>
          </table:table-cell>
          <table:table-cell table:formula="of:=[.A70]-[.$A$2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0]+[.D70]" office:value-type="float" office:value="944288" calcext:value-type="float">
            <text:p>944288</text:p>
          </table:table-cell>
          <table:table-cell table:formula="of:=DEC2HEX([.A71])" office:value-type="string" office:string-value="E68A0" calcext:value-type="string">
            <text:p>E68A0</text:p>
          </table:table-cell>
          <table:table-cell table:formula="of:=[.A71]-[.$A$2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1]+[.D71]" office:value-type="float" office:value="944289" calcext:value-type="float">
            <text:p>944289</text:p>
          </table:table-cell>
          <table:table-cell table:formula="of:=DEC2HEX([.A72])" office:value-type="string" office:string-value="E68A1" calcext:value-type="string">
            <text:p>E68A1</text:p>
          </table:table-cell>
          <table:table-cell table:formula="of:=[.A72]-[.$A$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2]+[.D72]" office:value-type="float" office:value="944290" calcext:value-type="float">
            <text:p>944290</text:p>
          </table:table-cell>
          <table:table-cell table:formula="of:=DEC2HEX([.A73])" office:value-type="string" office:string-value="E68A2" calcext:value-type="string">
            <text:p>E68A2</text:p>
          </table:table-cell>
          <table:table-cell table:formula="of:=[.A73]-[.$A$2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3]+[.D73]" office:value-type="float" office:value="944291" calcext:value-type="float">
            <text:p>944291</text:p>
          </table:table-cell>
          <table:table-cell table:formula="of:=DEC2HEX([.A74])" office:value-type="string" office:string-value="E68A3" calcext:value-type="string">
            <text:p>E68A3</text:p>
          </table:table-cell>
          <table:table-cell table:formula="of:=[.A74]-[.$A$2]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4]+[.D74]" office:value-type="float" office:value="944292" calcext:value-type="float">
            <text:p>944292</text:p>
          </table:table-cell>
          <table:table-cell table:formula="of:=DEC2HEX([.A75])" office:value-type="string" office:string-value="E68A4" calcext:value-type="string">
            <text:p>E68A4</text:p>
          </table:table-cell>
          <table:table-cell table:formula="of:=[.A75]-[.$A$2]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5]+[.D75]" office:value-type="float" office:value="944293" calcext:value-type="float">
            <text:p>944293</text:p>
          </table:table-cell>
          <table:table-cell table:formula="of:=DEC2HEX([.A76])" office:value-type="string" office:string-value="E68A5" calcext:value-type="string">
            <text:p>E68A5</text:p>
          </table:table-cell>
          <table:table-cell table:formula="of:=[.A76]-[.$A$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6]+[.D76]" office:value-type="float" office:value="944294" calcext:value-type="float">
            <text:p>944294</text:p>
          </table:table-cell>
          <table:table-cell table:formula="of:=DEC2HEX([.A77])" office:value-type="string" office:string-value="E68A6" calcext:value-type="string">
            <text:p>E68A6</text:p>
          </table:table-cell>
          <table:table-cell table:formula="of:=[.A77]-[.$A$2]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7]+[.D77]" office:value-type="float" office:value="944295" calcext:value-type="float">
            <text:p>944295</text:p>
          </table:table-cell>
          <table:table-cell table:formula="of:=DEC2HEX([.A78])" office:value-type="string" office:string-value="E68A7" calcext:value-type="string">
            <text:p>E68A7</text:p>
          </table:table-cell>
          <table:table-cell table:formula="of:=[.A78]-[.$A$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8]+[.D78]" office:value-type="float" office:value="944296" calcext:value-type="float">
            <text:p>944296</text:p>
          </table:table-cell>
          <table:table-cell table:formula="of:=DEC2HEX([.A79])" office:value-type="string" office:string-value="E68A8" calcext:value-type="string">
            <text:p>E68A8</text:p>
          </table:table-cell>
          <table:table-cell table:formula="of:=[.A79]-[.$A$2]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9]+[.D79]" office:value-type="float" office:value="944297" calcext:value-type="float">
            <text:p>944297</text:p>
          </table:table-cell>
          <table:table-cell table:formula="of:=DEC2HEX([.A80])" office:value-type="string" office:string-value="E68A9" calcext:value-type="string">
            <text:p>E68A9</text:p>
          </table:table-cell>
          <table:table-cell table:formula="of:=[.A80]-[.$A$2]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0]+[.D80]" office:value-type="float" office:value="944298" calcext:value-type="float">
            <text:p>944298</text:p>
          </table:table-cell>
          <table:table-cell table:formula="of:=DEC2HEX([.A81])" office:value-type="string" office:string-value="E68AA" calcext:value-type="string">
            <text:p>E68AA</text:p>
          </table:table-cell>
          <table:table-cell table:formula="of:=[.A81]-[.$A$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1]+[.D81]" office:value-type="float" office:value="944299" calcext:value-type="float">
            <text:p>944299</text:p>
          </table:table-cell>
          <table:table-cell table:formula="of:=DEC2HEX([.A82])" office:value-type="string" office:string-value="E68AB" calcext:value-type="string">
            <text:p>E68AB</text:p>
          </table:table-cell>
          <table:table-cell table:formula="of:=[.A82]-[.$A$2]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2]+[.D82]" office:value-type="float" office:value="944300" calcext:value-type="float">
            <text:p>944300</text:p>
          </table:table-cell>
          <table:table-cell table:formula="of:=DEC2HEX([.A83])" office:value-type="string" office:string-value="E68AC" calcext:value-type="string">
            <text:p>E68AC</text:p>
          </table:table-cell>
          <table:table-cell table:formula="of:=[.A83]-[.$A$2]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3]+[.D83]" office:value-type="float" office:value="944301" calcext:value-type="float">
            <text:p>944301</text:p>
          </table:table-cell>
          <table:table-cell table:formula="of:=DEC2HEX([.A84])" office:value-type="string" office:string-value="E68AD" calcext:value-type="string">
            <text:p>E68AD</text:p>
          </table:table-cell>
          <table:table-cell table:formula="of:=[.A84]-[.$A$2]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4]+[.D84]" office:value-type="float" office:value="944302" calcext:value-type="float">
            <text:p>944302</text:p>
          </table:table-cell>
          <table:table-cell table:formula="of:=DEC2HEX([.A85])" office:value-type="string" office:string-value="E68AE" calcext:value-type="string">
            <text:p>E68AE</text:p>
          </table:table-cell>
          <table:table-cell table:formula="of:=[.A85]-[.$A$2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5]+[.D85]" office:value-type="float" office:value="944303" calcext:value-type="float">
            <text:p>944303</text:p>
          </table:table-cell>
          <table:table-cell table:formula="of:=DEC2HEX([.A86])" office:value-type="string" office:string-value="E68AF" calcext:value-type="string">
            <text:p>E68AF</text:p>
          </table:table-cell>
          <table:table-cell table:formula="of:=[.A86]-[.$A$2]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6]+[.D86]" office:value-type="float" office:value="944304" calcext:value-type="float">
            <text:p>944304</text:p>
          </table:table-cell>
          <table:table-cell table:formula="of:=DEC2HEX([.A87])" office:value-type="string" office:string-value="E68B0" calcext:value-type="string">
            <text:p>E68B0</text:p>
          </table:table-cell>
          <table:table-cell table:formula="of:=[.A87]-[.$A$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7]+[.D87]" office:value-type="float" office:value="944305" calcext:value-type="float">
            <text:p>944305</text:p>
          </table:table-cell>
          <table:table-cell table:formula="of:=DEC2HEX([.A88])" office:value-type="string" office:string-value="E68B1" calcext:value-type="string">
            <text:p>E68B1</text:p>
          </table:table-cell>
          <table:table-cell table:formula="of:=[.A88]-[.$A$2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8]+[.D88]" office:value-type="float" office:value="944306" calcext:value-type="float">
            <text:p>944306</text:p>
          </table:table-cell>
          <table:table-cell table:formula="of:=DEC2HEX([.A89])" office:value-type="string" office:string-value="E68B2" calcext:value-type="string">
            <text:p>E68B2</text:p>
          </table:table-cell>
          <table:table-cell table:formula="of:=[.A89]-[.$A$2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9]+[.D89]" office:value-type="float" office:value="944307" calcext:value-type="float">
            <text:p>944307</text:p>
          </table:table-cell>
          <table:table-cell table:formula="of:=DEC2HEX([.A90])" office:value-type="string" office:string-value="E68B3" calcext:value-type="string">
            <text:p>E68B3</text:p>
          </table:table-cell>
          <table:table-cell table:formula="of:=[.A90]-[.$A$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0]+[.D90]" office:value-type="float" office:value="944308" calcext:value-type="float">
            <text:p>944308</text:p>
          </table:table-cell>
          <table:table-cell table:formula="of:=DEC2HEX([.A91])" office:value-type="string" office:string-value="E68B4" calcext:value-type="string">
            <text:p>E68B4</text:p>
          </table:table-cell>
          <table:table-cell table:formula="of:=[.A91]-[.$A$2]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1]+[.D91]" office:value-type="float" office:value="944309" calcext:value-type="float">
            <text:p>944309</text:p>
          </table:table-cell>
          <table:table-cell table:formula="of:=DEC2HEX([.A92])" office:value-type="string" office:string-value="E68B5" calcext:value-type="string">
            <text:p>E68B5</text:p>
          </table:table-cell>
          <table:table-cell table:formula="of:=[.A92]-[.$A$2]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2]+[.D92]" office:value-type="float" office:value="944310" calcext:value-type="float">
            <text:p>944310</text:p>
          </table:table-cell>
          <table:table-cell table:formula="of:=DEC2HEX([.A93])" office:value-type="string" office:string-value="E68B6" calcext:value-type="string">
            <text:p>E68B6</text:p>
          </table:table-cell>
          <table:table-cell table:formula="of:=[.A93]-[.$A$2]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3]+[.D93]" office:value-type="float" office:value="944311" calcext:value-type="float">
            <text:p>944311</text:p>
          </table:table-cell>
          <table:table-cell table:formula="of:=DEC2HEX([.A94])" office:value-type="string" office:string-value="E68B7" calcext:value-type="string">
            <text:p>E68B7</text:p>
          </table:table-cell>
          <table:table-cell table:formula="of:=[.A94]-[.$A$2]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4]+[.D94]" office:value-type="float" office:value="944312" calcext:value-type="float">
            <text:p>944312</text:p>
          </table:table-cell>
          <table:table-cell table:formula="of:=DEC2HEX([.A95])" office:value-type="string" office:string-value="E68B8" calcext:value-type="string">
            <text:p>E68B8</text:p>
          </table:table-cell>
          <table:table-cell table:formula="of:=[.A95]-[.$A$2]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5]+[.D95]" office:value-type="float" office:value="944313" calcext:value-type="float">
            <text:p>944313</text:p>
          </table:table-cell>
          <table:table-cell table:formula="of:=DEC2HEX([.A96])" office:value-type="string" office:string-value="E68B9" calcext:value-type="string">
            <text:p>E68B9</text:p>
          </table:table-cell>
          <table:table-cell table:formula="of:=[.A96]-[.$A$2]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6]+[.D96]" office:value-type="float" office:value="944314" calcext:value-type="float">
            <text:p>944314</text:p>
          </table:table-cell>
          <table:table-cell table:formula="of:=DEC2HEX([.A97])" office:value-type="string" office:string-value="E68BA" calcext:value-type="string">
            <text:p>E68BA</text:p>
          </table:table-cell>
          <table:table-cell table:formula="of:=[.A97]-[.$A$2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7]+[.D97]" office:value-type="float" office:value="944315" calcext:value-type="float">
            <text:p>944315</text:p>
          </table:table-cell>
          <table:table-cell table:formula="of:=DEC2HEX([.A98])" office:value-type="string" office:string-value="E68BB" calcext:value-type="string">
            <text:p>E68BB</text:p>
          </table:table-cell>
          <table:table-cell table:formula="of:=[.A98]-[.$A$2]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8]+[.D98]" office:value-type="float" office:value="944316" calcext:value-type="float">
            <text:p>944316</text:p>
          </table:table-cell>
          <table:table-cell table:formula="of:=DEC2HEX([.A99])" office:value-type="string" office:string-value="E68BC" calcext:value-type="string">
            <text:p>E68BC</text:p>
          </table:table-cell>
          <table:table-cell table:formula="of:=[.A99]-[.$A$2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9]+[.D99]" office:value-type="float" office:value="944317" calcext:value-type="float">
            <text:p>944317</text:p>
          </table:table-cell>
          <table:table-cell table:formula="of:=DEC2HEX([.A100])" office:value-type="string" office:string-value="E68BD" calcext:value-type="string">
            <text:p>E68BD</text:p>
          </table:table-cell>
          <table:table-cell table:formula="of:=[.A100]-[.$A$2]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0]+[.D100]" office:value-type="float" office:value="944318" calcext:value-type="float">
            <text:p>944318</text:p>
          </table:table-cell>
          <table:table-cell table:formula="of:=DEC2HEX([.A101])" office:value-type="string" office:string-value="E68BE" calcext:value-type="string">
            <text:p>E68BE</text:p>
          </table:table-cell>
          <table:table-cell table:formula="of:=[.A101]-[.$A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1]+[.D101]" office:value-type="float" office:value="944319" calcext:value-type="float">
            <text:p>944319</text:p>
          </table:table-cell>
          <table:table-cell table:formula="of:=DEC2HEX([.A102])" office:value-type="string" office:string-value="E68BF" calcext:value-type="string">
            <text:p>E68BF</text:p>
          </table:table-cell>
          <table:table-cell table:formula="of:=[.A102]-[.$A$2]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2]+[.D102]" office:value-type="float" office:value="944320" calcext:value-type="float">
            <text:p>944320</text:p>
          </table:table-cell>
          <table:table-cell table:formula="of:=DEC2HEX([.A103])" office:value-type="string" office:string-value="E68C0" calcext:value-type="string">
            <text:p>E68C0</text:p>
          </table:table-cell>
          <table:table-cell table:formula="of:=[.A103]-[.$A$2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3]+[.D103]" office:value-type="float" office:value="944321" calcext:value-type="float">
            <text:p>944321</text:p>
          </table:table-cell>
          <table:table-cell table:formula="of:=DEC2HEX([.A104])" office:value-type="string" office:string-value="E68C1" calcext:value-type="string">
            <text:p>E68C1</text:p>
          </table:table-cell>
          <table:table-cell table:formula="of:=[.A104]-[.$A$2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4]+[.D104]" office:value-type="float" office:value="944322" calcext:value-type="float">
            <text:p>944322</text:p>
          </table:table-cell>
          <table:table-cell table:formula="of:=DEC2HEX([.A105])" office:value-type="string" office:string-value="E68C2" calcext:value-type="string">
            <text:p>E68C2</text:p>
          </table:table-cell>
          <table:table-cell table:formula="of:=[.A105]-[.$A$2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5]+[.D105]" office:value-type="float" office:value="944323" calcext:value-type="float">
            <text:p>944323</text:p>
          </table:table-cell>
          <table:table-cell table:formula="of:=DEC2HEX([.A106])" office:value-type="string" office:string-value="E68C3" calcext:value-type="string">
            <text:p>E68C3</text:p>
          </table:table-cell>
          <table:table-cell table:formula="of:=[.A106]-[.$A$2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6]+[.D106]" office:value-type="float" office:value="944324" calcext:value-type="float">
            <text:p>944324</text:p>
          </table:table-cell>
          <table:table-cell table:formula="of:=DEC2HEX([.A107])" office:value-type="string" office:string-value="E68C4" calcext:value-type="string">
            <text:p>E68C4</text:p>
          </table:table-cell>
          <table:table-cell table:formula="of:=[.A107]-[.$A$2]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7]+[.D107]" office:value-type="float" office:value="944325" calcext:value-type="float">
            <text:p>944325</text:p>
          </table:table-cell>
          <table:table-cell table:formula="of:=DEC2HEX([.A108])" office:value-type="string" office:string-value="E68C5" calcext:value-type="string">
            <text:p>E68C5</text:p>
          </table:table-cell>
          <table:table-cell table:formula="of:=[.A108]-[.$A$2]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8]+[.D108]" office:value-type="float" office:value="944326" calcext:value-type="float">
            <text:p>944326</text:p>
          </table:table-cell>
          <table:table-cell table:formula="of:=DEC2HEX([.A109])" office:value-type="string" office:string-value="E68C6" calcext:value-type="string">
            <text:p>E68C6</text:p>
          </table:table-cell>
          <table:table-cell table:formula="of:=[.A109]-[.$A$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9]+[.D109]" office:value-type="float" office:value="944327" calcext:value-type="float">
            <text:p>944327</text:p>
          </table:table-cell>
          <table:table-cell table:formula="of:=DEC2HEX([.A110])" office:value-type="string" office:string-value="E68C7" calcext:value-type="string">
            <text:p>E68C7</text:p>
          </table:table-cell>
          <table:table-cell table:formula="of:=[.A110]-[.$A$2]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0]+[.D110]" office:value-type="float" office:value="944328" calcext:value-type="float">
            <text:p>944328</text:p>
          </table:table-cell>
          <table:table-cell table:formula="of:=DEC2HEX([.A111])" office:value-type="string" office:string-value="E68C8" calcext:value-type="string">
            <text:p>E68C8</text:p>
          </table:table-cell>
          <table:table-cell table:formula="of:=[.A111]-[.$A$2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1]+[.D111]" office:value-type="float" office:value="944329" calcext:value-type="float">
            <text:p>944329</text:p>
          </table:table-cell>
          <table:table-cell table:formula="of:=DEC2HEX([.A112])" office:value-type="string" office:string-value="E68C9" calcext:value-type="string">
            <text:p>E68C9</text:p>
          </table:table-cell>
          <table:table-cell table:formula="of:=[.A112]-[.$A$2]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2]+[.D112]" office:value-type="float" office:value="944330" calcext:value-type="float">
            <text:p>944330</text:p>
          </table:table-cell>
          <table:table-cell table:formula="of:=DEC2HEX([.A113])" office:value-type="string" office:string-value="E68CA" calcext:value-type="string">
            <text:p>E68CA</text:p>
          </table:table-cell>
          <table:table-cell table:formula="of:=[.A113]-[.$A$2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3]+[.D113]" office:value-type="float" office:value="944331" calcext:value-type="float">
            <text:p>944331</text:p>
          </table:table-cell>
          <table:table-cell table:formula="of:=DEC2HEX([.A114])" office:value-type="string" office:string-value="E68CB" calcext:value-type="string">
            <text:p>E68CB</text:p>
          </table:table-cell>
          <table:table-cell table:formula="of:=[.A114]-[.$A$2]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4]+[.D114]" office:value-type="float" office:value="944332" calcext:value-type="float">
            <text:p>944332</text:p>
          </table:table-cell>
          <table:table-cell table:formula="of:=DEC2HEX([.A115])" office:value-type="string" office:string-value="E68CC" calcext:value-type="string">
            <text:p>E68CC</text:p>
          </table:table-cell>
          <table:table-cell table:formula="of:=[.A115]-[.$A$2]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5]+[.D115]" office:value-type="float" office:value="944333" calcext:value-type="float">
            <text:p>944333</text:p>
          </table:table-cell>
          <table:table-cell table:formula="of:=DEC2HEX([.A116])" office:value-type="string" office:string-value="E68CD" calcext:value-type="string">
            <text:p>E68CD</text:p>
          </table:table-cell>
          <table:table-cell table:formula="of:=[.A116]-[.$A$2]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6]+[.D116]" office:value-type="float" office:value="944334" calcext:value-type="float">
            <text:p>944334</text:p>
          </table:table-cell>
          <table:table-cell table:formula="of:=DEC2HEX([.A117])" office:value-type="string" office:string-value="E68CE" calcext:value-type="string">
            <text:p>E68CE</text:p>
          </table:table-cell>
          <table:table-cell table:formula="of:=[.A117]-[.$A$2]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7]+[.D117]" office:value-type="float" office:value="944335" calcext:value-type="float">
            <text:p>944335</text:p>
          </table:table-cell>
          <table:table-cell table:formula="of:=DEC2HEX([.A118])" office:value-type="string" office:string-value="E68CF" calcext:value-type="string">
            <text:p>E68CF</text:p>
          </table:table-cell>
          <table:table-cell table:formula="of:=[.A118]-[.$A$2]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8]+[.D118]" office:value-type="float" office:value="944336" calcext:value-type="float">
            <text:p>944336</text:p>
          </table:table-cell>
          <table:table-cell table:formula="of:=DEC2HEX([.A119])" office:value-type="string" office:string-value="E68D0" calcext:value-type="string">
            <text:p>E68D0</text:p>
          </table:table-cell>
          <table:table-cell table:formula="of:=[.A119]-[.$A$2]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9]+[.D119]" office:value-type="float" office:value="944337" calcext:value-type="float">
            <text:p>944337</text:p>
          </table:table-cell>
          <table:table-cell table:formula="of:=DEC2HEX([.A120])" office:value-type="string" office:string-value="E68D1" calcext:value-type="string">
            <text:p>E68D1</text:p>
          </table:table-cell>
          <table:table-cell table:formula="of:=[.A120]-[.$A$2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0]+[.D120]" office:value-type="float" office:value="944338" calcext:value-type="float">
            <text:p>944338</text:p>
          </table:table-cell>
          <table:table-cell table:formula="of:=DEC2HEX([.A121])" office:value-type="string" office:string-value="E68D2" calcext:value-type="string">
            <text:p>E68D2</text:p>
          </table:table-cell>
          <table:table-cell table:formula="of:=[.A121]-[.$A$2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1]+[.D121]" office:value-type="float" office:value="944339" calcext:value-type="float">
            <text:p>944339</text:p>
          </table:table-cell>
          <table:table-cell table:formula="of:=DEC2HEX([.A122])" office:value-type="string" office:string-value="E68D3" calcext:value-type="string">
            <text:p>E68D3</text:p>
          </table:table-cell>
          <table:table-cell table:formula="of:=[.A122]-[.$A$2]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2]+[.D122]" office:value-type="float" office:value="944340" calcext:value-type="float">
            <text:p>944340</text:p>
          </table:table-cell>
          <table:table-cell table:formula="of:=DEC2HEX([.A123])" office:value-type="string" office:string-value="E68D4" calcext:value-type="string">
            <text:p>E68D4</text:p>
          </table:table-cell>
          <table:table-cell table:formula="of:=[.A123]-[.$A$2]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3]+[.D123]" office:value-type="float" office:value="944341" calcext:value-type="float">
            <text:p>944341</text:p>
          </table:table-cell>
          <table:table-cell table:formula="of:=DEC2HEX([.A124])" office:value-type="string" office:string-value="E68D5" calcext:value-type="string">
            <text:p>E68D5</text:p>
          </table:table-cell>
          <table:table-cell table:formula="of:=[.A124]-[.$A$2]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4]+[.D124]" office:value-type="float" office:value="944342" calcext:value-type="float">
            <text:p>944342</text:p>
          </table:table-cell>
          <table:table-cell table:formula="of:=DEC2HEX([.A125])" office:value-type="string" office:string-value="E68D6" calcext:value-type="string">
            <text:p>E68D6</text:p>
          </table:table-cell>
          <table:table-cell table:formula="of:=[.A125]-[.$A$2]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5]+[.D125]" office:value-type="float" office:value="944343" calcext:value-type="float">
            <text:p>944343</text:p>
          </table:table-cell>
          <table:table-cell table:formula="of:=DEC2HEX([.A126])" office:value-type="string" office:string-value="E68D7" calcext:value-type="string">
            <text:p>E68D7</text:p>
          </table:table-cell>
          <table:table-cell table:formula="of:=[.A126]-[.$A$2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6]+[.D126]" office:value-type="float" office:value="944344" calcext:value-type="float">
            <text:p>944344</text:p>
          </table:table-cell>
          <table:table-cell table:formula="of:=DEC2HEX([.A127])" office:value-type="string" office:string-value="E68D8" calcext:value-type="string">
            <text:p>E68D8</text:p>
          </table:table-cell>
          <table:table-cell table:formula="of:=[.A127]-[.$A$2]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7]+[.D127]" office:value-type="float" office:value="944345" calcext:value-type="float">
            <text:p>944345</text:p>
          </table:table-cell>
          <table:table-cell table:formula="of:=DEC2HEX([.A128])" office:value-type="string" office:string-value="E68D9" calcext:value-type="string">
            <text:p>E68D9</text:p>
          </table:table-cell>
          <table:table-cell table:formula="of:=[.A128]-[.$A$2]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8]+[.D128]" office:value-type="float" office:value="944346" calcext:value-type="float">
            <text:p>944346</text:p>
          </table:table-cell>
          <table:table-cell table:formula="of:=DEC2HEX([.A129])" office:value-type="string" office:string-value="E68DA" calcext:value-type="string">
            <text:p>E68DA</text:p>
          </table:table-cell>
          <table:table-cell table:formula="of:=[.A129]-[.$A$2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</table:table>
      <table:table table:name="City Data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908012" calcext:value-type="float">
            <text:p>908012</text:p>
          </table:table-cell>
          <table:table-cell table:formula="of:=DEC2HEX([.A2])" office:value-type="string" office:string-value="DDAEC" calcext:value-type="string">
            <text:p>DDAEC</text:p>
          </table:table-cell>
          <table:table-cell office:value-type="float" office:value="18076" calcext:value-type="float">
            <text:p>18076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]+[.C2]" office:value-type="float" office:value="926088" calcext:value-type="float">
            <text:p>926088</text:p>
          </table:table-cell>
          <table:table-cell table:formula="of:=DEC2HEX([.A3])" office:value-type="string" office:string-value="E2188" calcext:value-type="string">
            <text:p>E218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Tax Rate</text:p>
          </table:table-cell>
          <table:table-cell/>
        </table:table-row>
        <table:table-row table:style-name="ro1">
          <table:table-cell table:formula="of:=[.A3]+[.C3]" office:value-type="float" office:value="926092" calcext:value-type="float">
            <text:p>926092</text:p>
          </table:table-cell>
          <table:table-cell table:formula="of:=DEC2HEX([.A4])" office:value-type="string" office:string-value="E218C" calcext:value-type="string">
            <text:p>E21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enarii</text:p>
          </table:table-cell>
          <table:table-cell/>
        </table:table-row>
        <table:table-row table:style-name="ro1">
          <table:table-cell table:formula="of:=[.A4]+[.C4]" office:value-type="float" office:value="926096" calcext:value-type="float">
            <text:p>926096</text:p>
          </table:table-cell>
          <table:table-cell table:formula="of:=DEC2HEX([.A5])" office:value-type="string" office:string-value="E2190" calcext:value-type="string">
            <text:p>E219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]+[.C5]" office:value-type="float" office:value="926100" calcext:value-type="float">
            <text:p>926100</text:p>
          </table:table-cell>
          <table:table-cell table:formula="of:=DEC2HEX([.A6])" office:value-type="string" office:string-value="E2194" calcext:value-type="string">
            <text:p>E219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]+[.C6]" office:value-type="float" office:value="926104" calcext:value-type="float">
            <text:p>926104</text:p>
          </table:table-cell>
          <table:table-cell table:formula="of:=DEC2HEX([.A7])" office:value-type="string" office:string-value="E2198" calcext:value-type="string">
            <text:p>E219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]+[.C7]" office:value-type="float" office:value="926108" calcext:value-type="float">
            <text:p>926108</text:p>
          </table:table-cell>
          <table:table-cell table:formula="of:=DEC2HEX([.A8])" office:value-type="string" office:string-value="E219C" calcext:value-type="string">
            <text:p>E219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Hospital Workers</text:p>
          </table:table-cell>
          <table:table-cell/>
        </table:table-row>
        <table:table-row table:style-name="ro1">
          <table:table-cell table:formula="of:=[.A8]+[.C8]" office:value-type="float" office:value="926112" calcext:value-type="float">
            <text:p>926112</text:p>
          </table:table-cell>
          <table:table-cell table:formula="of:=DEC2HEX([.A9])" office:value-type="string" office:string-value="E21A0" calcext:value-type="string">
            <text:p>E21A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9]+[.C9]" office:value-type="float" office:value="926116" calcext:value-type="float">
            <text:p>926116</text:p>
          </table:table-cell>
          <table:table-cell table:formula="of:=DEC2HEX([.A10])" office:value-type="string" office:string-value="E21A4" calcext:value-type="string">
            <text:p>E21A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opulation</text:p>
          </table:table-cell>
          <table:table-cell/>
        </table:table-row>
        <table:table-row table:style-name="ro1">
          <table:table-cell table:formula="of:=[.A10]+[.C10]" office:value-type="float" office:value="926120" calcext:value-type="float">
            <text:p>926120</text:p>
          </table:table-cell>
          <table:table-cell table:formula="of:=DEC2HEX([.A11])" office:value-type="string" office:string-value="E21A8" calcext:value-type="string">
            <text:p>E21A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opulation at end of last year</text:p>
          </table:table-cell>
          <table:table-cell/>
        </table:table-row>
        <table:table-row table:style-name="ro1">
          <table:table-cell table:formula="of:=[.A11]+[.C11]" office:value-type="float" office:value="926124" calcext:value-type="float">
            <text:p>926124</text:p>
          </table:table-cell>
          <table:table-cell table:formula="of:=DEC2HEX([.A12])" office:value-type="string" office:string-value="E21AC" calcext:value-type="string">
            <text:p>E21A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chool Aged Children</text:p>
          </table:table-cell>
          <table:table-cell/>
        </table:table-row>
        <table:table-row table:style-name="ro1">
          <table:table-cell table:formula="of:=[.A12]+[.C12]" office:value-type="float" office:value="926128" calcext:value-type="float">
            <text:p>926128</text:p>
          </table:table-cell>
          <table:table-cell table:formula="of:=DEC2HEX([.A13])" office:value-type="string" office:string-value="E21B0" calcext:value-type="string">
            <text:p>E21B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cademy Aged Children</text:p>
          </table:table-cell>
          <table:table-cell/>
        </table:table-row>
        <table:table-row table:style-name="ro1">
          <table:table-cell table:formula="of:=[.A13]+[.C13]" office:value-type="float" office:value="926132" calcext:value-type="float">
            <text:p>926132</text:p>
          </table:table-cell>
          <table:table-cell table:formula="of:=DEC2HEX([.A14])" office:value-type="string" office:string-value="E21B4" calcext:value-type="string">
            <text:p>E21B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opulation Capacity</text:p>
          </table:table-cell>
          <table:table-cell/>
        </table:table-row>
        <table:table-row table:style-name="ro1">
          <table:table-cell table:formula="of:=[.A14]+[.C14]" office:value-type="float" office:value="926136" calcext:value-type="float">
            <text:p>926136</text:p>
          </table:table-cell>
          <table:table-cell table:formula="of:=DEC2HEX([.A15])" office:value-type="string" office:string-value="E21B8" calcext:value-type="string">
            <text:p>E21B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vailable space in houses</text:p>
          </table:table-cell>
          <table:table-cell/>
        </table:table-row>
        <table:table-row table:style-name="ro1">
          <table:table-cell table:formula="of:=[.A15]+[.C15]" office:value-type="float" office:value="926140" calcext:value-type="float">
            <text:p>926140</text:p>
          </table:table-cell>
          <table:table-cell table:formula="of:=DEC2HEX([.A16])" office:value-type="string" office:string-value="E21BC" calcext:value-type="string">
            <text:p>E21BC</text:p>
          </table:table-cell>
          <table:table-cell office:value-type="float" office:value="9600" calcext:value-type="float">
            <text:p>9600</text:p>
          </table:table-cell>
          <table:table-cell table:style-name="ce9" office:value-type="string" calcext:value-type="string">
            <text:p>Monthly Population Count</text:p>
          </table:table-cell>
          <table:table-cell/>
        </table:table-row>
        <table:table-row table:style-name="ro1">
          <table:table-cell table:formula="of:=[.A16]+[.C16]" office:value-type="float" office:value="935740" calcext:value-type="float">
            <text:p>935740</text:p>
          </table:table-cell>
          <table:table-cell table:formula="of:=DEC2HEX([.A17])" office:value-type="string" office:string-value="E473C" calcext:value-type="string">
            <text:p>E473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2">Monthly Population </text:span>Count Index</text:p>
          </table:table-cell>
          <table:table-cell/>
        </table:table-row>
        <table:table-row table:style-name="ro1">
          <table:table-cell table:formula="of:=[.A17]+[.C17]" office:value-type="float" office:value="935744" calcext:value-type="float">
            <text:p>935744</text:p>
          </table:table-cell>
          <table:table-cell table:formula="of:=DEC2HEX([.A18])" office:value-type="string" office:string-value="E4740" calcext:value-type="string">
            <text:p>E474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2">Monthly Population </text:span>Count Total</text:p>
          </table:table-cell>
          <table:table-cell/>
        </table:table-row>
        <table:table-row table:style-name="ro1">
          <table:table-cell table:formula="of:=[.A18]+[.C18]" office:value-type="float" office:value="935748" calcext:value-type="float">
            <text:p>935748</text:p>
          </table:table-cell>
          <table:table-cell table:formula="of:=DEC2HEX([.A19])" office:value-type="string" office:string-value="E4744" calcext:value-type="string">
            <text:p>E4744</text:p>
          </table:table-cell>
          <table:table-cell office:value-type="float" office:value="200" calcext:value-type="float">
            <text:p>200</text:p>
          </table:table-cell>
          <table:table-cell table:style-name="ce9" office:value-type="string" calcext:value-type="string">
            <text:p>Population by age</text:p>
          </table:table-cell>
          <table:table-cell/>
        </table:table-row>
        <table:table-row table:style-name="ro1">
          <table:table-cell table:formula="of:=[.A19]+[.C19]" office:value-type="float" office:value="935948" calcext:value-type="float">
            <text:p>935948</text:p>
          </table:table-cell>
          <table:table-cell table:formula="of:=DEC2HEX([.A20])" office:value-type="string" office:string-value="E480C" calcext:value-type="string">
            <text:p>E480C</text:p>
          </table:table-cell>
          <table:table-cell office:value-type="float" office:value="80" calcext:value-type="float">
            <text:p>80</text:p>
          </table:table-cell>
          <table:table-cell table:style-name="ce9" office:value-type="string" calcext:value-type="string">
            <text:p>Population by status</text:p>
          </table:table-cell>
          <table:table-cell/>
        </table:table-row>
        <table:table-row table:style-name="ro1">
          <table:table-cell table:formula="of:=[.A20]+[.C20]" office:value-type="float" office:value="936028" calcext:value-type="float">
            <text:p>936028</text:p>
          </table:table-cell>
          <table:table-cell table:formula="of:=DEC2HEX([.A21])" office:value-type="string" office:string-value="E485C" calcext:value-type="string">
            <text:p>E485C</text:p>
          </table:table-cell>
          <table:table-cell office:value-type="float" office:value="776" calcext:value-type="float">
            <text:p>776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1]+[.C21]" office:value-type="float" office:value="936804" calcext:value-type="float">
            <text:p>936804</text:p>
          </table:table-cell>
          <table:table-cell table:formula="of:=DEC2HEX([.A22])" office:value-type="string" office:string-value="E4B64" calcext:value-type="string">
            <text:p>E4B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ing Age Population</text:p>
          </table:table-cell>
          <table:table-cell/>
        </table:table-row>
        <table:table-row table:style-name="ro1">
          <table:table-cell table:formula="of:=[.A22]+[.C22]" office:value-type="float" office:value="936808" calcext:value-type="float">
            <text:p>936808</text:p>
          </table:table-cell>
          <table:table-cell table:formula="of:=DEC2HEX([.A23])" office:value-type="string" office:string-value="E4B68" calcext:value-type="string">
            <text:p>E4B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Workers</text:p>
          </table:table-cell>
          <table:table-cell/>
        </table:table-row>
        <table:table-row table:style-name="ro1">
          <table:table-cell table:formula="of:=[.A23]+[.C23]" office:value-type="float" office:value="936812" calcext:value-type="float">
            <text:p>936812</text:p>
          </table:table-cell>
          <table:table-cell table:formula="of:=DEC2HEX([.A24])" office:value-type="string" office:string-value="E4B6C" calcext:value-type="string">
            <text:p>E4B6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Needed</text:p>
          </table:table-cell>
          <table:table-cell/>
        </table:table-row>
        <table:table-row table:style-name="ro1">
          <table:table-cell table:formula="of:=[.A24]+[.C24]" office:value-type="float" office:value="936816" calcext:value-type="float">
            <text:p>936816</text:p>
          </table:table-cell>
          <table:table-cell table:formula="of:=DEC2HEX([.A25])" office:value-type="string" office:string-value="E4B70" calcext:value-type="string">
            <text:p>E4B7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5]+[.C25]" office:value-type="float" office:value="936820" calcext:value-type="float">
            <text:p>936820</text:p>
          </table:table-cell>
          <table:table-cell table:formula="of:=DEC2HEX([.A26])" office:value-type="string" office:string-value="E4B74" calcext:value-type="string">
            <text:p>E4B7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Industry Number of Buildings</text:p>
          </table:table-cell>
          <table:table-cell/>
        </table:table-row>
        <table:table-row table:style-name="ro1">
          <table:table-cell table:formula="of:=[.A26]+[.C26]" office:value-type="float" office:value="936824" calcext:value-type="float">
            <text:p>936824</text:p>
          </table:table-cell>
          <table:table-cell table:formula="of:=DEC2HEX([.A27])" office:value-type="string" office:string-value="E4B78" calcext:value-type="string">
            <text:p>E4B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dustry Priority</text:p>
          </table:table-cell>
          <table:table-cell/>
        </table:table-row>
        <table:table-row table:style-name="ro1">
          <table:table-cell table:formula="of:=[.A27]+[.C27]" office:value-type="float" office:value="936828" calcext:value-type="float">
            <text:p>936828</text:p>
          </table:table-cell>
          <table:table-cell table:formula="of:=DEC2HEX([.A28])" office:value-type="string" office:string-value="E4B7C" calcext:value-type="string">
            <text:p>E4B7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Workers</text:p>
          </table:table-cell>
          <table:table-cell/>
        </table:table-row>
        <table:table-row table:style-name="ro1">
          <table:table-cell table:formula="of:=[.A28]+[.C28]" office:value-type="float" office:value="936832" calcext:value-type="float">
            <text:p>936832</text:p>
          </table:table-cell>
          <table:table-cell table:formula="of:=DEC2HEX([.A29])" office:value-type="string" office:string-value="E4B80" calcext:value-type="string">
            <text:p>E4B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Needed</text:p>
          </table:table-cell>
          <table:table-cell/>
        </table:table-row>
        <table:table-row table:style-name="ro1">
          <table:table-cell table:formula="of:=[.A29]+[.C29]" office:value-type="float" office:value="936836" calcext:value-type="float">
            <text:p>936836</text:p>
          </table:table-cell>
          <table:table-cell table:formula="of:=DEC2HEX([.A30])" office:value-type="string" office:string-value="E4B84" calcext:value-type="string">
            <text:p>E4B8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30]+[.C30]" office:value-type="float" office:value="936840" calcext:value-type="float">
            <text:p>936840</text:p>
          </table:table-cell>
          <table:table-cell table:formula="of:=DEC2HEX([.A31])" office:value-type="string" office:string-value="E4B88" calcext:value-type="string">
            <text:p>E4B8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Food Number of Buildings</text:p>
          </table:table-cell>
          <table:table-cell/>
        </table:table-row>
        <table:table-row table:style-name="ro1">
          <table:table-cell table:formula="of:=[.A31]+[.C31]" office:value-type="float" office:value="936844" calcext:value-type="float">
            <text:p>936844</text:p>
          </table:table-cell>
          <table:table-cell table:formula="of:=DEC2HEX([.A32])" office:value-type="string" office:string-value="E4B8C" calcext:value-type="string">
            <text:p>E4B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 Priority</text:p>
          </table:table-cell>
          <table:table-cell/>
        </table:table-row>
        <table:table-row table:style-name="ro1">
          <table:table-cell table:formula="of:=[.A32]+[.C32]" office:value-type="float" office:value="936848" calcext:value-type="float">
            <text:p>936848</text:p>
          </table:table-cell>
          <table:table-cell table:formula="of:=DEC2HEX([.A33])" office:value-type="string" office:string-value="E4B90" calcext:value-type="string">
            <text:p>E4B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Workers</text:p>
          </table:table-cell>
          <table:table-cell/>
        </table:table-row>
        <table:table-row table:style-name="ro1">
          <table:table-cell table:formula="of:=[.A33]+[.C33]" office:value-type="float" office:value="936852" calcext:value-type="float">
            <text:p>936852</text:p>
          </table:table-cell>
          <table:table-cell table:formula="of:=DEC2HEX([.A34])" office:value-type="string" office:string-value="E4B94" calcext:value-type="string">
            <text:p>E4B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Needed</text:p>
          </table:table-cell>
          <table:table-cell/>
        </table:table-row>
        <table:table-row table:style-name="ro1">
          <table:table-cell table:formula="of:=[.A34]+[.C34]" office:value-type="float" office:value="936856" calcext:value-type="float">
            <text:p>936856</text:p>
          </table:table-cell>
          <table:table-cell table:formula="of:=DEC2HEX([.A35])" office:value-type="string" office:string-value="E4B98" calcext:value-type="string">
            <text:p>E4B9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35]+[.C35]" office:value-type="float" office:value="936860" calcext:value-type="float">
            <text:p>936860</text:p>
          </table:table-cell>
          <table:table-cell table:formula="of:=DEC2HEX([.A36])" office:value-type="string" office:string-value="E4B9C" calcext:value-type="string">
            <text:p>E4B9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ngineering Number of Buildings</text:p>
          </table:table-cell>
          <table:table-cell/>
        </table:table-row>
        <table:table-row table:style-name="ro1">
          <table:table-cell table:formula="of:=[.A36]+[.C36]" office:value-type="float" office:value="936864" calcext:value-type="float">
            <text:p>936864</text:p>
          </table:table-cell>
          <table:table-cell table:formula="of:=DEC2HEX([.A37])" office:value-type="string" office:string-value="E4BA0" calcext:value-type="string">
            <text:p>E4B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ineering Priority</text:p>
          </table:table-cell>
          <table:table-cell/>
        </table:table-row>
        <table:table-row table:style-name="ro1">
          <table:table-cell table:formula="of:=[.A37]+[.C37]" office:value-type="float" office:value="936868" calcext:value-type="float">
            <text:p>936868</text:p>
          </table:table-cell>
          <table:table-cell table:formula="of:=DEC2HEX([.A38])" office:value-type="string" office:string-value="E4BA4" calcext:value-type="string">
            <text:p>E4B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Workers</text:p>
          </table:table-cell>
          <table:table-cell/>
        </table:table-row>
        <table:table-row table:style-name="ro1">
          <table:table-cell table:formula="of:=[.A38]+[.C38]" office:value-type="float" office:value="936872" calcext:value-type="float">
            <text:p>936872</text:p>
          </table:table-cell>
          <table:table-cell table:formula="of:=DEC2HEX([.A39])" office:value-type="string" office:string-value="E4BA8" calcext:value-type="string">
            <text:p>E4BA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Needed</text:p>
          </table:table-cell>
          <table:table-cell/>
        </table:table-row>
        <table:table-row table:style-name="ro1">
          <table:table-cell table:formula="of:=[.A39]+[.C39]" office:value-type="float" office:value="936876" calcext:value-type="float">
            <text:p>936876</text:p>
          </table:table-cell>
          <table:table-cell table:formula="of:=DEC2HEX([.A40])" office:value-type="string" office:string-value="E4BAC" calcext:value-type="string">
            <text:p>E4BA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40]+[.C40]" office:value-type="float" office:value="936880" calcext:value-type="float">
            <text:p>936880</text:p>
          </table:table-cell>
          <table:table-cell table:formula="of:=DEC2HEX([.A41])" office:value-type="string" office:string-value="E4BB0" calcext:value-type="string">
            <text:p>E4BB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Water Number of Buildings</text:p>
          </table:table-cell>
          <table:table-cell/>
        </table:table-row>
        <table:table-row table:style-name="ro1">
          <table:table-cell table:formula="of:=[.A41]+[.C41]" office:value-type="float" office:value="936884" calcext:value-type="float">
            <text:p>936884</text:p>
          </table:table-cell>
          <table:table-cell table:formula="of:=DEC2HEX([.A42])" office:value-type="string" office:string-value="E4BB4" calcext:value-type="string">
            <text:p>E4BB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ter Priority</text:p>
          </table:table-cell>
          <table:table-cell/>
        </table:table-row>
        <table:table-row table:style-name="ro1">
          <table:table-cell table:formula="of:=[.A42]+[.C42]" office:value-type="float" office:value="936888" calcext:value-type="float">
            <text:p>936888</text:p>
          </table:table-cell>
          <table:table-cell table:formula="of:=DEC2HEX([.A43])" office:value-type="string" office:string-value="E4BB8" calcext:value-type="string">
            <text:p>E4BB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Workers</text:p>
          </table:table-cell>
          <table:table-cell/>
        </table:table-row>
        <table:table-row table:style-name="ro1">
          <table:table-cell table:formula="of:=[.A43]+[.C43]" office:value-type="float" office:value="936892" calcext:value-type="float">
            <text:p>936892</text:p>
          </table:table-cell>
          <table:table-cell table:formula="of:=DEC2HEX([.A44])" office:value-type="string" office:string-value="E4BBC" calcext:value-type="string">
            <text:p>E4BB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Needed</text:p>
          </table:table-cell>
          <table:table-cell/>
        </table:table-row>
        <table:table-row table:style-name="ro1">
          <table:table-cell table:formula="of:=[.A44]+[.C44]" office:value-type="float" office:value="936896" calcext:value-type="float">
            <text:p>936896</text:p>
          </table:table-cell>
          <table:table-cell table:formula="of:=DEC2HEX([.A45])" office:value-type="string" office:string-value="E4BC0" calcext:value-type="string">
            <text:p>E4BC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45]+[.C45]" office:value-type="float" office:value="936900" calcext:value-type="float">
            <text:p>936900</text:p>
          </table:table-cell>
          <table:table-cell table:formula="of:=DEC2HEX([.A46])" office:value-type="string" office:string-value="E4BC4" calcext:value-type="string">
            <text:p>E4BC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efecture Number of Buildings</text:p>
          </table:table-cell>
          <table:table-cell/>
        </table:table-row>
        <table:table-row table:style-name="ro1">
          <table:table-cell table:formula="of:=[.A46]+[.C46]" office:value-type="float" office:value="936904" calcext:value-type="float">
            <text:p>936904</text:p>
          </table:table-cell>
          <table:table-cell table:formula="of:=DEC2HEX([.A47])" office:value-type="string" office:string-value="E4BC8" calcext:value-type="string">
            <text:p>E4B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fecture Priority</text:p>
          </table:table-cell>
          <table:table-cell/>
        </table:table-row>
        <table:table-row table:style-name="ro1">
          <table:table-cell table:formula="of:=[.A47]+[.C47]" office:value-type="float" office:value="936908" calcext:value-type="float">
            <text:p>936908</text:p>
          </table:table-cell>
          <table:table-cell table:formula="of:=DEC2HEX([.A48])" office:value-type="string" office:string-value="E4BCC" calcext:value-type="string">
            <text:p>E4B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Workers</text:p>
          </table:table-cell>
          <table:table-cell/>
        </table:table-row>
        <table:table-row table:style-name="ro1">
          <table:table-cell table:formula="of:=[.A48]+[.C48]" office:value-type="float" office:value="936912" calcext:value-type="float">
            <text:p>936912</text:p>
          </table:table-cell>
          <table:table-cell table:formula="of:=DEC2HEX([.A49])" office:value-type="string" office:string-value="E4BD0" calcext:value-type="string">
            <text:p>E4B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Needed</text:p>
          </table:table-cell>
          <table:table-cell/>
        </table:table-row>
        <table:table-row table:style-name="ro1">
          <table:table-cell table:formula="of:=[.A49]+[.C49]" office:value-type="float" office:value="936916" calcext:value-type="float">
            <text:p>936916</text:p>
          </table:table-cell>
          <table:table-cell table:formula="of:=DEC2HEX([.A50])" office:value-type="string" office:string-value="E4BD4" calcext:value-type="string">
            <text:p>E4BD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0]+[.C50]" office:value-type="float" office:value="936920" calcext:value-type="float">
            <text:p>936920</text:p>
          </table:table-cell>
          <table:table-cell table:formula="of:=DEC2HEX([.A51])" office:value-type="string" office:string-value="E4BD8" calcext:value-type="string">
            <text:p>E4B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Number of Buildings</text:p>
          </table:table-cell>
          <table:table-cell/>
        </table:table-row>
        <table:table-row table:style-name="ro1">
          <table:table-cell table:formula="of:=[.A51]+[.C51]" office:value-type="float" office:value="936924" calcext:value-type="float">
            <text:p>936924</text:p>
          </table:table-cell>
          <table:table-cell table:formula="of:=DEC2HEX([.A52])" office:value-type="string" office:string-value="E4BDC" calcext:value-type="string">
            <text:p>E4BD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itary Priority</text:p>
          </table:table-cell>
          <table:table-cell/>
        </table:table-row>
        <table:table-row table:style-name="ro1">
          <table:table-cell table:formula="of:=[.A52]+[.C52]" office:value-type="float" office:value="936928" calcext:value-type="float">
            <text:p>936928</text:p>
          </table:table-cell>
          <table:table-cell table:formula="of:=DEC2HEX([.A53])" office:value-type="string" office:string-value="E4BE0" calcext:value-type="string">
            <text:p>E4B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Workers</text:p>
          </table:table-cell>
          <table:table-cell/>
        </table:table-row>
        <table:table-row table:style-name="ro1">
          <table:table-cell table:formula="of:=[.A53]+[.C53]" office:value-type="float" office:value="936932" calcext:value-type="float">
            <text:p>936932</text:p>
          </table:table-cell>
          <table:table-cell table:formula="of:=DEC2HEX([.A54])" office:value-type="string" office:string-value="E4BE4" calcext:value-type="string">
            <text:p>E4BE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Needed</text:p>
          </table:table-cell>
          <table:table-cell/>
        </table:table-row>
        <table:table-row table:style-name="ro1">
          <table:table-cell table:formula="of:=[.A54]+[.C54]" office:value-type="float" office:value="936936" calcext:value-type="float">
            <text:p>936936</text:p>
          </table:table-cell>
          <table:table-cell table:formula="of:=DEC2HEX([.A55])" office:value-type="string" office:string-value="E4BE8" calcext:value-type="string">
            <text:p>E4BE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55]+[.C55]" office:value-type="float" office:value="936940" calcext:value-type="float">
            <text:p>936940</text:p>
          </table:table-cell>
          <table:table-cell table:formula="of:=DEC2HEX([.A56])" office:value-type="string" office:string-value="E4BEC" calcext:value-type="string">
            <text:p>E4BE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Entertainment Number of Buildings</text:p>
          </table:table-cell>
          <table:table-cell/>
        </table:table-row>
        <table:table-row table:style-name="ro1">
          <table:table-cell table:formula="of:=[.A56]+[.C56]" office:value-type="float" office:value="936944" calcext:value-type="float">
            <text:p>936944</text:p>
          </table:table-cell>
          <table:table-cell table:formula="of:=DEC2HEX([.A57])" office:value-type="string" office:string-value="E4BF0" calcext:value-type="string">
            <text:p>E4B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tainment Priority</text:p>
          </table:table-cell>
          <table:table-cell/>
        </table:table-row>
        <table:table-row table:style-name="ro1">
          <table:table-cell table:formula="of:=[.A57]+[.C57]" office:value-type="float" office:value="936948" calcext:value-type="float">
            <text:p>936948</text:p>
          </table:table-cell>
          <table:table-cell table:formula="of:=DEC2HEX([.A58])" office:value-type="string" office:string-value="E4BF4" calcext:value-type="string">
            <text:p>E4B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Workers</text:p>
          </table:table-cell>
          <table:table-cell/>
        </table:table-row>
        <table:table-row table:style-name="ro1">
          <table:table-cell table:formula="of:=[.A58]+[.C58]" office:value-type="float" office:value="936952" calcext:value-type="float">
            <text:p>936952</text:p>
          </table:table-cell>
          <table:table-cell table:formula="of:=DEC2HEX([.A59])" office:value-type="string" office:string-value="E4BF8" calcext:value-type="string">
            <text:p>E4B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Needed</text:p>
          </table:table-cell>
          <table:table-cell/>
        </table:table-row>
        <table:table-row table:style-name="ro1">
          <table:table-cell table:formula="of:=[.A59]+[.C59]" office:value-type="float" office:value="936956" calcext:value-type="float">
            <text:p>936956</text:p>
          </table:table-cell>
          <table:table-cell table:formula="of:=DEC2HEX([.A60])" office:value-type="string" office:string-value="E4BFC" calcext:value-type="string">
            <text:p>E4BF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0]+[.C60]" office:value-type="float" office:value="936960" calcext:value-type="float">
            <text:p>936960</text:p>
          </table:table-cell>
          <table:table-cell table:formula="of:=DEC2HEX([.A61])" office:value-type="string" office:string-value="E4C00" calcext:value-type="string">
            <text:p>E4C0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Health Number of Buildings</text:p>
          </table:table-cell>
          <table:table-cell/>
        </table:table-row>
        <table:table-row table:style-name="ro1">
          <table:table-cell table:formula="of:=[.A61]+[.C61]" office:value-type="float" office:value="936964" calcext:value-type="float">
            <text:p>936964</text:p>
          </table:table-cell>
          <table:table-cell table:formula="of:=DEC2HEX([.A62])" office:value-type="string" office:string-value="E4C04" calcext:value-type="string">
            <text:p>E4C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lth Priority</text:p>
          </table:table-cell>
          <table:table-cell/>
        </table:table-row>
        <table:table-row table:style-name="ro1">
          <table:table-cell table:formula="of:=[.A62]+[.C62]" office:value-type="float" office:value="936968" calcext:value-type="float">
            <text:p>936968</text:p>
          </table:table-cell>
          <table:table-cell table:formula="of:=DEC2HEX([.A63])" office:value-type="string" office:string-value="E4C08" calcext:value-type="string">
            <text:p>E4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Workers</text:p>
          </table:table-cell>
          <table:table-cell/>
        </table:table-row>
        <table:table-row table:style-name="ro1">
          <table:table-cell table:formula="of:=[.A63]+[.C63]" office:value-type="float" office:value="936972" calcext:value-type="float">
            <text:p>936972</text:p>
          </table:table-cell>
          <table:table-cell table:formula="of:=DEC2HEX([.A64])" office:value-type="string" office:string-value="E4C0C" calcext:value-type="string">
            <text:p>E4C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Needed</text:p>
          </table:table-cell>
          <table:table-cell/>
        </table:table-row>
        <table:table-row table:style-name="ro1">
          <table:table-cell table:formula="of:=[.A64]+[.C64]" office:value-type="float" office:value="936976" calcext:value-type="float">
            <text:p>936976</text:p>
          </table:table-cell>
          <table:table-cell table:formula="of:=DEC2HEX([.A65])" office:value-type="string" office:string-value="E4C10" calcext:value-type="string">
            <text:p>E4C1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65]+[.C65]" office:value-type="float" office:value="936980" calcext:value-type="float">
            <text:p>936980</text:p>
          </table:table-cell>
          <table:table-cell table:formula="of:=DEC2HEX([.A66])" office:value-type="string" office:string-value="E4C14" calcext:value-type="string">
            <text:p>E4C1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Religion Number of Buildings</text:p>
          </table:table-cell>
          <table:table-cell/>
        </table:table-row>
        <table:table-row table:style-name="ro1">
          <table:table-cell table:formula="of:=[.A66]+[.C66]" office:value-type="float" office:value="936984" calcext:value-type="float">
            <text:p>936984</text:p>
          </table:table-cell>
          <table:table-cell table:formula="of:=DEC2HEX([.A67])" office:value-type="string" office:string-value="E4C18" calcext:value-type="string">
            <text:p>E4C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igion Priority</text:p>
          </table:table-cell>
          <table:table-cell/>
        </table:table-row>
        <table:table-row table:style-name="ro1">
          <table:table-cell table:formula="of:=[.A67]+[.C67]" office:value-type="float" office:value="936988" calcext:value-type="float">
            <text:p>936988</text:p>
          </table:table-cell>
          <table:table-cell table:formula="of:=DEC2HEX([.A68])" office:value-type="string" office:string-value="E4C1C" calcext:value-type="string">
            <text:p>E4C1C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Unused </text:p>
          </table:table-cell>
          <table:table-cell/>
        </table:table-row>
        <table:table-row table:style-name="ro1">
          <table:table-cell table:formula="of:=[.A68]+[.C68]" office:value-type="float" office:value="937008" calcext:value-type="float">
            <text:p>937008</text:p>
          </table:table-cell>
          <table:table-cell table:formula="of:=DEC2HEX([.A69])" office:value-type="string" office:string-value="E4C30" calcext:value-type="string">
            <text:p>E4C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loyed Workers</text:p>
          </table:table-cell>
          <table:table-cell/>
        </table:table-row>
        <table:table-row table:style-name="ro1">
          <table:table-cell table:formula="of:=[.A69]+[.C69]" office:value-type="float" office:value="937012" calcext:value-type="float">
            <text:p>937012</text:p>
          </table:table-cell>
          <table:table-cell table:formula="of:=DEC2HEX([.A70])" office:value-type="string" office:string-value="E4C34" calcext:value-type="string">
            <text:p>E4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ed Workers</text:p>
          </table:table-cell>
          <table:table-cell/>
        </table:table-row>
        <table:table-row table:style-name="ro1">
          <table:table-cell table:formula="of:=[.A70]+[.C70]" office:value-type="float" office:value="937016" calcext:value-type="float">
            <text:p>937016</text:p>
          </table:table-cell>
          <table:table-cell table:formula="of:=DEC2HEX([.A71])" office:value-type="string" office:string-value="E4C38" calcext:value-type="string">
            <text:p>E4C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ment Percentage</text:p>
          </table:table-cell>
          <table:table-cell/>
        </table:table-row>
        <table:table-row table:style-name="ro1">
          <table:table-cell table:formula="of:=[.A71]+[.C71]" office:value-type="float" office:value="937020" calcext:value-type="float">
            <text:p>937020</text:p>
          </table:table-cell>
          <table:table-cell table:formula="of:=DEC2HEX([.A72])" office:value-type="string" office:string-value="E4C3C" calcext:value-type="string">
            <text:p>E4C3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employment Percentage</text:p>
          </table:table-cell>
          <table:table-cell/>
        </table:table-row>
        <table:table-row table:style-name="ro1">
          <table:table-cell table:formula="of:=[.A72]+[.C72]" office:value-type="float" office:value="937024" calcext:value-type="float">
            <text:p>937024</text:p>
          </table:table-cell>
          <table:table-cell table:formula="of:=DEC2HEX([.A73])" office:value-type="string" office:string-value="E4C40" calcext:value-type="string">
            <text:p>E4C4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3]+[.C73]" office:value-type="float" office:value="937028" calcext:value-type="float">
            <text:p>937028</text:p>
          </table:table-cell>
          <table:table-cell table:formula="of:=DEC2HEX([.A74])" office:value-type="string" office:string-value="E4C44" calcext:value-type="string">
            <text:p>E4C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ty Wages</text:p>
          </table:table-cell>
          <table:table-cell/>
        </table:table-row>
        <table:table-row table:style-name="ro1">
          <table:table-cell table:formula="of:=[.A74]+[.C74]" office:value-type="float" office:value="937032" calcext:value-type="float">
            <text:p>937032</text:p>
          </table:table-cell>
          <table:table-cell table:formula="of:=DEC2HEX([.A75])" office:value-type="string" office:string-value="E4C48" calcext:value-type="string">
            <text:p>E4C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 Wages</text:p>
          </table:table-cell>
          <table:table-cell/>
        </table:table-row>
        <table:table-row table:style-name="ro1">
          <table:table-cell table:formula="of:=[.A75]+[.C75]" office:value-type="float" office:value="937036" calcext:value-type="float">
            <text:p>937036</text:p>
          </table:table-cell>
          <table:table-cell table:formula="of:=DEC2HEX([.A76])" office:value-type="string" office:string-value="E4C4C" calcext:value-type="string">
            <text:p>E4C4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76]+[.C76]" office:value-type="float" office:value="937040" calcext:value-type="float">
            <text:p>937040</text:p>
          </table:table-cell>
          <table:table-cell table:formula="of:=DEC2HEX([.A77])" office:value-type="string" office:string-value="E4C50" calcext:value-type="string">
            <text:p>E4C5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Wages This Year</text:p>
          </table:table-cell>
          <table:table-cell/>
        </table:table-row>
        <table:table-row table:style-name="ro1">
          <table:table-cell table:formula="of:=[.A77]+[.C77]" office:value-type="float" office:value="937044" calcext:value-type="float">
            <text:p>937044</text:p>
          </table:table-cell>
          <table:table-cell table:formula="of:=DEC2HEX([.A78])" office:value-type="string" office:string-value="E4C54" calcext:value-type="string">
            <text:p>E4C5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Wages This Month</text:p>
          </table:table-cell>
          <table:table-cell/>
        </table:table-row>
        <table:table-row table:style-name="ro1">
          <table:table-cell table:formula="of:=[.A78]+[.C78]" office:value-type="float" office:value="937048" calcext:value-type="float">
            <text:p>937048</text:p>
          </table:table-cell>
          <table:table-cell table:formula="of:=DEC2HEX([.A79])" office:value-type="string" office:string-value="E4C58" calcext:value-type="string">
            <text:p>E4C5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Wages Last Year</text:p>
          </table:table-cell>
          <table:table-cell/>
        </table:table-row>
        <table:table-row table:style-name="ro1">
          <table:table-cell table:formula="of:=[.A79]+[.C79]" office:value-type="float" office:value="937052" calcext:value-type="float">
            <text:p>937052</text:p>
          </table:table-cell>
          <table:table-cell table:formula="of:=DEC2HEX([.A80])" office:value-type="string" office:string-value="E4C5C" calcext:value-type="string">
            <text:p>E4C5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ber of Taxed Plebs</text:p>
          </table:table-cell>
          <table:table-cell/>
        </table:table-row>
        <table:table-row table:style-name="ro1">
          <table:table-cell table:formula="of:=[.A80]+[.C80]" office:value-type="float" office:value="937056" calcext:value-type="float">
            <text:p>937056</text:p>
          </table:table-cell>
          <table:table-cell table:formula="of:=DEC2HEX([.A81])" office:value-type="string" office:string-value="E4C60" calcext:value-type="string">
            <text:p>E4C6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ber of Taxed Patricians</text:p>
          </table:table-cell>
          <table:table-cell/>
        </table:table-row>
        <table:table-row table:style-name="ro1">
          <table:table-cell table:formula="of:=[.A81]+[.C81]" office:value-type="float" office:value="937060" calcext:value-type="float">
            <text:p>937060</text:p>
          </table:table-cell>
          <table:table-cell table:formula="of:=DEC2HEX([.A82])" office:value-type="string" office:string-value="E4C64" calcext:value-type="string">
            <text:p>E4C6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ber of Non-taxed Plebs</text:p>
          </table:table-cell>
          <table:table-cell/>
        </table:table-row>
        <table:table-row table:style-name="ro1">
          <table:table-cell table:formula="of:=[.A82]+[.C82]" office:value-type="float" office:value="937064" calcext:value-type="float">
            <text:p>937064</text:p>
          </table:table-cell>
          <table:table-cell table:formula="of:=DEC2HEX([.A83])" office:value-type="string" office:string-value="E4C68" calcext:value-type="string">
            <text:p>E4C6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Number of Non-taxed Patricians</text:p>
          </table:table-cell>
          <table:table-cell/>
        </table:table-row>
        <table:table-row table:style-name="ro1">
          <table:table-cell table:formula="of:=[.A83]+[.C83]" office:value-type="float" office:value="937068" calcext:value-type="float">
            <text:p>937068</text:p>
          </table:table-cell>
          <table:table-cell table:formula="of:=DEC2HEX([.A84])" office:value-type="string" office:string-value="E4C6C" calcext:value-type="string">
            <text:p>E4C6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ebian Tax Percentage</text:p>
          </table:table-cell>
          <table:table-cell/>
        </table:table-row>
        <table:table-row table:style-name="ro1">
          <table:table-cell table:formula="of:=[.A84]+[.C84]" office:value-type="float" office:value="937072" calcext:value-type="float">
            <text:p>937072</text:p>
          </table:table-cell>
          <table:table-cell table:formula="of:=DEC2HEX([.A85])" office:value-type="string" office:string-value="E4C70" calcext:value-type="string">
            <text:p>E4C7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atrician Tax Percentage</text:p>
          </table:table-cell>
          <table:table-cell/>
        </table:table-row>
        <table:table-row table:style-name="ro1">
          <table:table-cell table:formula="of:=[.A85]+[.C85]" office:value-type="float" office:value="937076" calcext:value-type="float">
            <text:p>937076</text:p>
          </table:table-cell>
          <table:table-cell table:formula="of:=DEC2HEX([.A86])" office:value-type="string" office:string-value="E4C74" calcext:value-type="string">
            <text:p>E4C7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Overall Tax Percentage</text:p>
          </table:table-cell>
          <table:table-cell/>
        </table:table-row>
        <table:table-row table:style-name="ro1">
          <table:table-cell table:formula="of:=[.A86]+[.C86]" office:value-type="float" office:value="937080" calcext:value-type="float">
            <text:p>937080</text:p>
          </table:table-cell>
          <table:table-cell table:formula="of:=DEC2HEX([.A87])" office:value-type="string" office:string-value="E4C78" calcext:value-type="string">
            <text:p>E4C7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ebian Taxes Collected</text:p>
          </table:table-cell>
          <table:table-cell/>
        </table:table-row>
        <table:table-row table:style-name="ro1">
          <table:table-cell table:formula="of:=[.A87]+[.C87]" office:value-type="float" office:value="937084" calcext:value-type="float">
            <text:p>937084</text:p>
          </table:table-cell>
          <table:table-cell table:formula="of:=DEC2HEX([.A88])" office:value-type="string" office:string-value="E4C7C" calcext:value-type="string">
            <text:p>E4C7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atrician Taxes Collected</text:p>
          </table:table-cell>
          <table:table-cell/>
        </table:table-row>
        <table:table-row table:style-name="ro1">
          <table:table-cell table:formula="of:=[.A88]+[.C88]" office:value-type="float" office:value="937088" calcext:value-type="float">
            <text:p>937088</text:p>
          </table:table-cell>
          <table:table-cell table:formula="of:=DEC2HEX([.A89])" office:value-type="string" office:string-value="E4C80" calcext:value-type="string">
            <text:p>E4C8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ebian Taxes Uncollected</text:p>
          </table:table-cell>
          <table:table-cell/>
        </table:table-row>
        <table:table-row table:style-name="ro1">
          <table:table-cell table:formula="of:=[.A89]+[.C89]" office:value-type="float" office:value="937092" calcext:value-type="float">
            <text:p>937092</text:p>
          </table:table-cell>
          <table:table-cell table:formula="of:=DEC2HEX([.A90])" office:value-type="string" office:string-value="E4C84" calcext:value-type="string">
            <text:p>E4C8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atrician Taxes Uncollected</text:p>
          </table:table-cell>
          <table:table-cell/>
        </table:table-row>
        <table:table-row table:style-name="ro1">
          <table:table-cell table:formula="of:=[.A90]+[.C90]" office:value-type="float" office:value="937096" calcext:value-type="float">
            <text:p>937096</text:p>
          </table:table-cell>
          <table:table-cell table:formula="of:=DEC2HEX([.A91])" office:value-type="string" office:string-value="E4C88" calcext:value-type="string">
            <text:p>E4C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es This Year</text:p>
          </table:table-cell>
          <table:table-cell/>
        </table:table-row>
        <table:table-row table:style-name="ro1">
          <table:table-cell table:formula="of:=[.A91]+[.C91]" office:value-type="float" office:value="937100" calcext:value-type="float">
            <text:p>937100</text:p>
          </table:table-cell>
          <table:table-cell table:formula="of:=DEC2HEX([.A92])" office:value-type="string" office:string-value="E4C8C" calcext:value-type="string">
            <text:p>E4C8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xes In Last Year</text:p>
          </table:table-cell>
          <table:table-cell/>
        </table:table-row>
        <table:table-row table:style-name="ro1">
          <table:table-cell table:formula="of:=[.A92]+[.C92]" office:value-type="float" office:value="937104" calcext:value-type="float">
            <text:p>937104</text:p>
          </table:table-cell>
          <table:table-cell table:formula="of:=DEC2HEX([.A93])" office:value-type="string" office:string-value="E4C90" calcext:value-type="string">
            <text:p>E4C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lebian Collected Taxes</text:p>
          </table:table-cell>
          <table:table-cell/>
        </table:table-row>
        <table:table-row table:style-name="ro1">
          <table:table-cell table:formula="of:=[.A93]+[.C93]" office:value-type="float" office:value="937108" calcext:value-type="float">
            <text:p>937108</text:p>
          </table:table-cell>
          <table:table-cell table:formula="of:=DEC2HEX([.A94])" office:value-type="string" office:string-value="E4C94" calcext:value-type="string">
            <text:p>E4C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atrician Collected Taxes</text:p>
          </table:table-cell>
          <table:table-cell/>
        </table:table-row>
        <table:table-row table:style-name="ro1">
          <table:table-cell table:formula="of:=[.A94]+[.C94]" office:value-type="float" office:value="937112" calcext:value-type="float">
            <text:p>937112</text:p>
          </table:table-cell>
          <table:table-cell table:formula="of:=DEC2HEX([.A95])" office:value-type="string" office:string-value="E4C98" calcext:value-type="string">
            <text:p>E4C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lebian Uncollected Taxes</text:p>
          </table:table-cell>
          <table:table-cell/>
        </table:table-row>
        <table:table-row table:style-name="ro1">
          <table:table-cell table:formula="of:=[.A95]+[.C95]" office:value-type="float" office:value="937116" calcext:value-type="float">
            <text:p>937116</text:p>
          </table:table-cell>
          <table:table-cell table:formula="of:=DEC2HEX([.A96])" office:value-type="string" office:string-value="E4C9C" calcext:value-type="string">
            <text:p>E4C9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Patrician Uncollected Taxes</text:p>
          </table:table-cell>
          <table:table-cell/>
        </table:table-row>
        <table:table-row table:style-name="ro1">
          <table:table-cell table:formula="of:=[.A96]+[.C96]" office:value-type="float" office:value="937120" calcext:value-type="float">
            <text:p>937120</text:p>
          </table:table-cell>
          <table:table-cell table:formula="of:=DEC2HEX([.A97])" office:value-type="string" office:string-value="E4CA0" calcext:value-type="string">
            <text:p>E4C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 Receipts This Year</text:p>
          </table:table-cell>
          <table:table-cell/>
        </table:table-row>
        <table:table-row table:style-name="ro1">
          <table:table-cell table:formula="of:=[.A97]+[.C97]" office:value-type="float" office:value="937124" calcext:value-type="float">
            <text:p>937124</text:p>
          </table:table-cell>
          <table:table-cell table:formula="of:=DEC2HEX([.A98])" office:value-type="string" office:string-value="E4CA4" calcext:value-type="string">
            <text:p>E4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 Receipts Last Year</text:p>
          </table:table-cell>
          <table:table-cell/>
        </table:table-row>
        <table:table-row table:style-name="ro1">
          <table:table-cell table:formula="of:=[.A98]+[.C98]" office:value-type="float" office:value="937128" calcext:value-type="float">
            <text:p>937128</text:p>
          </table:table-cell>
          <table:table-cell table:formula="of:=DEC2HEX([.A99])" office:value-type="string" office:string-value="E4CA8" calcext:value-type="string">
            <text:p>E4CA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orts This Year</text:p>
          </table:table-cell>
          <table:table-cell/>
        </table:table-row>
        <table:table-row table:style-name="ro1">
          <table:table-cell table:formula="of:=[.A99]+[.C99]" office:value-type="float" office:value="937132" calcext:value-type="float">
            <text:p>937132</text:p>
          </table:table-cell>
          <table:table-cell table:formula="of:=DEC2HEX([.A100])" office:value-type="string" office:string-value="E4CAC" calcext:value-type="string">
            <text:p>E4CA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orts Last Year</text:p>
          </table:table-cell>
          <table:table-cell/>
        </table:table-row>
        <table:table-row table:style-name="ro1">
          <table:table-cell table:formula="of:=[.A100]+[.C100]" office:value-type="float" office:value="937136" calcext:value-type="float">
            <text:p>937136</text:p>
          </table:table-cell>
          <table:table-cell table:formula="of:=DEC2HEX([.A101])" office:value-type="string" office:string-value="E4CB0" calcext:value-type="string">
            <text:p>E4CB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Interest This Year</text:p>
          </table:table-cell>
          <table:table-cell/>
        </table:table-row>
        <table:table-row table:style-name="ro1">
          <table:table-cell table:formula="of:=[.A101]+[.C101]" office:value-type="float" office:value="937140" calcext:value-type="float">
            <text:p>937140</text:p>
          </table:table-cell>
          <table:table-cell table:formula="of:=DEC2HEX([.A102])" office:value-type="string" office:string-value="E4CB4" calcext:value-type="string">
            <text:p>E4CB4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Interest Last Year</text:p>
          </table:table-cell>
          <table:table-cell/>
        </table:table-row>
        <table:table-row table:style-name="ro1">
          <table:table-cell table:formula="of:=[.A102]+[.C102]" office:value-type="float" office:value="937144" calcext:value-type="float">
            <text:p>937144</text:p>
          </table:table-cell>
          <table:table-cell table:formula="of:=DEC2HEX([.A103])" office:value-type="string" office:string-value="E4CB8" calcext:value-type="string">
            <text:p>E4CB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Interest This Month</text:p>
          </table:table-cell>
          <table:table-cell/>
        </table:table-row>
        <table:table-row table:style-name="ro1">
          <table:table-cell table:formula="of:=[.A103]+[.C103]" office:value-type="float" office:value="937148" calcext:value-type="float">
            <text:p>937148</text:p>
          </table:table-cell>
          <table:table-cell table:formula="of:=DEC2HEX([.A104])" office:value-type="string" office:string-value="E4CBC" calcext:value-type="string">
            <text:p>E4CB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undries Last Year</text:p>
          </table:table-cell>
          <table:table-cell/>
        </table:table-row>
        <table:table-row table:style-name="ro1">
          <table:table-cell table:formula="of:=[.A104]+[.C104]" office:value-type="float" office:value="937152" calcext:value-type="float">
            <text:p>937152</text:p>
          </table:table-cell>
          <table:table-cell table:formula="of:=DEC2HEX([.A105])" office:value-type="string" office:string-value="E4CC0" calcext:value-type="string">
            <text:p>E4CC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undries This Year</text:p>
          </table:table-cell>
          <table:table-cell/>
        </table:table-row>
        <table:table-row table:style-name="ro1">
          <table:table-cell table:formula="of:=[.A105]+[.C105]" office:value-type="float" office:value="937156" calcext:value-type="float">
            <text:p>937156</text:p>
          </table:table-cell>
          <table:table-cell table:formula="of:=DEC2HEX([.A106])" office:value-type="string" office:string-value="E4CC4" calcext:value-type="string">
            <text:p>E4C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 Last Year</text:p>
          </table:table-cell>
          <table:table-cell/>
        </table:table-row>
        <table:table-row table:style-name="ro1">
          <table:table-cell table:formula="of:=[.A106]+[.C106]" office:value-type="float" office:value="937160" calcext:value-type="float">
            <text:p>937160</text:p>
          </table:table-cell>
          <table:table-cell table:formula="of:=DEC2HEX([.A107])" office:value-type="string" office:string-value="E4CC8" calcext:value-type="string">
            <text:p>E4C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tion This Year</text:p>
          </table:table-cell>
          <table:table-cell/>
        </table:table-row>
        <table:table-row table:style-name="ro1">
          <table:table-cell table:formula="of:=[.A107]+[.C107]" office:value-type="float" office:value="937164" calcext:value-type="float">
            <text:p>937164</text:p>
          </table:table-cell>
          <table:table-cell table:formula="of:=DEC2HEX([.A108])" office:value-type="string" office:string-value="E4CCC" calcext:value-type="string">
            <text:p>E4C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y Expense Last Year</text:p>
          </table:table-cell>
          <table:table-cell/>
        </table:table-row>
        <table:table-row table:style-name="ro1">
          <table:table-cell table:formula="of:=[.A108]+[.C108]" office:value-type="float" office:value="937168" calcext:value-type="float">
            <text:p>937168</text:p>
          </table:table-cell>
          <table:table-cell table:formula="of:=DEC2HEX([.A109])" office:value-type="string" office:string-value="E4CD0" calcext:value-type="string">
            <text:p>E4CD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y Expense This Year</text:p>
          </table:table-cell>
          <table:table-cell/>
        </table:table-row>
        <table:table-row table:style-name="ro1">
          <table:table-cell table:formula="of:=[.A109]+[.C109]" office:value-type="float" office:value="937172" calcext:value-type="float">
            <text:p>937172</text:p>
          </table:table-cell>
          <table:table-cell table:formula="of:=DEC2HEX([.A110])" office:value-type="string" office:string-value="E4CD4" calcext:value-type="string">
            <text:p>E4C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al Salar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formula="of:=[.A110]+[.C110]" office:value-type="float" office:value="937176" calcext:value-type="float">
            <text:p>937176</text:p>
          </table:table-cell>
          <table:table-cell table:formula="of:=DEC2HEX([.A111])" office:value-type="string" office:string-value="E4CD8" calcext:value-type="string">
            <text:p>E4CD8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alary Rank</text:p>
          </table:table-cell>
          <table:table-cell/>
        </table:table-row>
        <table:table-row table:style-name="ro1">
          <table:table-cell table:formula="of:=[.A111]+[.C111]" office:value-type="float" office:value="937180" calcext:value-type="float">
            <text:p>937180</text:p>
          </table:table-cell>
          <table:table-cell table:formula="of:=DEC2HEX([.A112])" office:value-type="string" office:string-value="E4CDC" calcext:value-type="string">
            <text:p>E4CDC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alary This Year</text:p>
          </table:table-cell>
          <table:table-cell/>
        </table:table-row>
        <table:table-row table:style-name="ro1">
          <table:table-cell table:formula="of:=[.A112]+[.C112]" office:value-type="float" office:value="937184" calcext:value-type="float">
            <text:p>937184</text:p>
          </table:table-cell>
          <table:table-cell table:formula="of:=DEC2HEX([.A113])" office:value-type="string" office:string-value="E4CE0" calcext:value-type="string">
            <text:p>E4CE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ome Last Year</text:p>
          </table:table-cell>
          <table:table-cell/>
        </table:table-row>
        <table:table-row table:style-name="ro1">
          <table:table-cell table:formula="of:=[.A113]+[.C113]" office:value-type="float" office:value="937188" calcext:value-type="float">
            <text:p>937188</text:p>
          </table:table-cell>
          <table:table-cell table:formula="of:=DEC2HEX([.A114])" office:value-type="string" office:string-value="E4CE4" calcext:value-type="string">
            <text:p>E4CE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ome This Year</text:p>
          </table:table-cell>
          <table:table-cell/>
        </table:table-row>
        <table:table-row table:style-name="ro1">
          <table:table-cell table:formula="of:=[.A114]+[.C114]" office:value-type="float" office:value="937192" calcext:value-type="float">
            <text:p>937192</text:p>
          </table:table-cell>
          <table:table-cell table:formula="of:=DEC2HEX([.A115])" office:value-type="string" office:string-value="E4CE8" calcext:value-type="string">
            <text:p>E4CE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ses Last Year</text:p>
          </table:table-cell>
          <table:table-cell/>
        </table:table-row>
        <table:table-row table:style-name="ro1">
          <table:table-cell table:formula="of:=[.A115]+[.C115]" office:value-type="float" office:value="937196" calcext:value-type="float">
            <text:p>937196</text:p>
          </table:table-cell>
          <table:table-cell table:formula="of:=DEC2HEX([.A116])" office:value-type="string" office:string-value="E4CEC" calcext:value-type="string">
            <text:p>E4C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enses This Year</text:p>
          </table:table-cell>
          <table:table-cell/>
        </table:table-row>
        <table:table-row table:style-name="ro1">
          <table:table-cell table:formula="of:=[.A116]+[.C116]" office:value-type="float" office:value="937200" calcext:value-type="float">
            <text:p>937200</text:p>
          </table:table-cell>
          <table:table-cell table:formula="of:=DEC2HEX([.A117])" office:value-type="string" office:string-value="E4CF0" calcext:value-type="string">
            <text:p>E4C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 Flow Last Year</text:p>
          </table:table-cell>
          <table:table-cell/>
        </table:table-row>
        <table:table-row table:style-name="ro1">
          <table:table-cell table:formula="of:=[.A117]+[.C117]" office:value-type="float" office:value="937204" calcext:value-type="float">
            <text:p>937204</text:p>
          </table:table-cell>
          <table:table-cell table:formula="of:=DEC2HEX([.A118])" office:value-type="string" office:string-value="E4CF4" calcext:value-type="string">
            <text:p>E4C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 Flow This Year</text:p>
          </table:table-cell>
          <table:table-cell/>
        </table:table-row>
        <table:table-row table:style-name="ro1">
          <table:table-cell table:formula="of:=[.A118]+[.C118]" office:value-type="float" office:value="937208" calcext:value-type="float">
            <text:p>937208</text:p>
          </table:table-cell>
          <table:table-cell table:formula="of:=DEC2HEX([.A119])" office:value-type="string" office:string-value="E4CF8" calcext:value-type="string">
            <text:p>E4C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Last Year</text:p>
          </table:table-cell>
          <table:table-cell/>
        </table:table-row>
        <table:table-row table:style-name="ro1">
          <table:table-cell table:formula="of:=[.A119]+[.C119]" office:value-type="float" office:value="937212" calcext:value-type="float">
            <text:p>937212</text:p>
          </table:table-cell>
          <table:table-cell table:formula="of:=DEC2HEX([.A120])" office:value-type="string" office:string-value="E4CFC" calcext:value-type="string">
            <text:p>E4C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This Year</text:p>
          </table:table-cell>
          <table:table-cell/>
        </table:table-row>
        <table:table-row table:style-name="ro1">
          <table:table-cell table:formula="of:=[.A120]+[.C120]" office:value-type="float" office:value="937216" calcext:value-type="float">
            <text:p>937216</text:p>
          </table:table-cell>
          <table:table-cell table:formula="of:=DEC2HEX([.A121])" office:value-type="string" office:string-value="E4D00" calcext:value-type="string">
            <text:p>E4D00</text:p>
          </table:table-cell>
          <table:table-cell office:value-type="float" office:value="5640" calcext:value-type="float">
            <text:p>5640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1]+[.C121]" office:value-type="float" office:value="942856" calcext:value-type="float">
            <text:p>942856</text:p>
          </table:table-cell>
          <table:table-cell table:formula="of:=DEC2HEX([.A122])" office:value-type="string" office:string-value="E6308" calcext:value-type="string">
            <text:p>E6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lture Rating</text:p>
          </table:table-cell>
          <table:table-cell/>
        </table:table-row>
        <table:table-row table:style-name="ro1">
          <table:table-cell table:formula="of:=[.A122]+[.C122]" office:value-type="float" office:value="942860" calcext:value-type="float">
            <text:p>942860</text:p>
          </table:table-cell>
          <table:table-cell table:formula="of:=DEC2HEX([.A123])" office:value-type="string" office:string-value="E630C" calcext:value-type="string">
            <text:p>E63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sperity Rating</text:p>
          </table:table-cell>
          <table:table-cell/>
        </table:table-row>
        <table:table-row table:style-name="ro1">
          <table:table-cell table:formula="of:=[.A123]+[.C123]" office:value-type="float" office:value="942864" calcext:value-type="float">
            <text:p>942864</text:p>
          </table:table-cell>
          <table:table-cell table:formula="of:=DEC2HEX([.A124])" office:value-type="string" office:string-value="E6310" calcext:value-type="string">
            <text:p>E6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ce Rating</text:p>
          </table:table-cell>
          <table:table-cell/>
        </table:table-row>
        <table:table-row table:style-name="ro1">
          <table:table-cell table:formula="of:=[.A124]+[.C124]" office:value-type="float" office:value="942868" calcext:value-type="float">
            <text:p>942868</text:p>
          </table:table-cell>
          <table:table-cell table:formula="of:=DEC2HEX([.A125])" office:value-type="string" office:string-value="E6314" calcext:value-type="string">
            <text:p>E6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vor Rating</text:p>
          </table:table-cell>
          <table:table-cell/>
        </table:table-row>
        <table:table-row table:style-name="ro1">
          <table:table-cell table:formula="of:=[.A125]+[.C125]" office:value-type="float" office:value="942872" calcext:value-type="float">
            <text:p>942872</text:p>
          </table:table-cell>
          <table:table-cell table:formula="of:=DEC2HEX([.A126])" office:value-type="string" office:string-value="E6318" calcext:value-type="string">
            <text:p>E631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6]+[.C126]" office:value-type="float" office:value="942876" calcext:value-type="float">
            <text:p>942876</text:p>
          </table:table-cell>
          <table:table-cell table:formula="of:=DEC2HEX([.A127])" office:value-type="string" office:string-value="E631C" calcext:value-type="string">
            <text:p>E631C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7]+[.C127]" office:value-type="float" office:value="942880" calcext:value-type="float">
            <text:p>942880</text:p>
          </table:table-cell>
          <table:table-cell table:formula="of:=DEC2HEX([.A128])" office:value-type="string" office:string-value="E6320" calcext:value-type="string">
            <text:p>E632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8]+[.C128]" office:value-type="float" office:value="942884" calcext:value-type="float">
            <text:p>942884</text:p>
          </table:table-cell>
          <table:table-cell table:formula="of:=DEC2HEX([.A129])" office:value-type="string" office:string-value="E6324" calcext:value-type="string">
            <text:p>E632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29]+[.C129]" office:value-type="float" office:value="942888" calcext:value-type="float">
            <text:p>942888</text:p>
          </table:table-cell>
          <table:table-cell table:formula="of:=DEC2HEX([.A130])" office:value-type="string" office:string-value="E6328" calcext:value-type="string">
            <text:p>E6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ce Last Year</text:p>
          </table:table-cell>
          <table:table-cell office:value-type="string" calcext:value-type="string">
            <text:p>? Again</text:p>
          </table:table-cell>
        </table:table-row>
        <table:table-row table:style-name="ro1">
          <table:table-cell table:formula="of:=[.A130]+[.C130]" office:value-type="float" office:value="942892" calcext:value-type="float">
            <text:p>942892</text:p>
          </table:table-cell>
          <table:table-cell table:formula="of:=DEC2HEX([.A131])" office:value-type="string" office:string-value="E632C" calcext:value-type="string">
            <text:p>E632C</text:p>
          </table:table-cell>
          <table:table-cell office:value-type="float" office:value="208" calcext:value-type="float">
            <text:p>208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1]+[.C131]" office:value-type="float" office:value="943100" calcext:value-type="float">
            <text:p>943100</text:p>
          </table:table-cell>
          <table:table-cell table:formula="of:=DEC2HEX([.A132])" office:value-type="string" office:string-value="E63FC" calcext:value-type="string">
            <text:p>E63F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Ceres Festival</text:p>
          </table:table-cell>
          <table:table-cell/>
        </table:table-row>
        <table:table-row table:style-name="ro1">
          <table:table-cell table:formula="of:=[.A132]+[.C132]" office:value-type="float" office:value="943104" calcext:value-type="float">
            <text:p>943104</text:p>
          </table:table-cell>
          <table:table-cell table:formula="of:=DEC2HEX([.A133])" office:value-type="string" office:string-value="E6400" calcext:value-type="string">
            <text:p>E6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Neptune Festival</text:p>
          </table:table-cell>
          <table:table-cell/>
        </table:table-row>
        <table:table-row table:style-name="ro1">
          <table:table-cell table:formula="of:=[.A133]+[.C133]" office:value-type="float" office:value="943108" calcext:value-type="float">
            <text:p>943108</text:p>
          </table:table-cell>
          <table:table-cell table:formula="of:=DEC2HEX([.A134])" office:value-type="string" office:string-value="E6404" calcext:value-type="string">
            <text:p>E6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Mercury Festival</text:p>
          </table:table-cell>
          <table:table-cell/>
        </table:table-row>
        <table:table-row table:style-name="ro1">
          <table:table-cell table:formula="of:=[.A134]+[.C134]" office:value-type="float" office:value="943112" calcext:value-type="float">
            <text:p>943112</text:p>
          </table:table-cell>
          <table:table-cell table:formula="of:=DEC2HEX([.A135])" office:value-type="string" office:string-value="E6408" calcext:value-type="string">
            <text:p>E6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Mars Festival</text:p>
          </table:table-cell>
          <table:table-cell/>
        </table:table-row>
        <table:table-row table:style-name="ro1">
          <table:table-cell table:formula="of:=[.A135]+[.C135]" office:value-type="float" office:value="943116" calcext:value-type="float">
            <text:p>943116</text:p>
          </table:table-cell>
          <table:table-cell table:formula="of:=DEC2HEX([.A136])" office:value-type="string" office:string-value="E640C" calcext:value-type="string">
            <text:p>E640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hs since Venus Festival</text:p>
          </table:table-cell>
          <table:table-cell/>
        </table:table-row>
        <table:table-row table:style-name="ro1">
          <table:table-cell table:formula="of:=[.A136]+[.C136]" office:value-type="float" office:value="943120" calcext:value-type="float">
            <text:p>943120</text:p>
          </table:table-cell>
          <table:table-cell table:formula="of:=DEC2HEX([.A137])" office:value-type="string" office:string-value="E6410" calcext:value-type="string">
            <text:p>E6410</text:p>
          </table:table-cell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7]+[.C137]" office:value-type="float" office:value="943184" calcext:value-type="float">
            <text:p>943184</text:p>
          </table:table-cell>
          <table:table-cell table:formula="of:=DEC2HEX([.A138])" office:value-type="string" office:string-value="E6450" calcext:value-type="string">
            <text:p>E6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al Savings</text:p>
          </table:table-cell>
          <table:table-cell/>
        </table:table-row>
        <table:table-row table:style-name="ro1">
          <table:table-cell table:formula="of:=[.A138]+[.C138]" office:value-type="float" office:value="943188" calcext:value-type="float">
            <text:p>943188</text:p>
          </table:table-cell>
          <table:table-cell table:formula="of:=DEC2HEX([.A139])" office:value-type="string" office:string-value="E6454" calcext:value-type="string">
            <text:p>E6454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39]+[.C139]" office:value-type="float" office:value="943196" calcext:value-type="float">
            <text:p>943196</text:p>
          </table:table-cell>
          <table:table-cell table:formula="of:=DEC2HEX([.A140])" office:value-type="string" office:string-value="E645C" calcext:value-type="string">
            <text:p>E64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onations Last Year</text:p>
          </table:table-cell>
          <table:table-cell/>
        </table:table-row>
        <table:table-row table:style-name="ro1">
          <table:table-cell table:formula="of:=[.A140]+[.C140]" office:value-type="float" office:value="943200" calcext:value-type="float">
            <text:p>943200</text:p>
          </table:table-cell>
          <table:table-cell table:formula="of:=DEC2HEX([.A141])" office:value-type="string" office:string-value="E6460" calcext:value-type="string">
            <text:p>E6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Donations This Year</text:p>
          </table:table-cell>
          <table:table-cell/>
        </table:table-row>
        <table:table-row table:style-name="ro1">
          <table:table-cell table:formula="of:=[.A141]+[.C141]" office:value-type="float" office:value="943204" calcext:value-type="float">
            <text:p>943204</text:p>
          </table:table-cell>
          <table:table-cell table:formula="of:=DEC2HEX([.A142])" office:value-type="string" office:string-value="E6464" calcext:value-type="string">
            <text:p>E6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st Donation Amount</text:p>
          </table:table-cell>
          <table:table-cell/>
        </table:table-row>
        <table:table-row table:style-name="ro1">
          <table:table-cell table:formula="of:=[.A142]+[.C142]" office:value-type="float" office:value="943208" calcext:value-type="float">
            <text:p>943208</text:p>
          </table:table-cell>
          <table:table-cell table:formula="of:=DEC2HEX([.A143])" office:value-type="string" office:string-value="E6468" calcext:value-type="string">
            <text:p>E6468</text:p>
          </table:table-cell>
          <table:table-cell office:value-type="float" office:value="392" calcext:value-type="float">
            <text:p>392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3]+[.C143]" office:value-type="float" office:value="943600" calcext:value-type="float">
            <text:p>943600</text:p>
          </table:table-cell>
          <table:table-cell table:formula="of:=DEC2HEX([.A144])" office:value-type="string" office:string-value="E65F0" calcext:value-type="string">
            <text:p>E65F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imated Tax Revenue</text:p>
          </table:table-cell>
          <table:table-cell/>
        </table:table-row>
        <table:table-row table:style-name="ro1">
          <table:table-cell table:formula="of:=[.A144]+[.C144]" office:value-type="float" office:value="943604" calcext:value-type="float">
            <text:p>943604</text:p>
          </table:table-cell>
          <table:table-cell table:formula="of:=DEC2HEX([.A145])" office:value-type="string" office:string-value="E65F4" calcext:value-type="string">
            <text:p>E65F4</text:p>
          </table:table-cell>
          <table:table-cell office:value-type="float" office:value="172" calcext:value-type="float">
            <text:p>172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5]+[.C145]" office:value-type="float" office:value="943776" calcext:value-type="float">
            <text:p>943776</text:p>
          </table:table-cell>
          <table:table-cell table:formula="of:=DEC2HEX([.A146])" office:value-type="string" office:string-value="E66A0" calcext:value-type="string">
            <text:p>E66A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ly Labor Cost</text:p>
          </table:table-cell>
          <table:table-cell/>
        </table:table-row>
        <table:table-row table:style-name="ro1">
          <table:table-cell table:formula="of:=[.A146]+[.C146]" office:value-type="float" office:value="943780" calcext:value-type="float">
            <text:p>943780</text:p>
          </table:table-cell>
          <table:table-cell table:formula="of:=DEC2HEX([.A147])" office:value-type="string" office:string-value="E66A4" calcext:value-type="string">
            <text:p>E66A4</text:p>
          </table:table-cell>
          <table:table-cell office:value-type="float" office:value="368" calcext:value-type="float">
            <text:p>368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147]+[.C147]" office:value-type="float" office:value="944148" calcext:value-type="float">
            <text:p>944148</text:p>
          </table:table-cell>
          <table:table-cell table:formula="of:=DEC2HEX([.A148])" office:value-type="string" office:string-value="E6814" calcext:value-type="string">
            <text:p>E6814</text:p>
          </table:table-cell>
          <table:table-cell table:number-columns-repeated="3"/>
        </table:table-row>
      </table:table>
      <table:table table:name="Walker Data" table:style-name="ta1">
        <table:table-column table:style-name="co5" table:default-cell-style-name="ce12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6"/>
        <table:table-row table:style-name="ro1">
          <table:table-cell table:style-name="Default"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office:value-type="float" office:value="472400" calcext:value-type="float">
            <text:p>472400</text:p>
          </table:table-cell>
          <table:table-cell table:formula="of:=DEC2HEX([.A2])" office:value-type="string" office:string-value="73550" calcext:value-type="string">
            <text:p>73550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]+[.D2]" office:value-type="float" office:value="472401" calcext:value-type="float">
            <text:p>472401</text:p>
          </table:table-cell>
          <table:table-cell table:formula="of:=DEC2HEX([.A3])" office:value-type="string" office:string-value="73551" calcext:value-type="string">
            <text:p>73551</text:p>
          </table:table-cell>
          <table:table-cell table:formula="of:=[.A3]-[.$A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]+[.D3]" office:value-type="float" office:value="472402" calcext:value-type="float">
            <text:p>472402</text:p>
          </table:table-cell>
          <table:table-cell table:formula="of:=DEC2HEX([.A4])" office:value-type="string" office:string-value="73552" calcext:value-type="string">
            <text:p>73552</text:p>
          </table:table-cell>
          <table:table-cell table:formula="of:=[.A4]-[.$A$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]+[.D4]" office:value-type="float" office:value="472403" calcext:value-type="float">
            <text:p>472403</text:p>
          </table:table-cell>
          <table:table-cell table:formula="of:=DEC2HEX([.A5])" office:value-type="string" office:string-value="73553" calcext:value-type="string">
            <text:p>73553</text:p>
          </table:table-cell>
          <table:table-cell table:formula="of:=[.A5]-[.$A$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]+[.D5]" office:value-type="float" office:value="472404" calcext:value-type="float">
            <text:p>472404</text:p>
          </table:table-cell>
          <table:table-cell table:formula="of:=DEC2HEX([.A6])" office:value-type="string" office:string-value="73554" calcext:value-type="string">
            <text:p>73554</text:p>
          </table:table-cell>
          <table:table-cell table:formula="of:=[.A6]-[.$A$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]+[.D6]" office:value-type="float" office:value="472405" calcext:value-type="float">
            <text:p>472405</text:p>
          </table:table-cell>
          <table:table-cell table:formula="of:=DEC2HEX([.A7])" office:value-type="string" office:string-value="73555" calcext:value-type="string">
            <text:p>73555</text:p>
          </table:table-cell>
          <table:table-cell table:formula="of:=[.A7]-[.$A$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]+[.D7]" office:value-type="float" office:value="472406" calcext:value-type="float">
            <text:p>472406</text:p>
          </table:table-cell>
          <table:table-cell table:formula="of:=DEC2HEX([.A8])" office:value-type="string" office:string-value="73556" calcext:value-type="string">
            <text:p>73556</text:p>
          </table:table-cell>
          <table:table-cell table:formula="of:=[.A8]-[.$A$2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]+[.D8]" office:value-type="float" office:value="472407" calcext:value-type="float">
            <text:p>472407</text:p>
          </table:table-cell>
          <table:table-cell table:formula="of:=DEC2HEX([.A9])" office:value-type="string" office:string-value="73557" calcext:value-type="string">
            <text:p>73557</text:p>
          </table:table-cell>
          <table:table-cell table:formula="of:=[.A9]-[.$A$2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]+[.D9]" office:value-type="float" office:value="472408" calcext:value-type="float">
            <text:p>472408</text:p>
          </table:table-cell>
          <table:table-cell table:formula="of:=DEC2HEX([.A10])" office:value-type="string" office:string-value="73558" calcext:value-type="string">
            <text:p>73558</text:p>
          </table:table-cell>
          <table:table-cell table:formula="of:=[.A10]-[.$A$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]+[.D10]" office:value-type="float" office:value="472409" calcext:value-type="float">
            <text:p>472409</text:p>
          </table:table-cell>
          <table:table-cell table:formula="of:=DEC2HEX([.A11])" office:value-type="string" office:string-value="73559" calcext:value-type="string">
            <text:p>73559</text:p>
          </table:table-cell>
          <table:table-cell table:formula="of:=[.A11]-[.$A$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]+[.D11]" office:value-type="float" office:value="472410" calcext:value-type="float">
            <text:p>472410</text:p>
          </table:table-cell>
          <table:table-cell table:formula="of:=DEC2HEX([.A12])" office:value-type="string" office:string-value="7355A" calcext:value-type="string">
            <text:p>7355A</text:p>
          </table:table-cell>
          <table:table-cell table:formula="of:=[.A12]-[.$A$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formula="of:=[.A12]+[.D12]" office:value-type="float" office:value="472411" calcext:value-type="float">
            <text:p>472411</text:p>
          </table:table-cell>
          <table:table-cell table:formula="of:=DEC2HEX([.A13])" office:value-type="string" office:string-value="7355B" calcext:value-type="string">
            <text:p>7355B</text:p>
          </table:table-cell>
          <table:table-cell table:formula="of:=[.A13]-[.$A$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3]+[.D13]" office:value-type="float" office:value="472412" calcext:value-type="float">
            <text:p>472412</text:p>
          </table:table-cell>
          <table:table-cell table:formula="of:=DEC2HEX([.A14])" office:value-type="string" office:string-value="7355C" calcext:value-type="string">
            <text:p>7355C</text:p>
          </table:table-cell>
          <table:table-cell table:formula="of:=[.A14]-[.$A$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4]+[.D14]" office:value-type="float" office:value="472413" calcext:value-type="float">
            <text:p>472413</text:p>
          </table:table-cell>
          <table:table-cell table:formula="of:=DEC2HEX([.A15])" office:value-type="string" office:string-value="7355D" calcext:value-type="string">
            <text:p>7355D</text:p>
          </table:table-cell>
          <table:table-cell table:formula="of:=[.A15]-[.$A$2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5]+[.D15]" office:value-type="float" office:value="472414" calcext:value-type="float">
            <text:p>472414</text:p>
          </table:table-cell>
          <table:table-cell table:formula="of:=DEC2HEX([.A16])" office:value-type="string" office:string-value="7355E" calcext:value-type="string">
            <text:p>7355E</text:p>
          </table:table-cell>
          <table:table-cell table:formula="of:=[.A16]-[.$A$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6]+[.D16]" office:value-type="float" office:value="472415" calcext:value-type="float">
            <text:p>472415</text:p>
          </table:table-cell>
          <table:table-cell table:formula="of:=DEC2HEX([.A17])" office:value-type="string" office:string-value="7355F" calcext:value-type="string">
            <text:p>7355F</text:p>
          </table:table-cell>
          <table:table-cell table:formula="of:=[.A17]-[.$A$2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7]+[.D17]" office:value-type="float" office:value="472417" calcext:value-type="float">
            <text:p>472417</text:p>
          </table:table-cell>
          <table:table-cell table:formula="of:=DEC2HEX([.A18])" office:value-type="string" office:string-value="73561" calcext:value-type="string">
            <text:p>73561</text:p>
          </table:table-cell>
          <table:table-cell table:formula="of:=[.A18]-[.$A$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8]+[.D18]" office:value-type="float" office:value="472418" calcext:value-type="float">
            <text:p>472418</text:p>
          </table:table-cell>
          <table:table-cell table:formula="of:=DEC2HEX([.A19])" office:value-type="string" office:string-value="73562" calcext:value-type="string">
            <text:p>73562</text:p>
          </table:table-cell>
          <table:table-cell table:formula="of:=[.A19]-[.$A$2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9]+[.D19]" office:value-type="float" office:value="472419" calcext:value-type="float">
            <text:p>472419</text:p>
          </table:table-cell>
          <table:table-cell table:formula="of:=DEC2HEX([.A20])" office:value-type="string" office:string-value="73563" calcext:value-type="string">
            <text:p>73563</text:p>
          </table:table-cell>
          <table:table-cell table:formula="of:=[.A20]-[.$A$2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0]+[.D20]" office:value-type="float" office:value="472420" calcext:value-type="float">
            <text:p>472420</text:p>
          </table:table-cell>
          <table:table-cell table:formula="of:=DEC2HEX([.A21])" office:value-type="string" office:string-value="73564" calcext:value-type="string">
            <text:p>73564</text:p>
          </table:table-cell>
          <table:table-cell table:formula="of:=[.A21]-[.$A$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1]+[.D21]" office:value-type="float" office:value="472421" calcext:value-type="float">
            <text:p>472421</text:p>
          </table:table-cell>
          <table:table-cell table:formula="of:=DEC2HEX([.A22])" office:value-type="string" office:string-value="73565" calcext:value-type="string">
            <text:p>73565</text:p>
          </table:table-cell>
          <table:table-cell table:formula="of:=[.A22]-[.$A$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2]+[.D22]" office:value-type="float" office:value="472422" calcext:value-type="float">
            <text:p>472422</text:p>
          </table:table-cell>
          <table:table-cell table:formula="of:=DEC2HEX([.A23])" office:value-type="string" office:string-value="73566" calcext:value-type="string">
            <text:p>73566</text:p>
          </table:table-cell>
          <table:table-cell table:formula="of:=[.A23]-[.$A$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3]+[.D23]" office:value-type="float" office:value="472423" calcext:value-type="float">
            <text:p>472423</text:p>
          </table:table-cell>
          <table:table-cell table:formula="of:=DEC2HEX([.A24])" office:value-type="string" office:string-value="73567" calcext:value-type="string">
            <text:p>73567</text:p>
          </table:table-cell>
          <table:table-cell table:formula="of:=[.A24]-[.$A$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4]+[.D24]" office:value-type="float" office:value="472424" calcext:value-type="float">
            <text:p>472424</text:p>
          </table:table-cell>
          <table:table-cell table:formula="of:=DEC2HEX([.A25])" office:value-type="string" office:string-value="73568" calcext:value-type="string">
            <text:p>73568</text:p>
          </table:table-cell>
          <table:table-cell table:formula="of:=[.A25]-[.$A$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5]+[.D25]" office:value-type="float" office:value="472425" calcext:value-type="float">
            <text:p>472425</text:p>
          </table:table-cell>
          <table:table-cell table:formula="of:=DEC2HEX([.A26])" office:value-type="string" office:string-value="73569" calcext:value-type="string">
            <text:p>73569</text:p>
          </table:table-cell>
          <table:table-cell table:formula="of:=[.A26]-[.$A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6]+[.D26]" office:value-type="float" office:value="472426" calcext:value-type="float">
            <text:p>472426</text:p>
          </table:table-cell>
          <table:table-cell table:formula="of:=DEC2HEX([.A27])" office:value-type="string" office:string-value="7356A" calcext:value-type="string">
            <text:p>7356A</text:p>
          </table:table-cell>
          <table:table-cell table:formula="of:=[.A27]-[.$A$2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7]+[.D27]" office:value-type="float" office:value="472427" calcext:value-type="float">
            <text:p>472427</text:p>
          </table:table-cell>
          <table:table-cell table:formula="of:=DEC2HEX([.A28])" office:value-type="string" office:string-value="7356B" calcext:value-type="string">
            <text:p>7356B</text:p>
          </table:table-cell>
          <table:table-cell table:formula="of:=[.A28]-[.$A$2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8]+[.D28]" office:value-type="float" office:value="472428" calcext:value-type="float">
            <text:p>472428</text:p>
          </table:table-cell>
          <table:table-cell table:formula="of:=DEC2HEX([.A29])" office:value-type="string" office:string-value="7356C" calcext:value-type="string">
            <text:p>7356C</text:p>
          </table:table-cell>
          <table:table-cell table:formula="of:=[.A29]-[.$A$2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29]+[.D29]" office:value-type="float" office:value="472429" calcext:value-type="float">
            <text:p>472429</text:p>
          </table:table-cell>
          <table:table-cell table:formula="of:=DEC2HEX([.A30])" office:value-type="string" office:string-value="7356D" calcext:value-type="string">
            <text:p>7356D</text:p>
          </table:table-cell>
          <table:table-cell table:formula="of:=[.A30]-[.$A$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0]+[.D30]" office:value-type="float" office:value="472430" calcext:value-type="float">
            <text:p>472430</text:p>
          </table:table-cell>
          <table:table-cell table:formula="of:=DEC2HEX([.A31])" office:value-type="string" office:string-value="7356E" calcext:value-type="string">
            <text:p>7356E</text:p>
          </table:table-cell>
          <table:table-cell table:formula="of:=[.A31]-[.$A$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1]+[.D31]" office:value-type="float" office:value="472431" calcext:value-type="float">
            <text:p>472431</text:p>
          </table:table-cell>
          <table:table-cell table:formula="of:=DEC2HEX([.A32])" office:value-type="string" office:string-value="7356F" calcext:value-type="string">
            <text:p>7356F</text:p>
          </table:table-cell>
          <table:table-cell table:formula="of:=[.A32]-[.$A$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2]+[.D32]" office:value-type="float" office:value="472432" calcext:value-type="float">
            <text:p>472432</text:p>
          </table:table-cell>
          <table:table-cell table:formula="of:=DEC2HEX([.A33])" office:value-type="string" office:string-value="73570" calcext:value-type="string">
            <text:p>73570</text:p>
          </table:table-cell>
          <table:table-cell table:formula="of:=[.A33]-[.$A$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3]+[.D33]" office:value-type="float" office:value="472433" calcext:value-type="float">
            <text:p>472433</text:p>
          </table:table-cell>
          <table:table-cell table:formula="of:=DEC2HEX([.A34])" office:value-type="string" office:string-value="73571" calcext:value-type="string">
            <text:p>73571</text:p>
          </table:table-cell>
          <table:table-cell table:formula="of:=[.A34]-[.$A$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4]+[.D34]" office:value-type="float" office:value="472434" calcext:value-type="float">
            <text:p>472434</text:p>
          </table:table-cell>
          <table:table-cell table:formula="of:=DEC2HEX([.A35])" office:value-type="string" office:string-value="73572" calcext:value-type="string">
            <text:p>73572</text:p>
          </table:table-cell>
          <table:table-cell table:formula="of:=[.A35]-[.$A$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5]+[.D35]" office:value-type="float" office:value="472435" calcext:value-type="float">
            <text:p>472435</text:p>
          </table:table-cell>
          <table:table-cell table:formula="of:=DEC2HEX([.A36])" office:value-type="string" office:string-value="73573" calcext:value-type="string">
            <text:p>73573</text:p>
          </table:table-cell>
          <table:table-cell table:formula="of:=[.A36]-[.$A$2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6]+[.D36]" office:value-type="float" office:value="472436" calcext:value-type="float">
            <text:p>472436</text:p>
          </table:table-cell>
          <table:table-cell table:formula="of:=DEC2HEX([.A37])" office:value-type="string" office:string-value="73574" calcext:value-type="string">
            <text:p>73574</text:p>
          </table:table-cell>
          <table:table-cell table:formula="of:=[.A37]-[.$A$2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7]+[.D37]" office:value-type="float" office:value="472437" calcext:value-type="float">
            <text:p>472437</text:p>
          </table:table-cell>
          <table:table-cell table:formula="of:=DEC2HEX([.A38])" office:value-type="string" office:string-value="73575" calcext:value-type="string">
            <text:p>73575</text:p>
          </table:table-cell>
          <table:table-cell table:formula="of:=[.A38]-[.$A$2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8]+[.D38]" office:value-type="float" office:value="472438" calcext:value-type="float">
            <text:p>472438</text:p>
          </table:table-cell>
          <table:table-cell table:formula="of:=DEC2HEX([.A39])" office:value-type="string" office:string-value="73576" calcext:value-type="string">
            <text:p>73576</text:p>
          </table:table-cell>
          <table:table-cell table:formula="of:=[.A39]-[.$A$2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39]+[.D39]" office:value-type="float" office:value="472439" calcext:value-type="float">
            <text:p>472439</text:p>
          </table:table-cell>
          <table:table-cell table:formula="of:=DEC2HEX([.A40])" office:value-type="string" office:string-value="73577" calcext:value-type="string">
            <text:p>73577</text:p>
          </table:table-cell>
          <table:table-cell table:formula="of:=[.A40]-[.$A$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0]+[.D40]" office:value-type="float" office:value="472440" calcext:value-type="float">
            <text:p>472440</text:p>
          </table:table-cell>
          <table:table-cell table:formula="of:=DEC2HEX([.A41])" office:value-type="string" office:string-value="73578" calcext:value-type="string">
            <text:p>73578</text:p>
          </table:table-cell>
          <table:table-cell table:formula="of:=[.A41]-[.$A$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1]+[.D41]" office:value-type="float" office:value="472441" calcext:value-type="float">
            <text:p>472441</text:p>
          </table:table-cell>
          <table:table-cell table:formula="of:=DEC2HEX([.A42])" office:value-type="string" office:string-value="73579" calcext:value-type="string">
            <text:p>73579</text:p>
          </table:table-cell>
          <table:table-cell table:formula="of:=[.A42]-[.$A$2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2]+[.D42]" office:value-type="float" office:value="472442" calcext:value-type="float">
            <text:p>472442</text:p>
          </table:table-cell>
          <table:table-cell table:formula="of:=DEC2HEX([.A43])" office:value-type="string" office:string-value="7357A" calcext:value-type="string">
            <text:p>7357A</text:p>
          </table:table-cell>
          <table:table-cell table:formula="of:=[.A43]-[.$A$2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3]+[.D43]" office:value-type="float" office:value="472443" calcext:value-type="float">
            <text:p>472443</text:p>
          </table:table-cell>
          <table:table-cell table:formula="of:=DEC2HEX([.A44])" office:value-type="string" office:string-value="7357B" calcext:value-type="string">
            <text:p>7357B</text:p>
          </table:table-cell>
          <table:table-cell table:formula="of:=[.A44]-[.$A$2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4]+[.D44]" office:value-type="float" office:value="472444" calcext:value-type="float">
            <text:p>472444</text:p>
          </table:table-cell>
          <table:table-cell table:formula="of:=DEC2HEX([.A45])" office:value-type="string" office:string-value="7357C" calcext:value-type="string">
            <text:p>7357C</text:p>
          </table:table-cell>
          <table:table-cell table:formula="of:=[.A45]-[.$A$2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5]+[.D45]" office:value-type="float" office:value="472445" calcext:value-type="float">
            <text:p>472445</text:p>
          </table:table-cell>
          <table:table-cell table:formula="of:=DEC2HEX([.A46])" office:value-type="string" office:string-value="7357D" calcext:value-type="string">
            <text:p>7357D</text:p>
          </table:table-cell>
          <table:table-cell table:formula="of:=[.A46]-[.$A$2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6]+[.D46]" office:value-type="float" office:value="472446" calcext:value-type="float">
            <text:p>472446</text:p>
          </table:table-cell>
          <table:table-cell table:formula="of:=DEC2HEX([.A47])" office:value-type="string" office:string-value="7357E" calcext:value-type="string">
            <text:p>7357E</text:p>
          </table:table-cell>
          <table:table-cell table:formula="of:=[.A47]-[.$A$2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7]+[.D47]" office:value-type="float" office:value="472447" calcext:value-type="float">
            <text:p>472447</text:p>
          </table:table-cell>
          <table:table-cell table:formula="of:=DEC2HEX([.A48])" office:value-type="string" office:string-value="7357F" calcext:value-type="string">
            <text:p>7357F</text:p>
          </table:table-cell>
          <table:table-cell table:formula="of:=[.A48]-[.$A$2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8]+[.D48]" office:value-type="float" office:value="472448" calcext:value-type="float">
            <text:p>472448</text:p>
          </table:table-cell>
          <table:table-cell table:formula="of:=DEC2HEX([.A49])" office:value-type="string" office:string-value="73580" calcext:value-type="string">
            <text:p>73580</text:p>
          </table:table-cell>
          <table:table-cell table:formula="of:=[.A49]-[.$A$2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49]+[.D49]" office:value-type="float" office:value="472449" calcext:value-type="float">
            <text:p>472449</text:p>
          </table:table-cell>
          <table:table-cell table:formula="of:=DEC2HEX([.A50])" office:value-type="string" office:string-value="73581" calcext:value-type="string">
            <text:p>73581</text:p>
          </table:table-cell>
          <table:table-cell table:formula="of:=[.A50]-[.$A$2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0]+[.D50]" office:value-type="float" office:value="472450" calcext:value-type="float">
            <text:p>472450</text:p>
          </table:table-cell>
          <table:table-cell table:formula="of:=DEC2HEX([.A51])" office:value-type="string" office:string-value="73582" calcext:value-type="string">
            <text:p>73582</text:p>
          </table:table-cell>
          <table:table-cell table:formula="of:=[.A51]-[.$A$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1]+[.D51]" office:value-type="float" office:value="472451" calcext:value-type="float">
            <text:p>472451</text:p>
          </table:table-cell>
          <table:table-cell table:formula="of:=DEC2HEX([.A52])" office:value-type="string" office:string-value="73583" calcext:value-type="string">
            <text:p>73583</text:p>
          </table:table-cell>
          <table:table-cell table:formula="of:=[.A52]-[.$A$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2]+[.D52]" office:value-type="float" office:value="472452" calcext:value-type="float">
            <text:p>472452</text:p>
          </table:table-cell>
          <table:table-cell table:formula="of:=DEC2HEX([.A53])" office:value-type="string" office:string-value="73584" calcext:value-type="string">
            <text:p>73584</text:p>
          </table:table-cell>
          <table:table-cell table:formula="of:=[.A53]-[.$A$2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3]+[.D53]" office:value-type="float" office:value="472453" calcext:value-type="float">
            <text:p>472453</text:p>
          </table:table-cell>
          <table:table-cell table:formula="of:=DEC2HEX([.A54])" office:value-type="string" office:string-value="73585" calcext:value-type="string">
            <text:p>73585</text:p>
          </table:table-cell>
          <table:table-cell table:formula="of:=[.A54]-[.$A$2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4]+[.D54]" office:value-type="float" office:value="472454" calcext:value-type="float">
            <text:p>472454</text:p>
          </table:table-cell>
          <table:table-cell table:formula="of:=DEC2HEX([.A55])" office:value-type="string" office:string-value="73586" calcext:value-type="string">
            <text:p>73586</text:p>
          </table:table-cell>
          <table:table-cell table:formula="of:=[.A55]-[.$A$2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5]+[.D55]" office:value-type="float" office:value="472455" calcext:value-type="float">
            <text:p>472455</text:p>
          </table:table-cell>
          <table:table-cell table:formula="of:=DEC2HEX([.A56])" office:value-type="string" office:string-value="73587" calcext:value-type="string">
            <text:p>73587</text:p>
          </table:table-cell>
          <table:table-cell table:formula="of:=[.A56]-[.$A$2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6]+[.D56]" office:value-type="float" office:value="472456" calcext:value-type="float">
            <text:p>472456</text:p>
          </table:table-cell>
          <table:table-cell table:formula="of:=DEC2HEX([.A57])" office:value-type="string" office:string-value="73588" calcext:value-type="string">
            <text:p>73588</text:p>
          </table:table-cell>
          <table:table-cell table:formula="of:=[.A57]-[.$A$2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7]+[.D57]" office:value-type="float" office:value="472457" calcext:value-type="float">
            <text:p>472457</text:p>
          </table:table-cell>
          <table:table-cell table:formula="of:=DEC2HEX([.A58])" office:value-type="string" office:string-value="73589" calcext:value-type="string">
            <text:p>73589</text:p>
          </table:table-cell>
          <table:table-cell table:formula="of:=[.A58]-[.$A$2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8]+[.D58]" office:value-type="float" office:value="472458" calcext:value-type="float">
            <text:p>472458</text:p>
          </table:table-cell>
          <table:table-cell table:formula="of:=DEC2HEX([.A59])" office:value-type="string" office:string-value="7358A" calcext:value-type="string">
            <text:p>7358A</text:p>
          </table:table-cell>
          <table:table-cell table:formula="of:=[.A59]-[.$A$2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59]+[.D59]" office:value-type="float" office:value="472459" calcext:value-type="float">
            <text:p>472459</text:p>
          </table:table-cell>
          <table:table-cell table:formula="of:=DEC2HEX([.A60])" office:value-type="string" office:string-value="7358B" calcext:value-type="string">
            <text:p>7358B</text:p>
          </table:table-cell>
          <table:table-cell table:formula="of:=[.A60]-[.$A$2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0]+[.D60]" office:value-type="float" office:value="472460" calcext:value-type="float">
            <text:p>472460</text:p>
          </table:table-cell>
          <table:table-cell table:formula="of:=DEC2HEX([.A61])" office:value-type="string" office:string-value="7358C" calcext:value-type="string">
            <text:p>7358C</text:p>
          </table:table-cell>
          <table:table-cell table:formula="of:=[.A61]-[.$A$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1]+[.D61]" office:value-type="float" office:value="472461" calcext:value-type="float">
            <text:p>472461</text:p>
          </table:table-cell>
          <table:table-cell table:formula="of:=DEC2HEX([.A62])" office:value-type="string" office:string-value="7358D" calcext:value-type="string">
            <text:p>7358D</text:p>
          </table:table-cell>
          <table:table-cell table:formula="of:=[.A62]-[.$A$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2]+[.D62]" office:value-type="float" office:value="472462" calcext:value-type="float">
            <text:p>472462</text:p>
          </table:table-cell>
          <table:table-cell table:formula="of:=DEC2HEX([.A63])" office:value-type="string" office:string-value="7358E" calcext:value-type="string">
            <text:p>7358E</text:p>
          </table:table-cell>
          <table:table-cell table:formula="of:=[.A63]-[.$A$2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3]+[.D63]" office:value-type="float" office:value="472463" calcext:value-type="float">
            <text:p>472463</text:p>
          </table:table-cell>
          <table:table-cell table:formula="of:=DEC2HEX([.A64])" office:value-type="string" office:string-value="7358F" calcext:value-type="string">
            <text:p>7358F</text:p>
          </table:table-cell>
          <table:table-cell table:formula="of:=[.A64]-[.$A$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4]+[.D64]" office:value-type="float" office:value="472464" calcext:value-type="float">
            <text:p>472464</text:p>
          </table:table-cell>
          <table:table-cell table:formula="of:=DEC2HEX([.A65])" office:value-type="string" office:string-value="73590" calcext:value-type="string">
            <text:p>73590</text:p>
          </table:table-cell>
          <table:table-cell table:formula="of:=[.A65]-[.$A$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5]+[.D65]" office:value-type="float" office:value="472465" calcext:value-type="float">
            <text:p>472465</text:p>
          </table:table-cell>
          <table:table-cell table:formula="of:=DEC2HEX([.A66])" office:value-type="string" office:string-value="73591" calcext:value-type="string">
            <text:p>73591</text:p>
          </table:table-cell>
          <table:table-cell table:formula="of:=[.A66]-[.$A$2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6]+[.D66]" office:value-type="float" office:value="472466" calcext:value-type="float">
            <text:p>472466</text:p>
          </table:table-cell>
          <table:table-cell table:formula="of:=DEC2HEX([.A67])" office:value-type="string" office:string-value="73592" calcext:value-type="string">
            <text:p>73592</text:p>
          </table:table-cell>
          <table:table-cell table:formula="of:=[.A67]-[.$A$2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7]+[.D67]" office:value-type="float" office:value="472467" calcext:value-type="float">
            <text:p>472467</text:p>
          </table:table-cell>
          <table:table-cell table:formula="of:=DEC2HEX([.A68])" office:value-type="string" office:string-value="73593" calcext:value-type="string">
            <text:p>73593</text:p>
          </table:table-cell>
          <table:table-cell table:formula="of:=[.A68]-[.$A$2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8]+[.D68]" office:value-type="float" office:value="472468" calcext:value-type="float">
            <text:p>472468</text:p>
          </table:table-cell>
          <table:table-cell table:formula="of:=DEC2HEX([.A69])" office:value-type="string" office:string-value="73594" calcext:value-type="string">
            <text:p>73594</text:p>
          </table:table-cell>
          <table:table-cell table:formula="of:=[.A69]-[.$A$2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69]+[.D69]" office:value-type="float" office:value="472469" calcext:value-type="float">
            <text:p>472469</text:p>
          </table:table-cell>
          <table:table-cell table:formula="of:=DEC2HEX([.A70])" office:value-type="string" office:string-value="73595" calcext:value-type="string">
            <text:p>73595</text:p>
          </table:table-cell>
          <table:table-cell table:formula="of:=[.A70]-[.$A$2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0]+[.D70]" office:value-type="float" office:value="472470" calcext:value-type="float">
            <text:p>472470</text:p>
          </table:table-cell>
          <table:table-cell table:formula="of:=DEC2HEX([.A71])" office:value-type="string" office:string-value="73596" calcext:value-type="string">
            <text:p>73596</text:p>
          </table:table-cell>
          <table:table-cell table:formula="of:=[.A71]-[.$A$2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1]+[.D71]" office:value-type="float" office:value="472471" calcext:value-type="float">
            <text:p>472471</text:p>
          </table:table-cell>
          <table:table-cell table:formula="of:=DEC2HEX([.A72])" office:value-type="string" office:string-value="73597" calcext:value-type="string">
            <text:p>73597</text:p>
          </table:table-cell>
          <table:table-cell table:formula="of:=[.A72]-[.$A$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2]+[.D72]" office:value-type="float" office:value="472472" calcext:value-type="float">
            <text:p>472472</text:p>
          </table:table-cell>
          <table:table-cell table:formula="of:=DEC2HEX([.A73])" office:value-type="string" office:string-value="73598" calcext:value-type="string">
            <text:p>73598</text:p>
          </table:table-cell>
          <table:table-cell table:formula="of:=[.A73]-[.$A$2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3]+[.D73]" office:value-type="float" office:value="472473" calcext:value-type="float">
            <text:p>472473</text:p>
          </table:table-cell>
          <table:table-cell table:formula="of:=DEC2HEX([.A74])" office:value-type="string" office:string-value="73599" calcext:value-type="string">
            <text:p>73599</text:p>
          </table:table-cell>
          <table:table-cell table:formula="of:=[.A74]-[.$A$2]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4]+[.D74]" office:value-type="float" office:value="472474" calcext:value-type="float">
            <text:p>472474</text:p>
          </table:table-cell>
          <table:table-cell table:formula="of:=DEC2HEX([.A75])" office:value-type="string" office:string-value="7359A" calcext:value-type="string">
            <text:p>7359A</text:p>
          </table:table-cell>
          <table:table-cell table:formula="of:=[.A75]-[.$A$2]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5]+[.D75]" office:value-type="float" office:value="472475" calcext:value-type="float">
            <text:p>472475</text:p>
          </table:table-cell>
          <table:table-cell table:formula="of:=DEC2HEX([.A76])" office:value-type="string" office:string-value="7359B" calcext:value-type="string">
            <text:p>7359B</text:p>
          </table:table-cell>
          <table:table-cell table:formula="of:=[.A76]-[.$A$2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6]+[.D76]" office:value-type="float" office:value="472476" calcext:value-type="float">
            <text:p>472476</text:p>
          </table:table-cell>
          <table:table-cell table:formula="of:=DEC2HEX([.A77])" office:value-type="string" office:string-value="7359C" calcext:value-type="string">
            <text:p>7359C</text:p>
          </table:table-cell>
          <table:table-cell table:formula="of:=[.A77]-[.$A$2]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7]+[.D77]" office:value-type="float" office:value="472477" calcext:value-type="float">
            <text:p>472477</text:p>
          </table:table-cell>
          <table:table-cell table:formula="of:=DEC2HEX([.A78])" office:value-type="string" office:string-value="7359D" calcext:value-type="string">
            <text:p>7359D</text:p>
          </table:table-cell>
          <table:table-cell table:formula="of:=[.A78]-[.$A$2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8]+[.D78]" office:value-type="float" office:value="472478" calcext:value-type="float">
            <text:p>472478</text:p>
          </table:table-cell>
          <table:table-cell table:formula="of:=DEC2HEX([.A79])" office:value-type="string" office:string-value="7359E" calcext:value-type="string">
            <text:p>7359E</text:p>
          </table:table-cell>
          <table:table-cell table:formula="of:=[.A79]-[.$A$2]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79]+[.D79]" office:value-type="float" office:value="472479" calcext:value-type="float">
            <text:p>472479</text:p>
          </table:table-cell>
          <table:table-cell table:formula="of:=DEC2HEX([.A80])" office:value-type="string" office:string-value="7359F" calcext:value-type="string">
            <text:p>7359F</text:p>
          </table:table-cell>
          <table:table-cell table:formula="of:=[.A80]-[.$A$2]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0]+[.D80]" office:value-type="float" office:value="472480" calcext:value-type="float">
            <text:p>472480</text:p>
          </table:table-cell>
          <table:table-cell table:formula="of:=DEC2HEX([.A81])" office:value-type="string" office:string-value="735A0" calcext:value-type="string">
            <text:p>735A0</text:p>
          </table:table-cell>
          <table:table-cell table:formula="of:=[.A81]-[.$A$2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1]+[.D81]" office:value-type="float" office:value="472481" calcext:value-type="float">
            <text:p>472481</text:p>
          </table:table-cell>
          <table:table-cell table:formula="of:=DEC2HEX([.A82])" office:value-type="string" office:string-value="735A1" calcext:value-type="string">
            <text:p>735A1</text:p>
          </table:table-cell>
          <table:table-cell table:formula="of:=[.A82]-[.$A$2]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2]+[.D82]" office:value-type="float" office:value="472482" calcext:value-type="float">
            <text:p>472482</text:p>
          </table:table-cell>
          <table:table-cell table:formula="of:=DEC2HEX([.A83])" office:value-type="string" office:string-value="735A2" calcext:value-type="string">
            <text:p>735A2</text:p>
          </table:table-cell>
          <table:table-cell table:formula="of:=[.A83]-[.$A$2]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3]+[.D83]" office:value-type="float" office:value="472483" calcext:value-type="float">
            <text:p>472483</text:p>
          </table:table-cell>
          <table:table-cell table:formula="of:=DEC2HEX([.A84])" office:value-type="string" office:string-value="735A3" calcext:value-type="string">
            <text:p>735A3</text:p>
          </table:table-cell>
          <table:table-cell table:formula="of:=[.A84]-[.$A$2]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4]+[.D84]" office:value-type="float" office:value="472484" calcext:value-type="float">
            <text:p>472484</text:p>
          </table:table-cell>
          <table:table-cell table:formula="of:=DEC2HEX([.A85])" office:value-type="string" office:string-value="735A4" calcext:value-type="string">
            <text:p>735A4</text:p>
          </table:table-cell>
          <table:table-cell table:formula="of:=[.A85]-[.$A$2]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5]+[.D85]" office:value-type="float" office:value="472485" calcext:value-type="float">
            <text:p>472485</text:p>
          </table:table-cell>
          <table:table-cell table:formula="of:=DEC2HEX([.A86])" office:value-type="string" office:string-value="735A5" calcext:value-type="string">
            <text:p>735A5</text:p>
          </table:table-cell>
          <table:table-cell table:formula="of:=[.A86]-[.$A$2]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6]+[.D86]" office:value-type="float" office:value="472486" calcext:value-type="float">
            <text:p>472486</text:p>
          </table:table-cell>
          <table:table-cell table:formula="of:=DEC2HEX([.A87])" office:value-type="string" office:string-value="735A6" calcext:value-type="string">
            <text:p>735A6</text:p>
          </table:table-cell>
          <table:table-cell table:formula="of:=[.A87]-[.$A$2]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7]+[.D87]" office:value-type="float" office:value="472487" calcext:value-type="float">
            <text:p>472487</text:p>
          </table:table-cell>
          <table:table-cell table:formula="of:=DEC2HEX([.A88])" office:value-type="string" office:string-value="735A7" calcext:value-type="string">
            <text:p>735A7</text:p>
          </table:table-cell>
          <table:table-cell table:formula="of:=[.A88]-[.$A$2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8]+[.D88]" office:value-type="float" office:value="472488" calcext:value-type="float">
            <text:p>472488</text:p>
          </table:table-cell>
          <table:table-cell table:formula="of:=DEC2HEX([.A89])" office:value-type="string" office:string-value="735A8" calcext:value-type="string">
            <text:p>735A8</text:p>
          </table:table-cell>
          <table:table-cell table:formula="of:=[.A89]-[.$A$2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89]+[.D89]" office:value-type="float" office:value="472489" calcext:value-type="float">
            <text:p>472489</text:p>
          </table:table-cell>
          <table:table-cell table:formula="of:=DEC2HEX([.A90])" office:value-type="string" office:string-value="735A9" calcext:value-type="string">
            <text:p>735A9</text:p>
          </table:table-cell>
          <table:table-cell table:formula="of:=[.A90]-[.$A$2]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0]+[.D90]" office:value-type="float" office:value="472490" calcext:value-type="float">
            <text:p>472490</text:p>
          </table:table-cell>
          <table:table-cell table:formula="of:=DEC2HEX([.A91])" office:value-type="string" office:string-value="735AA" calcext:value-type="string">
            <text:p>735AA</text:p>
          </table:table-cell>
          <table:table-cell table:formula="of:=[.A91]-[.$A$2]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1]+[.D91]" office:value-type="float" office:value="472491" calcext:value-type="float">
            <text:p>472491</text:p>
          </table:table-cell>
          <table:table-cell table:formula="of:=DEC2HEX([.A92])" office:value-type="string" office:string-value="735AB" calcext:value-type="string">
            <text:p>735AB</text:p>
          </table:table-cell>
          <table:table-cell table:formula="of:=[.A92]-[.$A$2]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2]+[.D92]" office:value-type="float" office:value="472492" calcext:value-type="float">
            <text:p>472492</text:p>
          </table:table-cell>
          <table:table-cell table:formula="of:=DEC2HEX([.A93])" office:value-type="string" office:string-value="735AC" calcext:value-type="string">
            <text:p>735AC</text:p>
          </table:table-cell>
          <table:table-cell table:formula="of:=[.A93]-[.$A$2]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3]+[.D93]" office:value-type="float" office:value="472493" calcext:value-type="float">
            <text:p>472493</text:p>
          </table:table-cell>
          <table:table-cell table:formula="of:=DEC2HEX([.A94])" office:value-type="string" office:string-value="735AD" calcext:value-type="string">
            <text:p>735AD</text:p>
          </table:table-cell>
          <table:table-cell table:formula="of:=[.A94]-[.$A$2]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4]+[.D94]" office:value-type="float" office:value="472494" calcext:value-type="float">
            <text:p>472494</text:p>
          </table:table-cell>
          <table:table-cell table:formula="of:=DEC2HEX([.A95])" office:value-type="string" office:string-value="735AE" calcext:value-type="string">
            <text:p>735AE</text:p>
          </table:table-cell>
          <table:table-cell table:formula="of:=[.A95]-[.$A$2]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5]+[.D95]" office:value-type="float" office:value="472495" calcext:value-type="float">
            <text:p>472495</text:p>
          </table:table-cell>
          <table:table-cell table:formula="of:=DEC2HEX([.A96])" office:value-type="string" office:string-value="735AF" calcext:value-type="string">
            <text:p>735AF</text:p>
          </table:table-cell>
          <table:table-cell table:formula="of:=[.A96]-[.$A$2]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6]+[.D96]" office:value-type="float" office:value="472496" calcext:value-type="float">
            <text:p>472496</text:p>
          </table:table-cell>
          <table:table-cell table:formula="of:=DEC2HEX([.A97])" office:value-type="string" office:string-value="735B0" calcext:value-type="string">
            <text:p>735B0</text:p>
          </table:table-cell>
          <table:table-cell table:formula="of:=[.A97]-[.$A$2]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7]+[.D97]" office:value-type="float" office:value="472497" calcext:value-type="float">
            <text:p>472497</text:p>
          </table:table-cell>
          <table:table-cell table:formula="of:=DEC2HEX([.A98])" office:value-type="string" office:string-value="735B1" calcext:value-type="string">
            <text:p>735B1</text:p>
          </table:table-cell>
          <table:table-cell table:formula="of:=[.A98]-[.$A$2]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8]+[.D98]" office:value-type="float" office:value="472498" calcext:value-type="float">
            <text:p>472498</text:p>
          </table:table-cell>
          <table:table-cell table:formula="of:=DEC2HEX([.A99])" office:value-type="string" office:string-value="735B2" calcext:value-type="string">
            <text:p>735B2</text:p>
          </table:table-cell>
          <table:table-cell table:formula="of:=[.A99]-[.$A$2]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99]+[.D99]" office:value-type="float" office:value="472499" calcext:value-type="float">
            <text:p>472499</text:p>
          </table:table-cell>
          <table:table-cell table:formula="of:=DEC2HEX([.A100])" office:value-type="string" office:string-value="735B3" calcext:value-type="string">
            <text:p>735B3</text:p>
          </table:table-cell>
          <table:table-cell table:formula="of:=[.A100]-[.$A$2]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0]+[.D100]" office:value-type="float" office:value="472500" calcext:value-type="float">
            <text:p>472500</text:p>
          </table:table-cell>
          <table:table-cell table:formula="of:=DEC2HEX([.A101])" office:value-type="string" office:string-value="735B4" calcext:value-type="string">
            <text:p>735B4</text:p>
          </table:table-cell>
          <table:table-cell table:formula="of:=[.A101]-[.$A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1]+[.D101]" office:value-type="float" office:value="472501" calcext:value-type="float">
            <text:p>472501</text:p>
          </table:table-cell>
          <table:table-cell table:formula="of:=DEC2HEX([.A102])" office:value-type="string" office:string-value="735B5" calcext:value-type="string">
            <text:p>735B5</text:p>
          </table:table-cell>
          <table:table-cell table:formula="of:=[.A102]-[.$A$2]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2]+[.D102]" office:value-type="float" office:value="472502" calcext:value-type="float">
            <text:p>472502</text:p>
          </table:table-cell>
          <table:table-cell table:formula="of:=DEC2HEX([.A103])" office:value-type="string" office:string-value="735B6" calcext:value-type="string">
            <text:p>735B6</text:p>
          </table:table-cell>
          <table:table-cell table:formula="of:=[.A103]-[.$A$2]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3]+[.D103]" office:value-type="float" office:value="472503" calcext:value-type="float">
            <text:p>472503</text:p>
          </table:table-cell>
          <table:table-cell table:formula="of:=DEC2HEX([.A104])" office:value-type="string" office:string-value="735B7" calcext:value-type="string">
            <text:p>735B7</text:p>
          </table:table-cell>
          <table:table-cell table:formula="of:=[.A104]-[.$A$2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4]+[.D104]" office:value-type="float" office:value="472504" calcext:value-type="float">
            <text:p>472504</text:p>
          </table:table-cell>
          <table:table-cell table:formula="of:=DEC2HEX([.A105])" office:value-type="string" office:string-value="735B8" calcext:value-type="string">
            <text:p>735B8</text:p>
          </table:table-cell>
          <table:table-cell table:formula="of:=[.A105]-[.$A$2]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5]+[.D105]" office:value-type="float" office:value="472505" calcext:value-type="float">
            <text:p>472505</text:p>
          </table:table-cell>
          <table:table-cell table:formula="of:=DEC2HEX([.A106])" office:value-type="string" office:string-value="735B9" calcext:value-type="string">
            <text:p>735B9</text:p>
          </table:table-cell>
          <table:table-cell table:formula="of:=[.A106]-[.$A$2]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6]+[.D106]" office:value-type="float" office:value="472506" calcext:value-type="float">
            <text:p>472506</text:p>
          </table:table-cell>
          <table:table-cell table:formula="of:=DEC2HEX([.A107])" office:value-type="string" office:string-value="735BA" calcext:value-type="string">
            <text:p>735BA</text:p>
          </table:table-cell>
          <table:table-cell table:formula="of:=[.A107]-[.$A$2]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7]+[.D107]" office:value-type="float" office:value="472507" calcext:value-type="float">
            <text:p>472507</text:p>
          </table:table-cell>
          <table:table-cell table:formula="of:=DEC2HEX([.A108])" office:value-type="string" office:string-value="735BB" calcext:value-type="string">
            <text:p>735BB</text:p>
          </table:table-cell>
          <table:table-cell table:formula="of:=[.A108]-[.$A$2]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8]+[.D108]" office:value-type="float" office:value="472508" calcext:value-type="float">
            <text:p>472508</text:p>
          </table:table-cell>
          <table:table-cell table:formula="of:=DEC2HEX([.A109])" office:value-type="string" office:string-value="735BC" calcext:value-type="string">
            <text:p>735BC</text:p>
          </table:table-cell>
          <table:table-cell table:formula="of:=[.A109]-[.$A$2]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09]+[.D109]" office:value-type="float" office:value="472509" calcext:value-type="float">
            <text:p>472509</text:p>
          </table:table-cell>
          <table:table-cell table:formula="of:=DEC2HEX([.A110])" office:value-type="string" office:string-value="735BD" calcext:value-type="string">
            <text:p>735BD</text:p>
          </table:table-cell>
          <table:table-cell table:formula="of:=[.A110]-[.$A$2]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0]+[.D110]" office:value-type="float" office:value="472510" calcext:value-type="float">
            <text:p>472510</text:p>
          </table:table-cell>
          <table:table-cell table:formula="of:=DEC2HEX([.A111])" office:value-type="string" office:string-value="735BE" calcext:value-type="string">
            <text:p>735BE</text:p>
          </table:table-cell>
          <table:table-cell table:formula="of:=[.A111]-[.$A$2]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1]+[.D111]" office:value-type="float" office:value="472511" calcext:value-type="float">
            <text:p>472511</text:p>
          </table:table-cell>
          <table:table-cell table:formula="of:=DEC2HEX([.A112])" office:value-type="string" office:string-value="735BF" calcext:value-type="string">
            <text:p>735BF</text:p>
          </table:table-cell>
          <table:table-cell table:formula="of:=[.A112]-[.$A$2]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2]+[.D112]" office:value-type="float" office:value="472512" calcext:value-type="float">
            <text:p>472512</text:p>
          </table:table-cell>
          <table:table-cell table:formula="of:=DEC2HEX([.A113])" office:value-type="string" office:string-value="735C0" calcext:value-type="string">
            <text:p>735C0</text:p>
          </table:table-cell>
          <table:table-cell table:formula="of:=[.A113]-[.$A$2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3]+[.D113]" office:value-type="float" office:value="472513" calcext:value-type="float">
            <text:p>472513</text:p>
          </table:table-cell>
          <table:table-cell table:formula="of:=DEC2HEX([.A114])" office:value-type="string" office:string-value="735C1" calcext:value-type="string">
            <text:p>735C1</text:p>
          </table:table-cell>
          <table:table-cell table:formula="of:=[.A114]-[.$A$2]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4]+[.D114]" office:value-type="float" office:value="472514" calcext:value-type="float">
            <text:p>472514</text:p>
          </table:table-cell>
          <table:table-cell table:formula="of:=DEC2HEX([.A115])" office:value-type="string" office:string-value="735C2" calcext:value-type="string">
            <text:p>735C2</text:p>
          </table:table-cell>
          <table:table-cell table:formula="of:=[.A115]-[.$A$2]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5]+[.D115]" office:value-type="float" office:value="472515" calcext:value-type="float">
            <text:p>472515</text:p>
          </table:table-cell>
          <table:table-cell table:formula="of:=DEC2HEX([.A116])" office:value-type="string" office:string-value="735C3" calcext:value-type="string">
            <text:p>735C3</text:p>
          </table:table-cell>
          <table:table-cell table:formula="of:=[.A116]-[.$A$2]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6]+[.D116]" office:value-type="float" office:value="472516" calcext:value-type="float">
            <text:p>472516</text:p>
          </table:table-cell>
          <table:table-cell table:formula="of:=DEC2HEX([.A117])" office:value-type="string" office:string-value="735C4" calcext:value-type="string">
            <text:p>735C4</text:p>
          </table:table-cell>
          <table:table-cell table:formula="of:=[.A117]-[.$A$2]"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7]+[.D117]" office:value-type="float" office:value="472517" calcext:value-type="float">
            <text:p>472517</text:p>
          </table:table-cell>
          <table:table-cell table:formula="of:=DEC2HEX([.A118])" office:value-type="string" office:string-value="735C5" calcext:value-type="string">
            <text:p>735C5</text:p>
          </table:table-cell>
          <table:table-cell table:formula="of:=[.A118]-[.$A$2]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8]+[.D118]" office:value-type="float" office:value="472518" calcext:value-type="float">
            <text:p>472518</text:p>
          </table:table-cell>
          <table:table-cell table:formula="of:=DEC2HEX([.A119])" office:value-type="string" office:string-value="735C6" calcext:value-type="string">
            <text:p>735C6</text:p>
          </table:table-cell>
          <table:table-cell table:formula="of:=[.A119]-[.$A$2]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19]+[.D119]" office:value-type="float" office:value="472519" calcext:value-type="float">
            <text:p>472519</text:p>
          </table:table-cell>
          <table:table-cell table:formula="of:=DEC2HEX([.A120])" office:value-type="string" office:string-value="735C7" calcext:value-type="string">
            <text:p>735C7</text:p>
          </table:table-cell>
          <table:table-cell table:formula="of:=[.A120]-[.$A$2]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0]+[.D120]" office:value-type="float" office:value="472520" calcext:value-type="float">
            <text:p>472520</text:p>
          </table:table-cell>
          <table:table-cell table:formula="of:=DEC2HEX([.A121])" office:value-type="string" office:string-value="735C8" calcext:value-type="string">
            <text:p>735C8</text:p>
          </table:table-cell>
          <table:table-cell table:formula="of:=[.A121]-[.$A$2]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1]+[.D121]" office:value-type="float" office:value="472521" calcext:value-type="float">
            <text:p>472521</text:p>
          </table:table-cell>
          <table:table-cell table:formula="of:=DEC2HEX([.A122])" office:value-type="string" office:string-value="735C9" calcext:value-type="string">
            <text:p>735C9</text:p>
          </table:table-cell>
          <table:table-cell table:formula="of:=[.A122]-[.$A$2]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2]+[.D122]" office:value-type="float" office:value="472522" calcext:value-type="float">
            <text:p>472522</text:p>
          </table:table-cell>
          <table:table-cell table:formula="of:=DEC2HEX([.A123])" office:value-type="string" office:string-value="735CA" calcext:value-type="string">
            <text:p>735CA</text:p>
          </table:table-cell>
          <table:table-cell table:formula="of:=[.A123]-[.$A$2]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3]+[.D123]" office:value-type="float" office:value="472523" calcext:value-type="float">
            <text:p>472523</text:p>
          </table:table-cell>
          <table:table-cell table:formula="of:=DEC2HEX([.A124])" office:value-type="string" office:string-value="735CB" calcext:value-type="string">
            <text:p>735CB</text:p>
          </table:table-cell>
          <table:table-cell table:formula="of:=[.A124]-[.$A$2]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4]+[.D124]" office:value-type="float" office:value="472524" calcext:value-type="float">
            <text:p>472524</text:p>
          </table:table-cell>
          <table:table-cell table:formula="of:=DEC2HEX([.A125])" office:value-type="string" office:string-value="735CC" calcext:value-type="string">
            <text:p>735CC</text:p>
          </table:table-cell>
          <table:table-cell table:formula="of:=[.A125]-[.$A$2]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5]+[.D125]" office:value-type="float" office:value="472525" calcext:value-type="float">
            <text:p>472525</text:p>
          </table:table-cell>
          <table:table-cell table:formula="of:=DEC2HEX([.A126])" office:value-type="string" office:string-value="735CD" calcext:value-type="string">
            <text:p>735CD</text:p>
          </table:table-cell>
          <table:table-cell table:formula="of:=[.A126]-[.$A$2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6]+[.D126]" office:value-type="float" office:value="472526" calcext:value-type="float">
            <text:p>472526</text:p>
          </table:table-cell>
          <table:table-cell table:formula="of:=DEC2HEX([.A127])" office:value-type="string" office:string-value="735CE" calcext:value-type="string">
            <text:p>735CE</text:p>
          </table:table-cell>
          <table:table-cell table:formula="of:=[.A127]-[.$A$2]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7]+[.D127]" office:value-type="float" office:value="472527" calcext:value-type="float">
            <text:p>472527</text:p>
          </table:table-cell>
          <table:table-cell table:formula="of:=DEC2HEX([.A128])" office:value-type="string" office:string-value="735CF" calcext:value-type="string">
            <text:p>735CF</text:p>
          </table:table-cell>
          <table:table-cell table:formula="of:=[.A128]-[.$A$2]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formula="of:=[.A128]+[.D128]" office:value-type="float" office:value="472528" calcext:value-type="float">
            <text:p>472528</text:p>
          </table:table-cell>
          <table:table-cell table:formula="of:=DEC2HEX([.A129])" office:value-type="string" office:string-value="735D0" calcext:value-type="string">
            <text:p>735D0</text:p>
          </table:table-cell>
          <table:table-cell table:formula="of:=[.A129]-[.$A$2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</table:table-row>
      </table:table>
      <table:table table:name="Scenario Data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203132" calcext:value-type="float">
            <text:p>1203132</text:p>
          </table:table-cell>
          <table:table-cell table:formula="of:=DEC2HEX([.A2])" office:value-type="string" office:string-value="125BBC" calcext:value-type="string">
            <text:p>125BBC</text:p>
          </table:table-cell>
          <table:table-cell table:formula="of:=[.A2]-[.$A$2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Unknown</text:p>
          </table:table-cell>
          <table:table-cell/>
        </table:table-row>
        <table:table-row table:style-name="ro1">
          <table:table-cell table:formula="of:=[.A2]+[.D2]" office:value-type="float" office:value="1203260" calcext:value-type="float">
            <text:p>1203260</text:p>
          </table:table-cell>
          <table:table-cell table:formula="of:=DEC2HEX([.A3])" office:value-type="string" office:string-value="125C3C" calcext:value-type="string">
            <text:p>125C3C</text:p>
          </table:table-cell>
          <table:table-cell table:formula="of:=[.A3]-[.$A$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ade Prices</text:p>
          </table:table-cell>
          <table:table-cell/>
        </table:table-row>
        <table:table-row table:style-name="ro1">
          <table:table-cell table:formula="of:=[.A3]+[.D3]" office:value-type="float" office:value="1203388" calcext:value-type="float">
            <text:p>1203388</text:p>
          </table:table-cell>
          <table:table-cell table:formula="of:=DEC2HEX([.A4])" office:value-type="string" office:string-value="125CBC" calcext:value-type="string">
            <text:p>125CBC</text:p>
          </table:table-cell>
          <table:table-cell table:formula="of:=[.A4]-[.$A$2]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Unknown</text:p>
          </table:table-cell>
          <table:table-cell office:value-type="string" calcext:value-type="string">
            <text:p>Maybe Trade Quotas</text:p>
          </table:table-cell>
        </table:table-row>
        <table:table-row table:style-name="ro1">
          <table:table-cell table:formula="of:=[.A4]+[.D4]" office:value-type="float" office:value="1203516" calcext:value-type="float">
            <text:p>1203516</text:p>
          </table:table-cell>
          <table:table-cell table:formula="of:=DEC2HEX([.A5])" office:value-type="string" office:string-value="125D3C" calcext:value-type="string">
            <text:p>125D3C</text:p>
          </table:table-cell>
          <table:table-cell table:formula="of:=[.A5]-[.$A$2]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 Seed 1</text:p>
          </table:table-cell>
          <table:table-cell/>
        </table:table-row>
        <table:table-row table:style-name="ro1">
          <table:table-cell table:formula="of:=[.A5]+[.D5]" office:value-type="float" office:value="1203520" calcext:value-type="float">
            <text:p>1203520</text:p>
          </table:table-cell>
          <table:table-cell table:formula="of:=DEC2HEX([.A6])" office:value-type="string" office:string-value="125D40" calcext:value-type="string">
            <text:p>125D40</text:p>
          </table:table-cell>
          <table:table-cell table:formula="of:=[.A6]-[.$A$2]"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 Seed 2</text:p>
          </table:table-cell>
          <table:table-cell/>
        </table:table-row>
        <table:table-row table:style-name="ro1">
          <table:table-cell table:formula="of:=[.A6]+[.D6]" office:value-type="float" office:value="1203524" calcext:value-type="float">
            <text:p>1203524</text:p>
          </table:table-cell>
          <table:table-cell table:formula="of:=DEC2HEX([.A7])" office:value-type="string" office:string-value="125D44" calcext:value-type="string">
            <text:p>125D44</text:p>
          </table:table-cell>
          <table:table-cell table:formula="of:=[.A7]-[.$A$2]"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a X</text:p>
          </table:table-cell>
          <table:table-cell/>
        </table:table-row>
        <table:table-row table:style-name="ro1">
          <table:table-cell table:formula="of:=[.A7]+[.D7]" office:value-type="float" office:value="1203528" calcext:value-type="float">
            <text:p>1203528</text:p>
          </table:table-cell>
          <table:table-cell table:formula="of:=DEC2HEX([.A8])" office:value-type="string" office:string-value="125D48" calcext:value-type="string">
            <text:p>125D48</text:p>
          </table:table-cell>
          <table:table-cell table:formula="of:=[.A8]-[.$A$2]"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a Y</text:p>
          </table:table-cell>
          <table:table-cell/>
        </table:table-row>
        <table:table-row table:style-name="ro1">
          <table:table-cell table:formula="of:=[.A8]+[.D8]" office:value-type="float" office:value="1203532" calcext:value-type="float">
            <text:p>1203532</text:p>
          </table:table-cell>
          <table:table-cell table:formula="of:=DEC2HEX([.A9])" office:value-type="string" office:string-value="125D4C" calcext:value-type="string">
            <text:p>125D4C</text:p>
          </table:table-cell>
          <table:table-cell table:formula="of:=[.A9]-[.$A$2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p Start Date</text:p>
          </table:table-cell>
          <table:table-cell/>
        </table:table-row>
        <table:table-row table:style-name="ro1">
          <table:table-cell table:formula="of:=[.A9]+[.D9]" office:value-type="float" office:value="1203534" calcext:value-type="float">
            <text:p>1203534</text:p>
          </table:table-cell>
          <table:table-cell table:formula="of:=DEC2HEX([.A10])" office:value-type="string" office:string-value="125D4E" calcext:value-type="string">
            <text:p>125D4E</text:p>
          </table:table-cell>
          <table:table-cell table:formula="of:=[.A10]-[.$A$2]"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  <table:table-row table:style-name="ro1">
          <table:table-cell table:formula="of:=[.A10]+[.D10]" office:value-type="float" office:value="1203536" calcext:value-type="float">
            <text:p>1203536</text:p>
          </table:table-cell>
          <table:table-cell table:formula="of:=DEC2HEX([.A11])" office:value-type="string" office:string-value="125D50" calcext:value-type="string">
            <text:p>125D50</text:p>
          </table:table-cell>
          <table:table-cell table:formula="of:=[.A11]-[.$A$2]"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Empire Location</text:p>
          </table:table-cell>
          <table:table-cell/>
        </table:table-row>
        <table:table-row table:style-name="ro1">
          <table:table-cell table:formula="of:=[.A11]+[.D11]" office:value-type="float" office:value="1203538" calcext:value-type="float">
            <text:p>1203538</text:p>
          </table:table-cell>
          <table:table-cell table:formula="of:=DEC2HEX([.A12])" office:value-type="string" office:string-value="125D52" calcext:value-type="string">
            <text:p>125D52</text:p>
          </table:table-cell>
          <table:table-cell table:formula="of:=[.A12]-[.$A$2]" office:value-type="float" office:value="406" calcext:value-type="float">
            <text:p>40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  <table:table-row table:style-name="ro1">
          <table:table-cell table:formula="of:=[.A12]+[.D12]" office:value-type="float" office:value="1203546" calcext:value-type="float">
            <text:p>1203546</text:p>
          </table:table-cell>
          <table:table-cell table:formula="of:=DEC2HEX([.A13])" office:value-type="string" office:string-value="125D5A" calcext:value-type="string">
            <text:p>125D5A</text:p>
          </table:table-cell>
          <table:table-cell table:formula="of:=[.A13]-[.$A$2]" office:value-type="float" office:value="414" calcext:value-type="float">
            <text:p>4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quest Years</text:p>
          </table:table-cell>
          <table:table-cell/>
        </table:table-row>
        <table:table-row table:style-name="ro1">
          <table:table-cell table:formula="of:=[.A13]+[.D13]" office:value-type="float" office:value="1203586" calcext:value-type="float">
            <text:p>1203586</text:p>
          </table:table-cell>
          <table:table-cell table:formula="of:=DEC2HEX([.A14])" office:value-type="string" office:string-value="125D82" calcext:value-type="string">
            <text:p>125D82</text:p>
          </table:table-cell>
          <table:table-cell table:formula="of:=[.A14]-[.$A$2]"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quest Goods</text:p>
          </table:table-cell>
          <table:table-cell/>
        </table:table-row>
        <table:table-row table:style-name="ro1">
          <table:table-cell table:formula="of:=[.A14]+[.D14]" office:value-type="float" office:value="1203626" calcext:value-type="float">
            <text:p>1203626</text:p>
          </table:table-cell>
          <table:table-cell table:formula="of:=DEC2HEX([.A15])" office:value-type="string" office:string-value="125DAA" calcext:value-type="string">
            <text:p>125DAA</text:p>
          </table:table-cell>
          <table:table-cell table:formula="of:=[.A15]-[.$A$2]" office:value-type="float" office:value="494" calcext:value-type="float">
            <text:p>4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quest Amounts</text:p>
          </table:table-cell>
          <table:table-cell/>
        </table:table-row>
        <table:table-row table:style-name="ro1">
          <table:table-cell table:formula="of:=[.A15]+[.D15]" office:value-type="float" office:value="1203666" calcext:value-type="float">
            <text:p>1203666</text:p>
          </table:table-cell>
          <table:table-cell table:formula="of:=DEC2HEX([.A16])" office:value-type="string" office:string-value="125DD2" calcext:value-type="string">
            <text:p>125DD2</text:p>
          </table:table-cell>
          <table:table-cell table:formula="of:=[.A16]-[.$A$2]" office:value-type="float" office:value="534" calcext:value-type="float">
            <text:p>5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quest Delivery Time</text:p>
          </table:table-cell>
          <table:table-cell/>
        </table:table-row>
        <table:table-row table:style-name="ro1">
          <table:table-cell table:formula="of:=[.A16]+[.D16]" office:value-type="float" office:value="1203706" calcext:value-type="float">
            <text:p>1203706</text:p>
          </table:table-cell>
          <table:table-cell table:formula="of:=DEC2HEX([.A17])" office:value-type="string" office:string-value="125DFA" calcext:value-type="string">
            <text:p>125DFA</text:p>
          </table:table-cell>
          <table:table-cell table:formula="of:=[.A17]-[.$A$2]" office:value-type="float" office:value="574" calcext:value-type="float">
            <text:p>5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vasion Years</text:p>
          </table:table-cell>
          <table:table-cell/>
        </table:table-row>
        <table:table-row table:style-name="ro1">
          <table:table-cell table:formula="of:=[.A17]+[.D17]" office:value-type="float" office:value="1203746" calcext:value-type="float">
            <text:p>1203746</text:p>
          </table:table-cell>
          <table:table-cell table:formula="of:=DEC2HEX([.A18])" office:value-type="string" office:string-value="125E22" calcext:value-type="string">
            <text:p>125E22</text:p>
          </table:table-cell>
          <table:table-cell table:formula="of:=[.A18]-[.$A$2]" office:value-type="float" office:value="614" calcext:value-type="float">
            <text:p>6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vasion Type</text:p>
          </table:table-cell>
          <table:table-cell/>
        </table:table-row>
        <table:table-row table:style-name="ro1">
          <table:table-cell table:formula="of:=[.A18]+[.D18]" office:value-type="float" office:value="1203786" calcext:value-type="float">
            <text:p>1203786</text:p>
          </table:table-cell>
          <table:table-cell table:formula="of:=DEC2HEX([.A19])" office:value-type="string" office:string-value="125E4A" calcext:value-type="string">
            <text:p>125E4A</text:p>
          </table:table-cell>
          <table:table-cell table:formula="of:=[.A19]-[.$A$2]" office:value-type="float" office:value="654" calcext:value-type="float">
            <text:p>6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vasion Size</text:p>
          </table:table-cell>
          <table:table-cell/>
        </table:table-row>
        <table:table-row table:style-name="ro1">
          <table:table-cell table:formula="of:=[.A19]+[.D19]" office:value-type="float" office:value="1203826" calcext:value-type="float">
            <text:p>1203826</text:p>
          </table:table-cell>
          <table:table-cell table:formula="of:=DEC2HEX([.A20])" office:value-type="string" office:string-value="125E72" calcext:value-type="string">
            <text:p>125E72</text:p>
          </table:table-cell>
          <table:table-cell table:formula="of:=[.A20]-[.$A$2]" office:value-type="float" office:value="694" calcext:value-type="float">
            <text:p>69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vasion Attack Point</text:p>
          </table:table-cell>
          <table:table-cell/>
        </table:table-row>
        <table:table-row table:style-name="ro1">
          <table:table-cell table:formula="of:=[.A20]+[.D20]" office:value-type="float" office:value="1203866" calcext:value-type="float">
            <text:p>1203866</text:p>
          </table:table-cell>
          <table:table-cell table:formula="of:=DEC2HEX([.A21])" office:value-type="string" office:string-value="125E9A" calcext:value-type="string">
            <text:p>125E9A</text:p>
          </table:table-cell>
          <table:table-cell table:formula="of:=[.A21]-[.$A$2]" office:value-type="float" office:value="734" calcext:value-type="float">
            <text:p>7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vasion Attack Type</text:p>
          </table:table-cell>
          <table:table-cell/>
        </table:table-row>
        <table:table-row table:style-name="ro1">
          <table:table-cell table:formula="of:=[.A21]+[.D21]" office:value-type="float" office:value="1203906" calcext:value-type="float">
            <text:p>1203906</text:p>
          </table:table-cell>
          <table:table-cell table:formula="of:=DEC2HEX([.A22])" office:value-type="string" office:string-value="125EC2" calcext:value-type="string">
            <text:p>125EC2</text:p>
          </table:table-cell>
          <table:table-cell table:formula="of:=[.A22]-[.$A$2]" office:value-type="float" office:value="774" calcext:value-type="float">
            <text:p>774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  <table:table-row table:style-name="ro1">
          <table:table-cell table:formula="of:=[.A22]+[.D22]" office:value-type="float" office:value="1203908" calcext:value-type="float">
            <text:p>1203908</text:p>
          </table:table-cell>
          <table:table-cell table:formula="of:=DEC2HEX([.A23])" office:value-type="string" office:string-value="125EC4" calcext:value-type="string">
            <text:p>125EC4</text:p>
          </table:table-cell>
          <table:table-cell table:formula="of:=[.A23]-[.$A$2]"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ing Funds</text:p>
          </table:table-cell>
          <table:table-cell/>
        </table:table-row>
        <table:table-row table:style-name="ro1">
          <table:table-cell table:formula="of:=[.A23]+[.D23]" office:value-type="float" office:value="1203912" calcext:value-type="float">
            <text:p>1203912</text:p>
          </table:table-cell>
          <table:table-cell table:formula="of:=DEC2HEX([.A24])" office:value-type="string" office:string-value="125EC8" calcext:value-type="string">
            <text:p>125EC8</text:p>
          </table:table-cell>
          <table:table-cell table:formula="of:=[.A24]-[.$A$2]"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my ID</text:p>
          </table:table-cell>
          <table:table-cell/>
        </table:table-row>
        <table:table-row table:style-name="ro1">
          <table:table-cell table:formula="of:=[.A24]+[.D24]" office:value-type="float" office:value="1203916" calcext:value-type="float">
            <text:p>1203916</text:p>
          </table:table-cell>
          <table:table-cell table:formula="of:=DEC2HEX([.A25])" office:value-type="string" office:string-value="125ECC" calcext:value-type="string">
            <text:p>125ECC</text:p>
          </table:table-cell>
          <table:table-cell table:formula="of:=[.A25]-[.$A$2]"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  <table:table-row table:style-name="ro1">
          <table:table-cell table:formula="of:=[.A25]+[.D25]" office:value-type="float" office:value="1203920" calcext:value-type="float">
            <text:p>1203920</text:p>
          </table:table-cell>
          <table:table-cell table:formula="of:=DEC2HEX([.A26])" office:value-type="string" office:string-value="125ED0" calcext:value-type="string">
            <text:p>125ED0</text:p>
          </table:table-cell>
          <table:table-cell table:formula="of:=[.A26]-[.$A$2]"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p Width</text:p>
          </table:table-cell>
          <table:table-cell/>
        </table:table-row>
        <table:table-row table:style-name="ro1">
          <table:table-cell table:formula="of:=[.A26]+[.D26]" office:value-type="float" office:value="1203924" calcext:value-type="float">
            <text:p>1203924</text:p>
          </table:table-cell>
          <table:table-cell table:formula="of:=DEC2HEX([.A27])" office:value-type="string" office:string-value="125ED4" calcext:value-type="string">
            <text:p>125ED4</text:p>
          </table:table-cell>
          <table:table-cell table:formula="of:=[.A27]-[.$A$2]" office:value-type="float" office:value="792" calcext:value-type="float">
            <text:p>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p Height</text:p>
          </table:table-cell>
          <table:table-cell/>
        </table:table-row>
        <table:table-row table:style-name="ro1">
          <table:table-cell table:formula="of:=[.A27]+[.D27]" office:value-type="float" office:value="1203928" calcext:value-type="float">
            <text:p>1203928</text:p>
          </table:table-cell>
          <table:table-cell table:formula="of:=DEC2HEX([.A28])" office:value-type="string" office:string-value="125ED8" calcext:value-type="string">
            <text:p>125ED8</text:p>
          </table:table-cell>
          <table:table-cell table:formula="of:=[.A28]-[.$A$2]"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p Grid Size</text:p>
          </table:table-cell>
          <table:table-cell/>
        </table:table-row>
        <table:table-row table:style-name="ro1">
          <table:table-cell table:formula="of:=[.A28]+[.D28]" office:value-type="float" office:value="1203932" calcext:value-type="float">
            <text:p>1203932</text:p>
          </table:table-cell>
          <table:table-cell table:formula="of:=DEC2HEX([.A29])" office:value-type="string" office:string-value="125EDC" calcext:value-type="string">
            <text:p>125EDC</text:p>
          </table:table-cell>
          <table:table-cell table:formula="of:=[.A29]-[.$A$2]"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ap Grid Start</text:p>
          </table:table-cell>
          <table:table-cell/>
        </table:table-row>
        <table:table-row table:style-name="ro1">
          <table:table-cell table:formula="of:=[.A29]+[.D29]" office:value-type="float" office:value="1203936" calcext:value-type="float">
            <text:p>1203936</text:p>
          </table:table-cell>
          <table:table-cell table:formula="of:=DEC2HEX([.A30])" office:value-type="string" office:string-value="125EE0" calcext:value-type="string">
            <text:p>125EE0</text:p>
          </table:table-cell>
          <table:table-cell table:formula="of:=[.A30]-[.$A$2]" office:value-type="float" office:value="804" calcext:value-type="float">
            <text:p>8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p Subtitle</text:p>
          </table:table-cell>
          <table:table-cell/>
        </table:table-row>
        <table:table-row table:style-name="ro1">
          <table:table-cell table:formula="of:=[.A30]+[.D30]" office:value-type="float" office:value="1204000" calcext:value-type="float">
            <text:p>1204000</text:p>
          </table:table-cell>
          <table:table-cell table:formula="of:=DEC2HEX([.A31])" office:value-type="string" office:string-value="125F20" calcext:value-type="string">
            <text:p>125F20</text:p>
          </table:table-cell>
          <table:table-cell table:formula="of:=[.A31]-[.$A$2]" office:value-type="float" office:value="868" calcext:value-type="float">
            <text:p>868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ap Description</text:p>
          </table:table-cell>
          <table:table-cell/>
        </table:table-row>
        <table:table-row table:style-name="ro1">
          <table:table-cell table:formula="of:=[.A31]+[.D31]" office:value-type="float" office:value="1204522" calcext:value-type="float">
            <text:p>1204522</text:p>
          </table:table-cell>
          <table:table-cell table:formula="of:=DEC2HEX([.A32])" office:value-type="string" office:string-value="12612A" calcext:value-type="string">
            <text:p>12612A</text:p>
          </table:table-cell>
          <table:table-cell table:formula="of:=[.A32]-[.$A$2]"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can comply</text:p>
          </table:table-cell>
          <table:table-cell/>
        </table:table-row>
        <table:table-row table:style-name="ro1">
          <table:table-cell table:formula="of:=[.A32]+[.D32]" office:value-type="float" office:value="1204542" calcext:value-type="float">
            <text:p>1204542</text:p>
          </table:table-cell>
          <table:table-cell table:formula="of:=DEC2HEX([.A33])" office:value-type="string" office:string-value="12613E" calcext:value-type="string">
            <text:p>12613E</text:p>
          </table:table-cell>
          <table:table-cell table:formula="of:=[.A33]-[.$A$2]"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 Id</text:p>
          </table:table-cell>
          <table:table-cell/>
        </table:table-row>
        <table:table-row table:style-name="ro1">
          <table:table-cell table:formula="of:=[.A33]+[.D33]" office:value-type="float" office:value="1204544" calcext:value-type="float">
            <text:p>1204544</text:p>
          </table:table-cell>
          <table:table-cell table:formula="of:=DEC2HEX([.A34])" office:value-type="string" office:string-value="126140" calcext:value-type="string">
            <text:p>126140</text:p>
          </table:table-cell>
          <table:table-cell table:formula="of:=[.A34]-[.$A$2]" office:value-type="float" office:value="1412" calcext:value-type="float">
            <text:p>1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 Play</text:p>
          </table:table-cell>
          <table:table-cell/>
        </table:table-row>
        <table:table-row table:style-name="ro1">
          <table:table-cell table:formula="of:=[.A34]+[.D34]" office:value-type="float" office:value="1204546" calcext:value-type="float">
            <text:p>1204546</text:p>
          </table:table-cell>
          <table:table-cell table:formula="of:=DEC2HEX([.A35])" office:value-type="string" office:string-value="126142" calcext:value-type="string">
            <text:p>126142</text:p>
          </table:table-cell>
          <table:table-cell table:formula="of:=[.A35]-[.$A$2]" office:value-type="float" office:value="1414" calcext:value-type="float">
            <text:p>1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Rank</text:p>
          </table:table-cell>
          <table:table-cell/>
        </table:table-row>
        <table:table-row table:style-name="ro1">
          <table:table-cell table:formula="of:=[.A35]+[.D35]" office:value-type="float" office:value="1204548" calcext:value-type="float">
            <text:p>1204548</text:p>
          </table:table-cell>
          <table:table-cell table:formula="of:=DEC2HEX([.A36])" office:value-type="string" office:string-value="126144" calcext:value-type="string">
            <text:p>126144</text:p>
          </table:table-cell>
          <table:table-cell table:formula="of:=[.A36]-[.$A$2]" office:value-type="float" office:value="1416" calcext:value-type="float">
            <text:p>1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d Points X</text:p>
          </table:table-cell>
          <table:table-cell/>
        </table:table-row>
        <table:table-row table:style-name="ro1">
          <table:table-cell table:formula="of:=[.A36]+[.D36]" office:value-type="float" office:value="1204556" calcext:value-type="float">
            <text:p>1204556</text:p>
          </table:table-cell>
          <table:table-cell table:formula="of:=DEC2HEX([.A37])" office:value-type="string" office:string-value="12614C" calcext:value-type="string">
            <text:p>12614C</text:p>
          </table:table-cell>
          <table:table-cell table:formula="of:=[.A37]-[.$A$2]" office:value-type="float" office:value="1424" calcext:value-type="float">
            <text:p>14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d Points Y</text:p>
          </table:table-cell>
          <table:table-cell/>
        </table:table-row>
        <table:table-row table:style-name="ro1">
          <table:table-cell table:formula="of:=[.A37]+[.D37]" office:value-type="float" office:value="1204564" calcext:value-type="float">
            <text:p>1204564</text:p>
          </table:table-cell>
          <table:table-cell table:formula="of:=DEC2HEX([.A38])" office:value-type="string" office:string-value="126154" calcext:value-type="string">
            <text:p>126154</text:p>
          </table:table-cell>
          <table:table-cell table:formula="of:=[.A38]-[.$A$2]" office:value-type="float" office:value="1432" calcext:value-type="float">
            <text:p>14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mand Changes Year</text:p>
          </table:table-cell>
          <table:table-cell/>
        </table:table-row>
        <table:table-row table:style-name="ro1">
          <table:table-cell table:formula="of:=[.A38]+[.D38]" office:value-type="float" office:value="1204604" calcext:value-type="float">
            <text:p>1204604</text:p>
          </table:table-cell>
          <table:table-cell table:formula="of:=DEC2HEX([.A39])" office:value-type="string" office:string-value="12617C" calcext:value-type="string">
            <text:p>12617C</text:p>
          </table:table-cell>
          <table:table-cell table:formula="of:=[.A39]-[.$A$2]"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mand Changes Month</text:p>
          </table:table-cell>
          <table:table-cell/>
        </table:table-row>
        <table:table-row table:style-name="ro1">
          <table:table-cell table:formula="of:=[.A39]+[.D39]" office:value-type="float" office:value="1204624" calcext:value-type="float">
            <text:p>1204624</text:p>
          </table:table-cell>
          <table:table-cell table:formula="of:=DEC2HEX([.A40])" office:value-type="string" office:string-value="126190" calcext:value-type="string">
            <text:p>126190</text:p>
          </table:table-cell>
          <table:table-cell table:formula="of:=[.A40]-[.$A$2]"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mand Changes Resource</text:p>
          </table:table-cell>
          <table:table-cell/>
        </table:table-row>
        <table:table-row table:style-name="ro1">
          <table:table-cell table:formula="of:=[.A40]+[.D40]" office:value-type="float" office:value="1204644" calcext:value-type="float">
            <text:p>1204644</text:p>
          </table:table-cell>
          <table:table-cell table:formula="of:=DEC2HEX([.A41])" office:value-type="string" office:string-value="1261A4" calcext:value-type="string">
            <text:p>1261A4</text:p>
          </table:table-cell>
          <table:table-cell table:formula="of:=[.A41]-[.$A$2]" office:value-type="float" office:value="1512" calcext:value-type="float">
            <text:p>15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mand Changes Route</text:p>
          </table:table-cell>
          <table:table-cell/>
        </table:table-row>
        <table:table-row table:style-name="ro1">
          <table:table-cell table:formula="of:=[.A41]+[.D41]" office:value-type="float" office:value="1204664" calcext:value-type="float">
            <text:p>1204664</text:p>
          </table:table-cell>
          <table:table-cell table:formula="of:=DEC2HEX([.A42])" office:value-type="string" office:string-value="1261B8" calcext:value-type="string">
            <text:p>1261B8</text:p>
          </table:table-cell>
          <table:table-cell table:formula="of:=[.A42]-[.$A$2]"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mand Changes Rise/Fall</text:p>
          </table:table-cell>
          <table:table-cell/>
        </table:table-row>
        <table:table-row table:style-name="ro1">
          <table:table-cell table:formula="of:=[.A42]+[.D42]" office:value-type="float" office:value="1204684" calcext:value-type="float">
            <text:p>1204684</text:p>
          </table:table-cell>
          <table:table-cell table:formula="of:=DEC2HEX([.A43])" office:value-type="string" office:string-value="1261CC" calcext:value-type="string">
            <text:p>1261CC</text:p>
          </table:table-cell>
          <table:table-cell table:formula="of:=[.A43]-[.$A$2]" office:value-type="float" office:value="1552" calcext:value-type="float">
            <text:p>15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ice Change Years</text:p>
          </table:table-cell>
          <table:table-cell/>
        </table:table-row>
        <table:table-row table:style-name="ro1">
          <table:table-cell table:formula="of:=[.A43]+[.D43]" office:value-type="float" office:value="1204724" calcext:value-type="float">
            <text:p>1204724</text:p>
          </table:table-cell>
          <table:table-cell table:formula="of:=DEC2HEX([.A44])" office:value-type="string" office:string-value="1261F4" calcext:value-type="string">
            <text:p>1261F4</text:p>
          </table:table-cell>
          <table:table-cell table:formula="of:=[.A44]-[.$A$2]"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Change Months</text:p>
          </table:table-cell>
          <table:table-cell/>
        </table:table-row>
        <table:table-row table:style-name="ro1">
          <table:table-cell table:formula="of:=[.A44]+[.D44]" office:value-type="float" office:value="1204744" calcext:value-type="float">
            <text:p>1204744</text:p>
          </table:table-cell>
          <table:table-cell table:formula="of:=DEC2HEX([.A45])" office:value-type="string" office:string-value="126208" calcext:value-type="string">
            <text:p>126208</text:p>
          </table:table-cell>
          <table:table-cell table:formula="of:=[.A45]-[.$A$2]"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Change Goods</text:p>
          </table:table-cell>
          <table:table-cell/>
        </table:table-row>
        <table:table-row table:style-name="ro1">
          <table:table-cell table:formula="of:=[.A45]+[.D45]" office:value-type="float" office:value="1204764" calcext:value-type="float">
            <text:p>1204764</text:p>
          </table:table-cell>
          <table:table-cell table:formula="of:=DEC2HEX([.A46])" office:value-type="string" office:string-value="12621C" calcext:value-type="string">
            <text:p>12621C</text:p>
          </table:table-cell>
          <table:table-cell table:formula="of:=[.A46]-[.$A$2]"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Change Difference</text:p>
          </table:table-cell>
          <table:table-cell/>
        </table:table-row>
        <table:table-row table:style-name="ro1">
          <table:table-cell table:formula="of:=[.A46]+[.D46]" office:value-type="float" office:value="1204784" calcext:value-type="float">
            <text:p>1204784</text:p>
          </table:table-cell>
          <table:table-cell table:formula="of:=DEC2HEX([.A47])" office:value-type="string" office:string-value="126230" calcext:value-type="string">
            <text:p>126230</text:p>
          </table:table-cell>
          <table:table-cell table:formula="of:=[.A47]-[.$A$2]"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ce Change Direction</text:p>
          </table:table-cell>
          <table:table-cell/>
        </table:table-row>
        <table:table-row table:style-name="ro1">
          <table:table-cell table:formula="of:=[.A47]+[.D47]" office:value-type="float" office:value="1204804" calcext:value-type="float">
            <text:p>1204804</text:p>
          </table:table-cell>
          <table:table-cell table:formula="of:=DEC2HEX([.A48])" office:value-type="string" office:string-value="126244" calcext:value-type="string">
            <text:p>126244</text:p>
          </table:table-cell>
          <table:table-cell table:formula="of:=[.A48]-[.$A$2]"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diator Revolt Flag</text:p>
          </table:table-cell>
          <table:table-cell/>
        </table:table-row>
        <table:table-row table:style-name="ro1">
          <table:table-cell table:formula="of:=[.A48]+[.D48]" office:value-type="float" office:value="1204808" calcext:value-type="float">
            <text:p>1204808</text:p>
          </table:table-cell>
          <table:table-cell table:formula="of:=DEC2HEX([.A49])" office:value-type="string" office:string-value="126248" calcext:value-type="string">
            <text:p>126248</text:p>
          </table:table-cell>
          <table:table-cell table:formula="of:=[.A49]-[.$A$2]" office:value-type="float" office:value="1676" calcext:value-type="float">
            <text:p>1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adiator Revolt Year</text:p>
          </table:table-cell>
          <table:table-cell/>
        </table:table-row>
        <table:table-row table:style-name="ro1">
          <table:table-cell table:formula="of:=[.A49]+[.D49]" office:value-type="float" office:value="1204812" calcext:value-type="float">
            <text:p>1204812</text:p>
          </table:table-cell>
          <table:table-cell table:formula="of:=DEC2HEX([.A50])" office:value-type="string" office:string-value="12624C" calcext:value-type="string">
            <text:p>12624C</text:p>
          </table:table-cell>
          <table:table-cell table:formula="of:=[.A50]-[.$A$2]" office:value-type="float" office:value="1680" calcext:value-type="float">
            <text:p>16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 Change Flag</text:p>
          </table:table-cell>
          <table:table-cell/>
        </table:table-row>
        <table:table-row table:style-name="ro1">
          <table:table-cell table:formula="of:=[.A50]+[.D50]" office:value-type="float" office:value="1204816" calcext:value-type="float">
            <text:p>1204816</text:p>
          </table:table-cell>
          <table:table-cell table:formula="of:=DEC2HEX([.A51])" office:value-type="string" office:string-value="126250" calcext:value-type="string">
            <text:p>126250</text:p>
          </table:table-cell>
          <table:table-cell table:formula="of:=[.A51]-[.$A$2]"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 Change Year</text:p>
          </table:table-cell>
          <table:table-cell/>
        </table:table-row>
        <table:table-row table:style-name="ro1">
          <table:table-cell table:formula="of:=[.A51]+[.D51]" office:value-type="float" office:value="1204820" calcext:value-type="float">
            <text:p>1204820</text:p>
          </table:table-cell>
          <table:table-cell table:formula="of:=DEC2HEX([.A52])" office:value-type="string" office:string-value="126254" calcext:value-type="string">
            <text:p>126254</text:p>
          </table:table-cell>
          <table:table-cell table:formula="of:=[.A52]-[.$A$2]" office:value-type="float" office:value="1688" calcext:value-type="float">
            <text:p>16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 Trade Flag</text:p>
          </table:table-cell>
          <table:table-cell/>
        </table:table-row>
        <table:table-row table:style-name="ro1">
          <table:table-cell table:formula="of:=[.A52]+[.D52]" office:value-type="float" office:value="1204824" calcext:value-type="float">
            <text:p>1204824</text:p>
          </table:table-cell>
          <table:table-cell table:formula="of:=DEC2HEX([.A53])" office:value-type="string" office:string-value="126258" calcext:value-type="string">
            <text:p>126258</text:p>
          </table:table-cell>
          <table:table-cell table:formula="of:=[.A53]-[.$A$2]" office:value-type="float" office:value="1692" calcext:value-type="float">
            <text:p>1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 Trade Flag</text:p>
          </table:table-cell>
          <table:table-cell/>
        </table:table-row>
        <table:table-row table:style-name="ro1">
          <table:table-cell table:formula="of:=[.A53]+[.D53]" office:value-type="float" office:value="1204828" calcext:value-type="float">
            <text:p>1204828</text:p>
          </table:table-cell>
          <table:table-cell table:formula="of:=DEC2HEX([.A54])" office:value-type="string" office:string-value="12625C" calcext:value-type="string">
            <text:p>12625C</text:p>
          </table:table-cell>
          <table:table-cell table:formula="of:=[.A54]-[.$A$2]" office:value-type="float" office:value="1696" calcext:value-type="float">
            <text:p>1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 Raises Wages Flag</text:p>
          </table:table-cell>
          <table:table-cell/>
        </table:table-row>
        <table:table-row table:style-name="ro1">
          <table:table-cell table:formula="of:=[.A54]+[.D54]" office:value-type="float" office:value="1204832" calcext:value-type="float">
            <text:p>1204832</text:p>
          </table:table-cell>
          <table:table-cell table:formula="of:=DEC2HEX([.A55])" office:value-type="string" office:string-value="126260" calcext:value-type="string">
            <text:p>126260</text:p>
          </table:table-cell>
          <table:table-cell table:formula="of:=[.A55]-[.$A$2]"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 Lowers Wages Flag</text:p>
          </table:table-cell>
          <table:table-cell/>
        </table:table-row>
        <table:table-row table:style-name="ro1">
          <table:table-cell table:formula="of:=[.A55]+[.D55]" office:value-type="float" office:value="1204836" calcext:value-type="float">
            <text:p>1204836</text:p>
          </table:table-cell>
          <table:table-cell table:formula="of:=DEC2HEX([.A56])" office:value-type="string" office:string-value="126264" calcext:value-type="string">
            <text:p>126264</text:p>
          </table:table-cell>
          <table:table-cell table:formula="of:=[.A56]-[.$A$2]" office:value-type="float" office:value="1704" calcext:value-type="float">
            <text:p>1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aminated Water Flag</text:p>
          </table:table-cell>
          <table:table-cell/>
        </table:table-row>
        <table:table-row table:style-name="ro1">
          <table:table-cell table:formula="of:=[.A56]+[.D56]" office:value-type="float" office:value="1204840" calcext:value-type="float">
            <text:p>1204840</text:p>
          </table:table-cell>
          <table:table-cell table:formula="of:=DEC2HEX([.A57])" office:value-type="string" office:string-value="126268" calcext:value-type="string">
            <text:p>126268</text:p>
          </table:table-cell>
          <table:table-cell table:formula="of:=[.A57]-[.$A$2]" office:value-type="float" office:value="1708" calcext:value-type="float">
            <text:p>1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on Mine Collapse Flag</text:p>
          </table:table-cell>
          <table:table-cell/>
        </table:table-row>
        <table:table-row table:style-name="ro1">
          <table:table-cell table:formula="of:=[.A57]+[.D57]" office:value-type="float" office:value="1204844" calcext:value-type="float">
            <text:p>1204844</text:p>
          </table:table-cell>
          <table:table-cell table:formula="of:=DEC2HEX([.A58])" office:value-type="string" office:string-value="12626C" calcext:value-type="string">
            <text:p>12626C</text:p>
          </table:table-cell>
          <table:table-cell table:formula="of:=[.A58]-[.$A$2]" office:value-type="float" office:value="1712" calcext:value-type="float">
            <text:p>1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y Pits Flood Flag</text:p>
          </table:table-cell>
          <table:table-cell/>
        </table:table-row>
        <table:table-row table:style-name="ro1">
          <table:table-cell table:formula="of:=[.A58]+[.D58]" office:value-type="float" office:value="1204848" calcext:value-type="float">
            <text:p>1204848</text:p>
          </table:table-cell>
          <table:table-cell table:formula="of:=DEC2HEX([.A59])" office:value-type="string" office:string-value="126270" calcext:value-type="string">
            <text:p>126270</text:p>
          </table:table-cell>
          <table:table-cell table:formula="of:=[.A59]-[.$A$2]" office:value-type="float" office:value="1716" calcext:value-type="float">
            <text:p>17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shing Points X</text:p>
          </table:table-cell>
          <table:table-cell/>
        </table:table-row>
        <table:table-row table:style-name="ro1">
          <table:table-cell table:formula="of:=[.A59]+[.D59]" office:value-type="float" office:value="1204864" calcext:value-type="float">
            <text:p>1204864</text:p>
          </table:table-cell>
          <table:table-cell table:formula="of:=DEC2HEX([.A60])" office:value-type="string" office:string-value="126280" calcext:value-type="string">
            <text:p>126280</text:p>
          </table:table-cell>
          <table:table-cell table:formula="of:=[.A60]-[.$A$2]" office:value-type="float" office:value="1732" calcext:value-type="float">
            <text:p>17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shing Points Y</text:p>
          </table:table-cell>
          <table:table-cell/>
        </table:table-row>
        <table:table-row table:style-name="ro1">
          <table:table-cell table:formula="of:=[.A60]+[.D60]" office:value-type="float" office:value="1204880" calcext:value-type="float">
            <text:p>1204880</text:p>
          </table:table-cell>
          <table:table-cell table:formula="of:=DEC2HEX([.A61])" office:value-type="string" office:string-value="126290" calcext:value-type="string">
            <text:p>126290</text:p>
          </table:table-cell>
          <table:table-cell table:formula="of:=[.A61]-[.$A$2]"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Favor</text:p>
          </table:table-cell>
          <table:table-cell/>
        </table:table-row>
        <table:table-row table:style-name="ro1">
          <table:table-cell table:formula="of:=[.A61]+[.D61]" office:value-type="float" office:value="1204900" calcext:value-type="float">
            <text:p>1204900</text:p>
          </table:table-cell>
          <table:table-cell table:formula="of:=DEC2HEX([.A62])" office:value-type="string" office:string-value="1262A4" calcext:value-type="string">
            <text:p>1262A4</text:p>
          </table:table-cell>
          <table:table-cell table:formula="of:=[.A62]-[.$A$2]"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vasion Months</text:p>
          </table:table-cell>
          <table:table-cell/>
        </table:table-row>
        <table:table-row table:style-name="ro1">
          <table:table-cell table:formula="of:=[.A62]+[.D62]" office:value-type="float" office:value="1204920" calcext:value-type="float">
            <text:p>1204920</text:p>
          </table:table-cell>
          <table:table-cell table:formula="of:=DEC2HEX([.A63])" office:value-type="string" office:string-value="1262B8" calcext:value-type="string">
            <text:p>1262B8</text:p>
          </table:table-cell>
          <table:table-cell table:formula="of:=[.A63]-[.$A$2]"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Months</text:p>
          </table:table-cell>
          <table:table-cell/>
        </table:table-row>
        <table:table-row table:style-name="ro1">
          <table:table-cell table:formula="of:=[.A63]+[.D63]" office:value-type="float" office:value="1204940" calcext:value-type="float">
            <text:p>1204940</text:p>
          </table:table-cell>
          <table:table-cell table:formula="of:=DEC2HEX([.A64])" office:value-type="string" office:string-value="1262CC" calcext:value-type="string">
            <text:p>1262CC</text:p>
          </table:table-cell>
          <table:table-cell table:formula="of:=[.A64]-[.$A$2]"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State</text:p>
          </table:table-cell>
          <table:table-cell/>
        </table:table-row>
        <table:table-row table:style-name="ro1">
          <table:table-cell table:formula="of:=[.A64]+[.D64]" office:value-type="float" office:value="1204960" calcext:value-type="float">
            <text:p>1204960</text:p>
          </table:table-cell>
          <table:table-cell table:formula="of:=DEC2HEX([.A65])" office:value-type="string" office:string-value="1262E0" calcext:value-type="string">
            <text:p>1262E0</text:p>
          </table:table-cell>
          <table:table-cell table:formula="of:=[.A65]-[.$A$2]"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Visibility</text:p>
          </table:table-cell>
          <table:table-cell/>
        </table:table-row>
        <table:table-row table:style-name="ro1">
          <table:table-cell table:formula="of:=[.A65]+[.D65]" office:value-type="float" office:value="1204980" calcext:value-type="float">
            <text:p>1204980</text:p>
          </table:table-cell>
          <table:table-cell table:formula="of:=DEC2HEX([.A66])" office:value-type="string" office:string-value="1262F4" calcext:value-type="string">
            <text:p>1262F4</text:p>
          </table:table-cell>
          <table:table-cell table:formula="of:=[.A66]-[.$A$2]" office:value-type="float" office:value="1848" calcext:value-type="float">
            <text:p>18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quest Months Left</text:p>
          </table:table-cell>
          <table:table-cell/>
        </table:table-row>
        <table:table-row table:style-name="ro1">
          <table:table-cell table:formula="of:=[.A66]+[.D66]" office:value-type="float" office:value="1205000" calcext:value-type="float">
            <text:p>1205000</text:p>
          </table:table-cell>
          <table:table-cell table:formula="of:=DEC2HEX([.A67])" office:value-type="string" office:string-value="126308" calcext:value-type="string">
            <text:p>126308</text:p>
          </table:table-cell>
          <table:table-cell table:formula="of:=[.A67]-[.$A$2]" office:value-type="float" office:value="1868" calcext:value-type="float">
            <text:p>1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me Supplies Wheat</text:p>
          </table:table-cell>
          <table:table-cell/>
        </table:table-row>
        <table:table-row table:style-name="ro1">
          <table:table-cell table:formula="of:=[.A67]+[.D67]" office:value-type="float" office:value="1205004" calcext:value-type="float">
            <text:p>1205004</text:p>
          </table:table-cell>
          <table:table-cell table:formula="of:=DEC2HEX([.A68])" office:value-type="string" office:string-value="12630C" calcext:value-type="string">
            <text:p>12630C</text:p>
          </table:table-cell>
          <table:table-cell table:formula="of:=[.A68]-[.$A$2]" office:value-type="float" office:value="1872" calcext:value-type="float">
            <text:p>18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lowed buildings</text:p>
          </table:table-cell>
          <table:table-cell/>
        </table:table-row>
        <table:table-row table:style-name="ro1">
          <table:table-cell table:formula="of:=[.A68]+[.D68]" office:value-type="float" office:value="1205104" calcext:value-type="float">
            <text:p>1205104</text:p>
          </table:table-cell>
          <table:table-cell table:formula="of:=DEC2HEX([.A69])" office:value-type="string" office:string-value="126370" calcext:value-type="string">
            <text:p>126370</text:p>
          </table:table-cell>
          <table:table-cell table:formula="of:=[.A69]-[.$A$2]"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lture Goal</text:p>
          </table:table-cell>
          <table:table-cell/>
        </table:table-row>
        <table:table-row table:style-name="ro1">
          <table:table-cell table:formula="of:=[.A69]+[.D69]" office:value-type="float" office:value="1205108" calcext:value-type="float">
            <text:p>1205108</text:p>
          </table:table-cell>
          <table:table-cell table:formula="of:=DEC2HEX([.A70])" office:value-type="string" office:string-value="126374" calcext:value-type="string">
            <text:p>126374</text:p>
          </table:table-cell>
          <table:table-cell table:formula="of:=[.A70]-[.$A$2]"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sperity Goal</text:p>
          </table:table-cell>
          <table:table-cell/>
        </table:table-row>
        <table:table-row table:style-name="ro1">
          <table:table-cell table:formula="of:=[.A70]+[.D70]" office:value-type="float" office:value="1205112" calcext:value-type="float">
            <text:p>1205112</text:p>
          </table:table-cell>
          <table:table-cell table:formula="of:=DEC2HEX([.A71])" office:value-type="string" office:string-value="126378" calcext:value-type="string">
            <text:p>126378</text:p>
          </table:table-cell>
          <table:table-cell table:formula="of:=[.A71]-[.$A$2]"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ce Goal</text:p>
          </table:table-cell>
          <table:table-cell/>
        </table:table-row>
        <table:table-row table:style-name="ro1">
          <table:table-cell table:formula="of:=[.A71]+[.D71]" office:value-type="float" office:value="1205116" calcext:value-type="float">
            <text:p>1205116</text:p>
          </table:table-cell>
          <table:table-cell table:formula="of:=DEC2HEX([.A72])" office:value-type="string" office:string-value="12637C" calcext:value-type="string">
            <text:p>12637C</text:p>
          </table:table-cell>
          <table:table-cell table:formula="of:=[.A72]-[.$A$2]"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vor Goal</text:p>
          </table:table-cell>
          <table:table-cell/>
        </table:table-row>
        <table:table-row table:style-name="ro1">
          <table:table-cell table:formula="of:=[.A72]+[.D72]" office:value-type="float" office:value="1205120" calcext:value-type="float">
            <text:p>1205120</text:p>
          </table:table-cell>
          <table:table-cell table:formula="of:=DEC2HEX([.A73])" office:value-type="string" office:string-value="126380" calcext:value-type="string">
            <text:p>126380</text:p>
          </table:table-cell>
          <table:table-cell table:formula="of:=[.A73]-[.$A$2]"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lture Goal Enabled</text:p>
          </table:table-cell>
          <table:table-cell/>
        </table:table-row>
        <table:table-row table:style-name="ro1">
          <table:table-cell table:formula="of:=[.A73]+[.D73]" office:value-type="float" office:value="1205121" calcext:value-type="float">
            <text:p>1205121</text:p>
          </table:table-cell>
          <table:table-cell table:formula="of:=DEC2HEX([.A74])" office:value-type="string" office:string-value="126381" calcext:value-type="string">
            <text:p>126381</text:p>
          </table:table-cell>
          <table:table-cell table:formula="of:=[.A74]-[.$A$2]"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sperity Goal Enabled</text:p>
          </table:table-cell>
          <table:table-cell/>
        </table:table-row>
        <table:table-row table:style-name="ro1">
          <table:table-cell table:formula="of:=[.A74]+[.D74]" office:value-type="float" office:value="1205122" calcext:value-type="float">
            <text:p>1205122</text:p>
          </table:table-cell>
          <table:table-cell table:formula="of:=DEC2HEX([.A75])" office:value-type="string" office:string-value="126382" calcext:value-type="string">
            <text:p>126382</text:p>
          </table:table-cell>
          <table:table-cell table:formula="of:=[.A75]-[.$A$2]"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ce Goal Enabled</text:p>
          </table:table-cell>
          <table:table-cell/>
        </table:table-row>
        <table:table-row table:style-name="ro1">
          <table:table-cell table:formula="of:=[.A75]+[.D75]" office:value-type="float" office:value="1205123" calcext:value-type="float">
            <text:p>1205123</text:p>
          </table:table-cell>
          <table:table-cell table:formula="of:=DEC2HEX([.A76])" office:value-type="string" office:string-value="126383" calcext:value-type="string">
            <text:p>126383</text:p>
          </table:table-cell>
          <table:table-cell table:formula="of:=[.A76]-[.$A$2]"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vor Goal Enabled</text:p>
          </table:table-cell>
          <table:table-cell/>
        </table:table-row>
        <table:table-row table:style-name="ro1">
          <table:table-cell table:formula="of:=[.A76]+[.D76]" office:value-type="float" office:value="1205124" calcext:value-type="float">
            <text:p>1205124</text:p>
          </table:table-cell>
          <table:table-cell table:formula="of:=DEC2HEX([.A77])" office:value-type="string" office:string-value="126384" calcext:value-type="string">
            <text:p>126384</text:p>
          </table:table-cell>
          <table:table-cell table:formula="of:=[.A77]-[.$A$2]"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ing Time Enabled</text:p>
          </table:table-cell>
          <table:table-cell/>
        </table:table-row>
        <table:table-row table:style-name="ro1">
          <table:table-cell table:formula="of:=[.A77]+[.D77]" office:value-type="float" office:value="1205128" calcext:value-type="float">
            <text:p>1205128</text:p>
          </table:table-cell>
          <table:table-cell table:formula="of:=DEC2HEX([.A78])" office:value-type="string" office:string-value="126388" calcext:value-type="string">
            <text:p>126388</text:p>
          </table:table-cell>
          <table:table-cell table:formula="of:=[.A78]-[.$A$2]"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sing Time <text:s/></text:p>
          </table:table-cell>
          <table:table-cell/>
        </table:table-row>
        <table:table-row table:style-name="ro1">
          <table:table-cell table:formula="of:=[.A78]+[.D78]" office:value-type="float" office:value="1205132" calcext:value-type="float">
            <text:p>1205132</text:p>
          </table:table-cell>
          <table:table-cell table:formula="of:=DEC2HEX([.A79])" office:value-type="string" office:string-value="12638C" calcext:value-type="string">
            <text:p>12638C</text:p>
          </table:table-cell>
          <table:table-cell table:formula="of:=[.A79]-[.$A$2]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vival Time Enabled</text:p>
          </table:table-cell>
          <table:table-cell/>
        </table:table-row>
        <table:table-row table:style-name="ro1">
          <table:table-cell table:formula="of:=[.A79]+[.D79]" office:value-type="float" office:value="1205136" calcext:value-type="float">
            <text:p>1205136</text:p>
          </table:table-cell>
          <table:table-cell table:formula="of:=DEC2HEX([.A80])" office:value-type="string" office:string-value="126390" calcext:value-type="string">
            <text:p>126390</text:p>
          </table:table-cell>
          <table:table-cell table:formula="of:=[.A80]-[.$A$2]"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vival Time</text:p>
          </table:table-cell>
          <table:table-cell/>
        </table:table-row>
        <table:table-row table:style-name="ro1">
          <table:table-cell table:formula="of:=[.A80]+[.D80]" office:value-type="float" office:value="1205140" calcext:value-type="float">
            <text:p>1205140</text:p>
          </table:table-cell>
          <table:table-cell table:formula="of:=DEC2HEX([.A81])" office:value-type="string" office:string-value="126394" calcext:value-type="string">
            <text:p>126394</text:p>
          </table:table-cell>
          <table:table-cell table:formula="of:=[.A81]-[.$A$2]"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thquake Type</text:p>
          </table:table-cell>
          <table:table-cell/>
        </table:table-row>
        <table:table-row table:style-name="ro1">
          <table:table-cell table:formula="of:=[.A81]+[.D81]" office:value-type="float" office:value="1205144" calcext:value-type="float">
            <text:p>1205144</text:p>
          </table:table-cell>
          <table:table-cell table:formula="of:=DEC2HEX([.A82])" office:value-type="string" office:string-value="126398" calcext:value-type="string">
            <text:p>126398</text:p>
          </table:table-cell>
          <table:table-cell table:formula="of:=[.A82]-[.$A$2]"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thquake Year</text:p>
          </table:table-cell>
          <table:table-cell/>
        </table:table-row>
        <table:table-row table:style-name="ro1">
          <table:table-cell table:formula="of:=[.A82]+[.D82]" office:value-type="float" office:value="1205148" calcext:value-type="float">
            <text:p>1205148</text:p>
          </table:table-cell>
          <table:table-cell table:formula="of:=DEC2HEX([.A83])" office:value-type="string" office:string-value="12639C" calcext:value-type="string">
            <text:p>12639C</text:p>
          </table:table-cell>
          <table:table-cell table:formula="of:=[.A83]-[.$A$2]"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ation Flag</text:p>
          </table:table-cell>
          <table:table-cell/>
        </table:table-row>
        <table:table-row table:style-name="ro1">
          <table:table-cell table:formula="of:=[.A83]+[.D83]" office:value-type="float" office:value="1205152" calcext:value-type="float">
            <text:p>1205152</text:p>
          </table:table-cell>
          <table:table-cell table:formula="of:=DEC2HEX([.A84])" office:value-type="string" office:string-value="1263A0" calcext:value-type="string">
            <text:p>1263A0</text:p>
          </table:table-cell>
          <table:table-cell table:formula="of:=[.A84]-[.$A$2]"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pulation Goal</text:p>
          </table:table-cell>
          <table:table-cell/>
        </table:table-row>
        <table:table-row table:style-name="ro1">
          <table:table-cell table:formula="of:=[.A84]+[.D84]" office:value-type="float" office:value="1205156" calcext:value-type="float">
            <text:p>1205156</text:p>
          </table:table-cell>
          <table:table-cell table:formula="of:=DEC2HEX([.A85])" office:value-type="string" office:string-value="1263A4" calcext:value-type="string">
            <text:p>1263A4</text:p>
          </table:table-cell>
          <table:table-cell table:formula="of:=[.A85]-[.$A$2]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 X</text:p>
          </table:table-cell>
          <table:table-cell/>
        </table:table-row>
        <table:table-row table:style-name="ro1">
          <table:table-cell table:formula="of:=[.A85]+[.D85]" office:value-type="float" office:value="1205158" calcext:value-type="float">
            <text:p>1205158</text:p>
          </table:table-cell>
          <table:table-cell table:formula="of:=DEC2HEX([.A86])" office:value-type="string" office:string-value="1263A6" calcext:value-type="string">
            <text:p>1263A6</text:p>
          </table:table-cell>
          <table:table-cell table:formula="of:=[.A86]-[.$A$2]" office:value-type="float" office:value="2026" calcext:value-type="float">
            <text:p>2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 Y</text:p>
          </table:table-cell>
          <table:table-cell/>
        </table:table-row>
        <table:table-row table:style-name="ro1">
          <table:table-cell table:formula="of:=[.A86]+[.D86]" office:value-type="float" office:value="1205160" calcext:value-type="float">
            <text:p>1205160</text:p>
          </table:table-cell>
          <table:table-cell table:formula="of:=DEC2HEX([.A87])" office:value-type="string" office:string-value="1263A8" calcext:value-type="string">
            <text:p>1263A8</text:p>
          </table:table-cell>
          <table:table-cell table:formula="of:=[.A87]-[.$A$2]" office:value-type="float" office:value="2028" calcext:value-type="float">
            <text:p>2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 Point X</text:p>
          </table:table-cell>
          <table:table-cell/>
        </table:table-row>
        <table:table-row table:style-name="ro1">
          <table:table-cell table:formula="of:=[.A87]+[.D87]" office:value-type="float" office:value="1205162" calcext:value-type="float">
            <text:p>1205162</text:p>
          </table:table-cell>
          <table:table-cell table:formula="of:=DEC2HEX([.A88])" office:value-type="string" office:string-value="1263AA" calcext:value-type="string">
            <text:p>1263AA</text:p>
          </table:table-cell>
          <table:table-cell table:formula="of:=[.A88]-[.$A$2]" office:value-type="float" office:value="2030" calcext:value-type="float">
            <text:p>2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y Point Y</text:p>
          </table:table-cell>
          <table:table-cell/>
        </table:table-row>
        <table:table-row table:style-name="ro1">
          <table:table-cell table:formula="of:=[.A88]+[.D88]" office:value-type="float" office:value="1205164" calcext:value-type="float">
            <text:p>1205164</text:p>
          </table:table-cell>
          <table:table-cell table:formula="of:=DEC2HEX([.A89])" office:value-type="string" office:string-value="1263AC" calcext:value-type="string">
            <text:p>1263AC</text:p>
          </table:table-cell>
          <table:table-cell table:formula="of:=[.A89]-[.$A$2]" office:value-type="float" office:value="2032" calcext:value-type="float">
            <text:p>2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t Point X</text:p>
          </table:table-cell>
          <table:table-cell/>
        </table:table-row>
        <table:table-row table:style-name="ro1">
          <table:table-cell table:formula="of:=[.A89]+[.D89]" office:value-type="float" office:value="1205166" calcext:value-type="float">
            <text:p>1205166</text:p>
          </table:table-cell>
          <table:table-cell table:formula="of:=DEC2HEX([.A90])" office:value-type="string" office:string-value="1263AE" calcext:value-type="string">
            <text:p>1263AE</text:p>
          </table:table-cell>
          <table:table-cell table:formula="of:=[.A90]-[.$A$2]" office:value-type="float" office:value="2034" calcext:value-type="float">
            <text:p>2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t Point Y</text:p>
          </table:table-cell>
          <table:table-cell/>
        </table:table-row>
        <table:table-row table:style-name="ro1">
          <table:table-cell table:formula="of:=[.A90]+[.D90]" office:value-type="float" office:value="1205168" calcext:value-type="float">
            <text:p>1205168</text:p>
          </table:table-cell>
          <table:table-cell table:formula="of:=DEC2HEX([.A91])" office:value-type="string" office:string-value="1263B0" calcext:value-type="string">
            <text:p>1263B0</text:p>
          </table:table-cell>
          <table:table-cell table:formula="of:=[.A91]-[.$A$2]" office:value-type="float" office:value="2036" calcext:value-type="float">
            <text:p>20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vasion Points X</text:p>
          </table:table-cell>
          <table:table-cell/>
        </table:table-row>
        <table:table-row table:style-name="ro1">
          <table:table-cell table:formula="of:=[.A91]+[.D91]" office:value-type="float" office:value="1205184" calcext:value-type="float">
            <text:p>1205184</text:p>
          </table:table-cell>
          <table:table-cell table:formula="of:=DEC2HEX([.A92])" office:value-type="string" office:string-value="1263C0" calcext:value-type="string">
            <text:p>1263C0</text:p>
          </table:table-cell>
          <table:table-cell table:formula="of:=[.A92]-[.$A$2]" office:value-type="float" office:value="2052" calcext:value-type="float">
            <text:p>20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vasion Points Y</text:p>
          </table:table-cell>
          <table:table-cell/>
        </table:table-row>
        <table:table-row table:style-name="ro1">
          <table:table-cell table:formula="of:=[.A92]+[.D92]" office:value-type="float" office:value="1205200" calcext:value-type="float">
            <text:p>1205200</text:p>
          </table:table-cell>
          <table:table-cell table:formula="of:=DEC2HEX([.A93])" office:value-type="string" office:string-value="1263D0" calcext:value-type="string">
            <text:p>1263D0</text:p>
          </table:table-cell>
          <table:table-cell table:formula="of:=[.A93]-[.$A$2]" office:value-type="float" office:value="2068" calcext:value-type="float">
            <text:p>2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 Entry Point X</text:p>
          </table:table-cell>
          <table:table-cell/>
        </table:table-row>
        <table:table-row table:style-name="ro1">
          <table:table-cell table:formula="of:=[.A93]+[.D93]" office:value-type="float" office:value="1205202" calcext:value-type="float">
            <text:p>1205202</text:p>
          </table:table-cell>
          <table:table-cell table:formula="of:=DEC2HEX([.A94])" office:value-type="string" office:string-value="1263D2" calcext:value-type="string">
            <text:p>1263D2</text:p>
          </table:table-cell>
          <table:table-cell table:formula="of:=[.A94]-[.$A$2]"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 Entry Point Y</text:p>
          </table:table-cell>
          <table:table-cell/>
        </table:table-row>
        <table:table-row table:style-name="ro1">
          <table:table-cell table:formula="of:=[.A94]+[.D94]" office:value-type="float" office:value="1205204" calcext:value-type="float">
            <text:p>1205204</text:p>
          </table:table-cell>
          <table:table-cell table:formula="of:=DEC2HEX([.A95])" office:value-type="string" office:string-value="1263D4" calcext:value-type="string">
            <text:p>1263D4</text:p>
          </table:table-cell>
          <table:table-cell table:formula="of:=[.A95]-[.$A$2]" office:value-type="float" office:value="2072" calcext:value-type="float">
            <text:p>2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 Exit Point X</text:p>
          </table:table-cell>
          <table:table-cell/>
        </table:table-row>
        <table:table-row table:style-name="ro1">
          <table:table-cell table:formula="of:=[.A95]+[.D95]" office:value-type="float" office:value="1205206" calcext:value-type="float">
            <text:p>1205206</text:p>
          </table:table-cell>
          <table:table-cell table:formula="of:=DEC2HEX([.A96])" office:value-type="string" office:string-value="1263D6" calcext:value-type="string">
            <text:p>1263D6</text:p>
          </table:table-cell>
          <table:table-cell table:formula="of:=[.A96]-[.$A$2]" office:value-type="float" office:value="2074" calcext:value-type="float">
            <text:p>2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er Exit Point Y</text:p>
          </table:table-cell>
          <table:table-cell/>
        </table:table-row>
        <table:table-row table:style-name="ro1">
          <table:table-cell table:formula="of:=[.A96]+[.D96]" office:value-type="float" office:value="1205208" calcext:value-type="float">
            <text:p>1205208</text:p>
          </table:table-cell>
          <table:table-cell table:formula="of:=DEC2HEX([.A97])" office:value-type="string" office:string-value="1263D8" calcext:value-type="string">
            <text:p>1263D8</text:p>
          </table:table-cell>
          <table:table-cell table:formula="of:=[.A97]-[.$A$2]" office:value-type="float" office:value="2076" calcext:value-type="float">
            <text:p>2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cue Loan</text:p>
          </table:table-cell>
          <table:table-cell/>
        </table:table-row>
        <table:table-row table:style-name="ro1">
          <table:table-cell table:formula="of:=[.A97]+[.D97]" office:value-type="float" office:value="1205212" calcext:value-type="float">
            <text:p>1205212</text:p>
          </table:table-cell>
          <table:table-cell table:formula="of:=DEC2HEX([.A98])" office:value-type="string" office:string-value="1263DC" calcext:value-type="string">
            <text:p>1263DC</text:p>
          </table:table-cell>
          <table:table-cell table:formula="of:=[.A98]-[.$A$2]" office:value-type="float" office:value="2080" calcext:value-type="float">
            <text:p>2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estone 25 Year</text:p>
          </table:table-cell>
          <table:table-cell/>
        </table:table-row>
        <table:table-row table:style-name="ro1">
          <table:table-cell table:formula="of:=[.A98]+[.D98]" office:value-type="float" office:value="1205216" calcext:value-type="float">
            <text:p>1205216</text:p>
          </table:table-cell>
          <table:table-cell table:formula="of:=DEC2HEX([.A99])" office:value-type="string" office:string-value="1263E0" calcext:value-type="string">
            <text:p>1263E0</text:p>
          </table:table-cell>
          <table:table-cell table:formula="of:=[.A99]-[.$A$2]" office:value-type="float" office:value="2084" calcext:value-type="float">
            <text:p>20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estone 50 Year</text:p>
          </table:table-cell>
          <table:table-cell/>
        </table:table-row>
        <table:table-row table:style-name="ro1">
          <table:table-cell table:formula="of:=[.A99]+[.D99]" office:value-type="float" office:value="1205220" calcext:value-type="float">
            <text:p>1205220</text:p>
          </table:table-cell>
          <table:table-cell table:formula="of:=DEC2HEX([.A100])" office:value-type="string" office:string-value="1263E4" calcext:value-type="string">
            <text:p>1263E4</text:p>
          </table:table-cell>
          <table:table-cell table:formula="of:=[.A100]-[.$A$2]" office:value-type="float" office:value="2088" calcext:value-type="float">
            <text:p>20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lestone 75 Year</text:p>
          </table:table-cell>
          <table:table-cell/>
        </table:table-row>
        <table:table-row table:style-name="ro1">
          <table:table-cell table:formula="of:=[.A100]+[.D100]" office:value-type="float" office:value="1205224" calcext:value-type="float">
            <text:p>1205224</text:p>
          </table:table-cell>
          <table:table-cell table:formula="of:=DEC2HEX([.A101])" office:value-type="string" office:string-value="1263E8" calcext:value-type="string">
            <text:p>1263E8</text:p>
          </table:table-cell>
          <table:table-cell table:formula="of:=[.A101]-[.$A$2]" office:value-type="float" office:value="2092" calcext:value-type="float">
            <text:p>2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ve Hut ID</text:p>
          </table:table-cell>
          <table:table-cell/>
        </table:table-row>
        <table:table-row table:style-name="ro1">
          <table:table-cell table:formula="of:=[.A101]+[.D101]" office:value-type="float" office:value="1205228" calcext:value-type="float">
            <text:p>1205228</text:p>
          </table:table-cell>
          <table:table-cell table:formula="of:=DEC2HEX([.A102])" office:value-type="string" office:string-value="1263EC" calcext:value-type="string">
            <text:p>1263EC</text:p>
          </table:table-cell>
          <table:table-cell table:formula="of:=[.A102]-[.$A$2]" office:value-type="float" office:value="2096" calcext:value-type="float">
            <text:p>2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ve Hut Meeting ID</text:p>
          </table:table-cell>
          <table:table-cell/>
        </table:table-row>
        <table:table-row table:style-name="ro1">
          <table:table-cell table:formula="of:=[.A102]+[.D102]" office:value-type="float" office:value="1205232" calcext:value-type="float">
            <text:p>1205232</text:p>
          </table:table-cell>
          <table:table-cell table:formula="of:=DEC2HEX([.A103])" office:value-type="string" office:string-value="1263F0" calcext:value-type="string">
            <text:p>1263F0</text:p>
          </table:table-cell>
          <table:table-cell table:formula="of:=[.A103]-[.$A$2]"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ive Hut Farm ID</text:p>
          </table:table-cell>
          <table:table-cell/>
        </table:table-row>
        <table:table-row table:style-name="ro1">
          <table:table-cell table:formula="of:=[.A103]+[.D103]" office:value-type="float" office:value="1205236" calcext:value-type="float">
            <text:p>1205236</text:p>
          </table:table-cell>
          <table:table-cell table:formula="of:=DEC2HEX([.A104])" office:value-type="string" office:string-value="1263F4" calcext:value-type="string">
            <text:p>1263F4</text:p>
          </table:table-cell>
          <table:table-cell table:formula="of:=[.A104]-[.$A$2]" office:value-type="float" office:value="2104" calcext:value-type="float">
            <text:p>2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mate Id</text:p>
          </table:table-cell>
          <table:table-cell/>
        </table:table-row>
        <table:table-row table:style-name="ro1">
          <table:table-cell table:formula="of:=[.A104]+[.D104]" office:value-type="float" office:value="1205237" calcext:value-type="float">
            <text:p>1205237</text:p>
          </table:table-cell>
          <table:table-cell table:formula="of:=DEC2HEX([.A105])" office:value-type="string" office:string-value="1263F5" calcext:value-type="string">
            <text:p>1263F5</text:p>
          </table:table-cell>
          <table:table-cell table:formula="of:=[.A105]-[.$A$2]"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sam</text:p>
          </table:table-cell>
          <table:table-cell/>
        </table:table-row>
        <table:table-row table:style-name="ro1">
          <table:table-cell table:formula="of:=[.A105]+[.D105]" office:value-type="float" office:value="1205238" calcext:value-type="float">
            <text:p>1205238</text:p>
          </table:table-cell>
          <table:table-cell table:formula="of:=DEC2HEX([.A106])" office:value-type="string" office:string-value="1263F6" calcext:value-type="string">
            <text:p>1263F6</text:p>
          </table:table-cell>
          <table:table-cell table:formula="of:=[.A106]-[.$A$2]" office:value-type="float" office:value="2106" calcext:value-type="float">
            <text:p>210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  <table:table-row table:style-name="ro1">
          <table:table-cell table:formula="of:=[.A106]+[.D106]" office:value-type="float" office:value="1205240" calcext:value-type="float">
            <text:p>1205240</text:p>
          </table:table-cell>
          <table:table-cell table:formula="of:=DEC2HEX([.A107])" office:value-type="string" office:string-value="1263F8" calcext:value-type="string">
            <text:p>1263F8</text:p>
          </table:table-cell>
          <table:table-cell table:formula="of:=[.A107]-[.$A$2]" office:value-type="float" office:value="2108" calcext:value-type="float">
            <text:p>2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e Expanded</text:p>
          </table:table-cell>
          <table:table-cell/>
        </table:table-row>
        <table:table-row table:style-name="ro1">
          <table:table-cell table:formula="of:=[.A107]+[.D107]" office:value-type="float" office:value="1205244" calcext:value-type="float">
            <text:p>1205244</text:p>
          </table:table-cell>
          <table:table-cell table:formula="of:=DEC2HEX([.A108])" office:value-type="string" office:string-value="1263FC" calcext:value-type="string">
            <text:p>1263FC</text:p>
          </table:table-cell>
          <table:table-cell table:formula="of:=[.A108]-[.$A$2]" office:value-type="float" office:value="2112" calcext:value-type="float">
            <text:p>2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e Expansion Year</text:p>
          </table:table-cell>
          <table:table-cell/>
        </table:table-row>
        <table:table-row table:style-name="ro1">
          <table:table-cell table:formula="of:=[.A108]+[.D108]" office:value-type="float" office:value="1205248" calcext:value-type="float">
            <text:p>1205248</text:p>
          </table:table-cell>
          <table:table-cell table:formula="of:=DEC2HEX([.A109])" office:value-type="string" office:string-value="126400" calcext:value-type="string">
            <text:p>126400</text:p>
          </table:table-cell>
          <table:table-cell table:formula="of:=[.A109]-[.$A$2]"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 Army Travel Months</text:p>
          </table:table-cell>
          <table:table-cell/>
        </table:table-row>
        <table:table-row table:style-name="ro1">
          <table:table-cell table:formula="of:=[.A109]+[.D109]" office:value-type="float" office:value="1205249" calcext:value-type="float">
            <text:p>1205249</text:p>
          </table:table-cell>
          <table:table-cell table:formula="of:=DEC2HEX([.A110])" office:value-type="string" office:string-value="126401" calcext:value-type="string">
            <text:p>126401</text:p>
          </table:table-cell>
          <table:table-cell table:formula="of:=[.A110]-[.$A$2]" office:value-type="float" office:value="2117" calcext:value-type="float">
            <text:p>2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Army Travel Months</text:p>
          </table:table-cell>
          <table:table-cell/>
        </table:table-row>
        <table:table-row table:style-name="ro1">
          <table:table-cell table:formula="of:=[.A110]+[.D110]" office:value-type="float" office:value="1205250" calcext:value-type="float">
            <text:p>1205250</text:p>
          </table:table-cell>
          <table:table-cell table:formula="of:=DEC2HEX([.A111])" office:value-type="string" office:string-value="126402" calcext:value-type="string">
            <text:p>126402</text:p>
          </table:table-cell>
          <table:table-cell table:formula="of:=[.A111]-[.$A$2]" office:value-type="float" office:value="2118" calcext:value-type="float">
            <text:p>2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Play ID</text:p>
          </table:table-cell>
          <table:table-cell/>
        </table:table-row>
        <table:table-row table:style-name="ro1">
          <table:table-cell table:formula="of:=[.A111]+[.D111]" office:value-type="float" office:value="1205251" calcext:value-type="float">
            <text:p>1205251</text:p>
          </table:table-cell>
          <table:table-cell table:formula="of:=DEC2HEX([.A112])" office:value-type="string" office:string-value="126403" calcext:value-type="string">
            <text:p>126403</text:p>
          </table:table-cell>
          <table:table-cell table:formula="of:=[.A112]-[.$A$2]" office:value-type="float" office:value="2119" calcext:value-type="float">
            <text:p>211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 (Unused)</text:p>
          </table:table-cell>
          <table:table-cell/>
        </table:table-row>
      </table:table>
      <table:table table:name="Culture Data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Offset (Dec)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Relative 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200218" calcext:value-type="float">
            <text:p>1200218</text:p>
          </table:table-cell>
          <table:table-cell table:formula="of:=DEC2HEX([.A2])" office:value-type="string" office:string-value="12505A" calcext:value-type="string">
            <text:p>12505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ty Orientation</text:p>
          </table:table-cell>
        </table:table-row>
        <table:table-row table:style-name="ro1">
          <table:table-cell table:formula="of:=[.A2]+[.D2]" office:value-type="float" office:value="1200222" calcext:value-type="float">
            <text:p>1200222</text:p>
          </table:table-cell>
          <table:table-cell table:formula="of:=DEC2HEX([.A3])" office:value-type="string" office:string-value="12505E" calcext:value-type="string">
            <text:p>12505E</text:p>
          </table:table-cell>
          <table:table-cell table:formula="of:=[.C2]+[.D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 Ticks</text:p>
          </table:table-cell>
        </table:table-row>
        <table:table-row table:style-name="ro1">
          <table:table-cell table:formula="of:=[.A3]+[.D3]" office:value-type="float" office:value="1200226" calcext:value-type="float">
            <text:p>1200226</text:p>
          </table:table-cell>
          <table:table-cell table:formula="of:=DEC2HEX([.A4])" office:value-type="string" office:string-value="125062" calcext:value-type="string">
            <text:p>125062</text:p>
          </table:table-cell>
          <table:table-cell table:formula="of:=[.C3]+[.D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 Day</text:p>
          </table:table-cell>
        </table:table-row>
        <table:table-row table:style-name="ro1">
          <table:table-cell table:formula="of:=[.A4]+[.D4]" office:value-type="float" office:value="1200230" calcext:value-type="float">
            <text:p>1200230</text:p>
          </table:table-cell>
          <table:table-cell table:formula="of:=DEC2HEX([.A5])" office:value-type="string" office:string-value="125066" calcext:value-type="string">
            <text:p>125066</text:p>
          </table:table-cell>
          <table:table-cell table:formula="of:=[.C4]+[.D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 Month</text:p>
          </table:table-cell>
        </table:table-row>
        <table:table-row table:style-name="ro1">
          <table:table-cell table:formula="of:=[.A5]+[.D5]" office:value-type="float" office:value="1200234" calcext:value-type="float">
            <text:p>1200234</text:p>
          </table:table-cell>
          <table:table-cell table:formula="of:=DEC2HEX([.A6])" office:value-type="string" office:string-value="12506A" calcext:value-type="string">
            <text:p>12506A</text:p>
          </table:table-cell>
          <table:table-cell table:formula="of:=[.C5]+[.D5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 Year</text:p>
          </table:table-cell>
        </table:table-row>
        <table:table-row table:style-name="ro1">
          <table:table-cell table:formula="of:=[.A6]+[.D6]" office:value-type="float" office:value="1200238" calcext:value-type="float">
            <text:p>1200238</text:p>
          </table:table-cell>
          <table:table-cell table:formula="of:=DEC2HEX([.A7])" office:value-type="string" office:string-value="12506E" calcext:value-type="string">
            <text:p>12506E</text:p>
          </table:table-cell>
          <table:table-cell table:formula="of:=[.C6]+[.D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me Total Days</text:p>
          </table:table-cell>
        </table:table-row>
        <table:table-row table:style-name="ro1">
          <table:table-cell table:formula="of:=[.A7]+[.D7]" office:value-type="float" office:value="1200242" calcext:value-type="float">
            <text:p>1200242</text:p>
          </table:table-cell>
          <table:table-cell table:formula="of:=DEC2HEX([.A8])" office:value-type="string" office:string-value="125072" calcext:value-type="string">
            <text:p>125072</text:p>
          </table:table-cell>
          <table:table-cell table:formula="of:=[.C7]+[.D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</table:table-row>
        <table:table-row table:style-name="ro1">
          <table:table-cell table:formula="of:=[.A8]+[.D8]" office:value-type="float" office:value="1200246" calcext:value-type="float">
            <text:p>1200246</text:p>
          </table:table-cell>
          <table:table-cell table:formula="of:=DEC2HEX([.A9])" office:value-type="string" office:string-value="125076" calcext:value-type="string">
            <text:p>125076</text:p>
          </table:table-cell>
          <table:table-cell table:formula="of:=[.C8]+[.D8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</table:table-row>
        <table:table-row table:style-name="ro1">
          <table:table-cell table:formula="of:=[.A9]+[.D9]" office:value-type="float" office:value="1200250" calcext:value-type="float">
            <text:p>1200250</text:p>
          </table:table-cell>
          <table:table-cell table:formula="of:=DEC2HEX([.A10])" office:value-type="string" office:string-value="12507A" calcext:value-type="string">
            <text:p>12507A</text:p>
          </table:table-cell>
          <table:table-cell table:formula="of:=[.C9]+[.D9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 Seed</text:p>
          </table:table-cell>
        </table:table-row>
        <table:table-row table:style-name="ro1">
          <table:table-cell table:formula="of:=[.A10]+[.D10]" office:value-type="float" office:value="1200254" calcext:value-type="float">
            <text:p>1200254</text:p>
          </table:table-cell>
          <table:table-cell table:formula="of:=DEC2HEX([.A11])" office:value-type="string" office:string-value="12507E" calcext:value-type="string">
            <text:p>12507E</text:p>
          </table:table-cell>
          <table:table-cell table:formula="of:=[.C10]+[.D10]"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 Seed</text:p>
          </table:table-cell>
        </table:table-row>
        <table:table-row table:style-name="ro1">
          <table:table-cell table:formula="of:=[.A11]+[.D11]" office:value-type="float" office:value="1200258" calcext:value-type="float">
            <text:p>1200258</text:p>
          </table:table-cell>
          <table:table-cell table:formula="of:=DEC2HEX([.A12])" office:value-type="string" office:string-value="125082" calcext:value-type="string">
            <text:p>125082</text:p>
          </table:table-cell>
          <table:table-cell table:formula="of:=[.C11]+[.D11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a X</text:p>
          </table:table-cell>
        </table:table-row>
        <table:table-row table:style-name="ro1">
          <table:table-cell table:formula="of:=[.A12]+[.D12]" office:value-type="float" office:value="1200262" calcext:value-type="float">
            <text:p>1200262</text:p>
          </table:table-cell>
          <table:table-cell table:formula="of:=DEC2HEX([.A13])" office:value-type="string" office:string-value="125086" calcext:value-type="string">
            <text:p>125086</text:p>
          </table:table-cell>
          <table:table-cell table:formula="of:=[.C12]+[.D1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era Y</text:p>
          </table:table-cell>
        </table:table-row>
        <table:table-row table:style-name="ro1">
          <table:table-cell table:formula="of:=[.A13]+[.D13]" office:value-type="float" office:value="1200266" calcext:value-type="float">
            <text:p>1200266</text:p>
          </table:table-cell>
          <table:table-cell table:formula="of:=DEC2HEX([.A14])" office:value-type="string" office:string-value="12508A" calcext:value-type="string">
            <text:p>12508A</text:p>
          </table:table-cell>
          <table:table-cell table:formula="of:=[.C13]+[.D1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Theaters</text:p>
          </table:table-cell>
        </table:table-row>
        <table:table-row table:style-name="ro1">
          <table:table-cell table:formula="of:=[.A14]+[.D14]" office:value-type="float" office:value="1200270" calcext:value-type="float">
            <text:p>1200270</text:p>
          </table:table-cell>
          <table:table-cell table:formula="of:=DEC2HEX([.A15])" office:value-type="string" office:string-value="12508E" calcext:value-type="string">
            <text:p>12508E</text:p>
          </table:table-cell>
          <table:table-cell table:formula="of:=[.C14]+[.D14]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Working Theaters</text:p>
          </table:table-cell>
        </table:table-row>
        <table:table-row table:style-name="ro1">
          <table:table-cell table:formula="of:=[.A15]+[.D15]" office:value-type="float" office:value="1200274" calcext:value-type="float">
            <text:p>1200274</text:p>
          </table:table-cell>
          <table:table-cell table:formula="of:=DEC2HEX([.A16])" office:value-type="string" office:string-value="125092" calcext:value-type="string">
            <text:p>125092</text:p>
          </table:table-cell>
          <table:table-cell table:formula="of:=[.C15]+[.D15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Amphitheaters</text:p>
          </table:table-cell>
        </table:table-row>
        <table:table-row table:style-name="ro1">
          <table:table-cell table:formula="of:=[.A16]+[.D16]" office:value-type="float" office:value="1200278" calcext:value-type="float">
            <text:p>1200278</text:p>
          </table:table-cell>
          <table:table-cell table:formula="of:=DEC2HEX([.A17])" office:value-type="string" office:string-value="125096" calcext:value-type="string">
            <text:p>125096</text:p>
          </table:table-cell>
          <table:table-cell table:formula="of:=[.C16]+[.D1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Working Amphitheaters</text:p>
          </table:table-cell>
        </table:table-row>
        <table:table-row table:style-name="ro1">
          <table:table-cell table:formula="of:=[.A17]+[.D17]" office:value-type="float" office:value="1200282" calcext:value-type="float">
            <text:p>1200282</text:p>
          </table:table-cell>
          <table:table-cell table:formula="of:=DEC2HEX([.A18])" office:value-type="string" office:string-value="12509A" calcext:value-type="string">
            <text:p>12509A</text:p>
          </table:table-cell>
          <table:table-cell table:formula="of:=[.C17]+[.D17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Colosseums</text:p>
          </table:table-cell>
        </table:table-row>
        <table:table-row table:style-name="ro1">
          <table:table-cell table:formula="of:=[.A18]+[.D18]" office:value-type="float" office:value="1200286" calcext:value-type="float">
            <text:p>1200286</text:p>
          </table:table-cell>
          <table:table-cell table:formula="of:=DEC2HEX([.A19])" office:value-type="string" office:string-value="12509E" calcext:value-type="string">
            <text:p>12509E</text:p>
          </table:table-cell>
          <table:table-cell table:formula="of:=[.C18]+[.D18]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Working Colosseums</text:p>
          </table:table-cell>
        </table:table-row>
        <table:table-row table:style-name="ro1">
          <table:table-cell table:formula="of:=[.A19]+[.D19]" office:value-type="float" office:value="1200290" calcext:value-type="float">
            <text:p>1200290</text:p>
          </table:table-cell>
          <table:table-cell table:formula="of:=DEC2HEX([.A20])" office:value-type="string" office:string-value="1250A2" calcext:value-type="string">
            <text:p>1250A2</text:p>
          </table:table-cell>
          <table:table-cell table:formula="of:=[.C19]+[.D19]"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Hippodromes</text:p>
          </table:table-cell>
        </table:table-row>
        <table:table-row table:style-name="ro1">
          <table:table-cell table:formula="of:=[.A20]+[.D20]" office:value-type="float" office:value="1200294" calcext:value-type="float">
            <text:p>1200294</text:p>
          </table:table-cell>
          <table:table-cell table:formula="of:=DEC2HEX([.A21])" office:value-type="string" office:string-value="1250A6" calcext:value-type="string">
            <text:p>1250A6</text:p>
          </table:table-cell>
          <table:table-cell table:formula="of:=[.C20]+[.D20]"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 Working Hippodromes</text:p>
          </table:table-cell>
        </table:table-row>
        <table:table-row table:style-name="ro1">
          <table:table-cell table:formula="of:=[.A21]+[.D21]" office:value-type="float" office:value="1200298" calcext:value-type="float">
            <text:p>1200298</text:p>
          </table:table-cell>
          <table:table-cell table:formula="of:=DEC2HEX([.A22])" office:value-type="string" office:string-value="1250AA" calcext:value-type="string">
            <text:p>1250AA</text:p>
          </table:table-cell>
          <table:table-cell table:formula="of:=[.C21]+[.D21]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Schools</text:p>
          </table:table-cell>
        </table:table-row>
        <table:table-row table:style-name="ro1">
          <table:table-cell table:formula="of:=[.A22]+[.D22]" office:value-type="float" office:value="1200302" calcext:value-type="float">
            <text:p>1200302</text:p>
          </table:table-cell>
          <table:table-cell table:formula="of:=DEC2HEX([.A23])" office:value-type="string" office:string-value="1250AE" calcext:value-type="string">
            <text:p>1250AE</text:p>
          </table:table-cell>
          <table:table-cell table:formula="of:=[.C22]+[.D22]"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Schools</text:p>
          </table:table-cell>
        </table:table-row>
        <table:table-row table:style-name="ro1">
          <table:table-cell table:formula="of:=[.A23]+[.D23]" office:value-type="float" office:value="1200306" calcext:value-type="float">
            <text:p>1200306</text:p>
          </table:table-cell>
          <table:table-cell table:formula="of:=DEC2HEX([.A24])" office:value-type="string" office:string-value="1250B2" calcext:value-type="string">
            <text:p>1250B2</text:p>
          </table:table-cell>
          <table:table-cell table:formula="of:=[.C23]+[.D23]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Libraries</text:p>
          </table:table-cell>
        </table:table-row>
        <table:table-row table:style-name="ro1">
          <table:table-cell table:formula="of:=[.A24]+[.D24]" office:value-type="float" office:value="1200310" calcext:value-type="float">
            <text:p>1200310</text:p>
          </table:table-cell>
          <table:table-cell table:formula="of:=DEC2HEX([.A25])" office:value-type="string" office:string-value="1250B6" calcext:value-type="string">
            <text:p>1250B6</text:p>
          </table:table-cell>
          <table:table-cell table:formula="of:=[.C24]+[.D24]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Libraries</text:p>
          </table:table-cell>
        </table:table-row>
        <table:table-row table:style-name="ro1">
          <table:table-cell table:formula="of:=[.A25]+[.D25]" office:value-type="float" office:value="1200314" calcext:value-type="float">
            <text:p>1200314</text:p>
          </table:table-cell>
          <table:table-cell table:formula="of:=DEC2HEX([.A26])" office:value-type="string" office:string-value="1250BA" calcext:value-type="string">
            <text:p>1250BA</text:p>
          </table:table-cell>
          <table:table-cell table:formula="of:=[.C25]+[.D25]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Academies</text:p>
          </table:table-cell>
        </table:table-row>
        <table:table-row table:style-name="ro1">
          <table:table-cell table:formula="of:=[.A26]+[.D26]" office:value-type="float" office:value="1200318" calcext:value-type="float">
            <text:p>1200318</text:p>
          </table:table-cell>
          <table:table-cell table:formula="of:=DEC2HEX([.A27])" office:value-type="string" office:string-value="1250BE" calcext:value-type="string">
            <text:p>1250BE</text:p>
          </table:table-cell>
          <table:table-cell table:formula="of:=[.C26]+[.D26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Academies</text:p>
          </table:table-cell>
        </table:table-row>
        <table:table-row table:style-name="ro1">
          <table:table-cell table:formula="of:=[.A27]+[.D27]" office:value-type="float" office:value="1200322" calcext:value-type="float">
            <text:p>1200322</text:p>
          </table:table-cell>
          <table:table-cell table:formula="of:=DEC2HEX([.A28])" office:value-type="string" office:string-value="1250C2" calcext:value-type="string">
            <text:p>1250C2</text:p>
          </table:table-cell>
          <table:table-cell table:formula="of:=[.C27]+[.D27]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Barbers</text:p>
          </table:table-cell>
        </table:table-row>
        <table:table-row table:style-name="ro1">
          <table:table-cell table:formula="of:=[.A28]+[.D28]" office:value-type="float" office:value="1200326" calcext:value-type="float">
            <text:p>1200326</text:p>
          </table:table-cell>
          <table:table-cell table:formula="of:=DEC2HEX([.A29])" office:value-type="string" office:string-value="1250C6" calcext:value-type="string">
            <text:p>1250C6</text:p>
          </table:table-cell>
          <table:table-cell table:formula="of:=[.C28]+[.D28]"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Barbers</text:p>
          </table:table-cell>
        </table:table-row>
        <table:table-row table:style-name="ro1">
          <table:table-cell table:formula="of:=[.A29]+[.D29]" office:value-type="float" office:value="1200330" calcext:value-type="float">
            <text:p>1200330</text:p>
          </table:table-cell>
          <table:table-cell table:formula="of:=DEC2HEX([.A30])" office:value-type="string" office:string-value="1250CA" calcext:value-type="string">
            <text:p>1250CA</text:p>
          </table:table-cell>
          <table:table-cell table:formula="of:=[.C29]+[.D29]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Baths</text:p>
          </table:table-cell>
        </table:table-row>
        <table:table-row table:style-name="ro1">
          <table:table-cell table:formula="of:=[.A30]+[.D30]" office:value-type="float" office:value="1200334" calcext:value-type="float">
            <text:p>1200334</text:p>
          </table:table-cell>
          <table:table-cell table:formula="of:=DEC2HEX([.A31])" office:value-type="string" office:string-value="1250CE" calcext:value-type="string">
            <text:p>1250CE</text:p>
          </table:table-cell>
          <table:table-cell table:formula="of:=[.C30]+[.D30]"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Baths</text:p>
          </table:table-cell>
        </table:table-row>
        <table:table-row table:style-name="ro1">
          <table:table-cell table:formula="of:=[.A31]+[.D31]" office:value-type="float" office:value="1200338" calcext:value-type="float">
            <text:p>1200338</text:p>
          </table:table-cell>
          <table:table-cell table:formula="of:=DEC2HEX([.A32])" office:value-type="string" office:string-value="1250D2" calcext:value-type="string">
            <text:p>1250D2</text:p>
          </table:table-cell>
          <table:table-cell table:formula="of:=[.C31]+[.D31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Clinics</text:p>
          </table:table-cell>
        </table:table-row>
        <table:table-row table:style-name="ro1">
          <table:table-cell table:formula="of:=[.A32]+[.D32]" office:value-type="float" office:value="1200342" calcext:value-type="float">
            <text:p>1200342</text:p>
          </table:table-cell>
          <table:table-cell table:formula="of:=DEC2HEX([.A33])" office:value-type="string" office:string-value="1250D6" calcext:value-type="string">
            <text:p>1250D6</text:p>
          </table:table-cell>
          <table:table-cell table:formula="of:=[.C32]+[.D32]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Clinics</text:p>
          </table:table-cell>
        </table:table-row>
        <table:table-row table:style-name="ro1">
          <table:table-cell table:formula="of:=[.A33]+[.D33]" office:value-type="float" office:value="1200346" calcext:value-type="float">
            <text:p>1200346</text:p>
          </table:table-cell>
          <table:table-cell table:formula="of:=DEC2HEX([.A34])" office:value-type="string" office:string-value="1250DA" calcext:value-type="string">
            <text:p>1250DA</text:p>
          </table:table-cell>
          <table:table-cell table:formula="of:=[.C33]+[.D33]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Total Hospitals</text:p>
          </table:table-cell>
        </table:table-row>
        <table:table-row table:style-name="ro1">
          <table:table-cell table:formula="of:=[.A34]+[.D34]" office:value-type="float" office:value="1200350" calcext:value-type="float">
            <text:p>1200350</text:p>
          </table:table-cell>
          <table:table-cell table:formula="of:=DEC2HEX([.A35])" office:value-type="string" office:string-value="1250DE" calcext:value-type="string">
            <text:p>1250DE</text:p>
          </table:table-cell>
          <table:table-cell table:formula="of:=[.C34]+[.D34]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Working Hospitals</text:p>
          </table:table-cell>
        </table:table-row>
        <table:table-row table:style-name="ro1">
          <table:table-cell table:formula="of:=[.A35]+[.D35]" office:value-type="float" office:value="1200354" calcext:value-type="float">
            <text:p>1200354</text:p>
          </table:table-cell>
          <table:table-cell table:formula="of:=DEC2HEX([.A36])" office:value-type="string" office:string-value="1250E2" calcext:value-type="string">
            <text:p>1250E2</text:p>
          </table:table-cell>
          <table:table-cell table:formula="of:=[.C35]+[.D35]"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Small Ceres Temples</text:p>
          </table:table-cell>
        </table:table-row>
        <table:table-row table:style-name="ro1">
          <table:table-cell table:formula="of:=[.A36]+[.D36]" office:value-type="float" office:value="1200358" calcext:value-type="float">
            <text:p>1200358</text:p>
          </table:table-cell>
          <table:table-cell table:formula="of:=DEC2HEX([.A37])" office:value-type="string" office:string-value="1250E6" calcext:value-type="string">
            <text:p>1250E6</text:p>
          </table:table-cell>
          <table:table-cell table:formula="of:=[.C36]+[.D36]"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Small Neptune Temples</text:p>
          </table:table-cell>
        </table:table-row>
        <table:table-row table:style-name="ro1">
          <table:table-cell table:formula="of:=[.A37]+[.D37]" office:value-type="float" office:value="1200362" calcext:value-type="float">
            <text:p>1200362</text:p>
          </table:table-cell>
          <table:table-cell table:formula="of:=DEC2HEX([.A38])" office:value-type="string" office:string-value="1250EA" calcext:value-type="string">
            <text:p>1250EA</text:p>
          </table:table-cell>
          <table:table-cell table:formula="of:=[.C37]+[.D37]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Small Mercury Temples</text:p>
          </table:table-cell>
        </table:table-row>
        <table:table-row table:style-name="ro1">
          <table:table-cell table:formula="of:=[.A38]+[.D38]" office:value-type="float" office:value="1200366" calcext:value-type="float">
            <text:p>1200366</text:p>
          </table:table-cell>
          <table:table-cell table:formula="of:=DEC2HEX([.A39])" office:value-type="string" office:string-value="1250EE" calcext:value-type="string">
            <text:p>1250EE</text:p>
          </table:table-cell>
          <table:table-cell table:formula="of:=[.C38]+[.D38]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Small Mars Temples</text:p>
          </table:table-cell>
        </table:table-row>
        <table:table-row table:style-name="ro1">
          <table:table-cell table:formula="of:=[.A39]+[.D39]" office:value-type="float" office:value="1200370" calcext:value-type="float">
            <text:p>1200370</text:p>
          </table:table-cell>
          <table:table-cell table:formula="of:=DEC2HEX([.A40])" office:value-type="string" office:string-value="1250F2" calcext:value-type="string">
            <text:p>1250F2</text:p>
          </table:table-cell>
          <table:table-cell table:formula="of:=[.C39]+[.D39]"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Small Venus Temples</text:p>
          </table:table-cell>
        </table:table-row>
        <table:table-row table:style-name="ro1">
          <table:table-cell table:formula="of:=[.A40]+[.D40]" office:value-type="float" office:value="1200374" calcext:value-type="float">
            <text:p>1200374</text:p>
          </table:table-cell>
          <table:table-cell table:formula="of:=DEC2HEX([.A41])" office:value-type="string" office:string-value="1250F6" calcext:value-type="string">
            <text:p>1250F6</text:p>
          </table:table-cell>
          <table:table-cell table:formula="of:=[.C40]+[.D40]"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Large Ceres Temples</text:p>
          </table:table-cell>
        </table:table-row>
        <table:table-row table:style-name="ro1">
          <table:table-cell table:formula="of:=[.A41]+[.D41]" office:value-type="float" office:value="1200378" calcext:value-type="float">
            <text:p>1200378</text:p>
          </table:table-cell>
          <table:table-cell table:formula="of:=DEC2HEX([.A42])" office:value-type="string" office:string-value="1250FA" calcext:value-type="string">
            <text:p>1250FA</text:p>
          </table:table-cell>
          <table:table-cell table:formula="of:=[.C41]+[.D41]"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Large Neptune Temples</text:p>
          </table:table-cell>
        </table:table-row>
        <table:table-row table:style-name="ro1">
          <table:table-cell table:formula="of:=[.A42]+[.D42]" office:value-type="float" office:value="1200382" calcext:value-type="float">
            <text:p>1200382</text:p>
          </table:table-cell>
          <table:table-cell table:formula="of:=DEC2HEX([.A43])" office:value-type="string" office:string-value="1250FE" calcext:value-type="string">
            <text:p>1250FE</text:p>
          </table:table-cell>
          <table:table-cell table:formula="of:=[.C42]+[.D42]"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Large Mercury Temples</text:p>
          </table:table-cell>
        </table:table-row>
        <table:table-row table:style-name="ro1">
          <table:table-cell table:formula="of:=[.A43]+[.D43]" office:value-type="float" office:value="1200386" calcext:value-type="float">
            <text:p>1200386</text:p>
          </table:table-cell>
          <table:table-cell table:formula="of:=DEC2HEX([.A44])" office:value-type="string" office:string-value="125102" calcext:value-type="string">
            <text:p>125102</text:p>
          </table:table-cell>
          <table:table-cell table:formula="of:=[.C43]+[.D43]"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Large Mars Temples</text:p>
          </table:table-cell>
        </table:table-row>
        <table:table-row table:style-name="ro1">
          <table:table-cell table:formula="of:=[.A44]+[.D44]" office:value-type="float" office:value="1200390" calcext:value-type="float">
            <text:p>1200390</text:p>
          </table:table-cell>
          <table:table-cell table:formula="of:=DEC2HEX([.A45])" office:value-type="string" office:string-value="125106" calcext:value-type="string">
            <text:p>125106</text:p>
          </table:table-cell>
          <table:table-cell table:formula="of:=[.C44]+[.D44]"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Large Venus Temples</text:p>
          </table:table-cell>
        </table:table-row>
        <table:table-row table:style-name="ro1">
          <table:table-cell table:formula="of:=[.A45]+[.D45]" office:value-type="float" office:value="1200394" calcext:value-type="float">
            <text:p>1200394</text:p>
          </table:table-cell>
          <table:table-cell table:formula="of:=DEC2HEX([.A46])" office:value-type="string" office:string-value="12510A" calcext:value-type="string">
            <text:p>12510A</text:p>
          </table:table-cell>
          <table:table-cell table:formula="of:=[.C45]+[.D45]"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Oracles</text:p>
          </table:table-cell>
        </table:table-row>
        <table:table-row table:style-name="ro1">
          <table:table-cell table:formula="of:=[.A46]+[.D46]" office:value-type="float" office:value="1200398" calcext:value-type="float">
            <text:p>1200398</text:p>
          </table:table-cell>
          <table:table-cell table:formula="of:=DEC2HEX([.A47])" office:value-type="string" office:string-value="12510E" calcext:value-type="string">
            <text:p>12510E</text:p>
          </table:table-cell>
          <table:table-cell table:formula="of:=[.C46]+[.D46]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ty Graph Order</text:p>
          </table:table-cell>
        </table:table-row>
        <table:table-row table:style-name="ro1">
          <table:table-cell table:formula="of:=[.A47]+[.D47]" office:value-type="float" office:value="1200402" calcext:value-type="float">
            <text:p>1200402</text:p>
          </table:table-cell>
          <table:table-cell table:formula="of:=DEC2HEX([.A48])" office:value-type="string" office:string-value="125112" calcext:value-type="string">
            <text:p>125112</text:p>
          </table:table-cell>
          <table:table-cell table:formula="of:=[.C47]+[.D47]"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known</text:p>
          </table:table-cell>
        </table:table-row>
        <table:table-row table:style-name="ro1">
          <table:table-cell table:formula="of:=[.A48]+[.D48]" office:value-type="float" office:value="1200406" calcext:value-type="float">
            <text:p>1200406</text:p>
          </table:table-cell>
          <table:table-cell table:formula="of:=DEC2HEX([.A49])" office:value-type="string" office:string-value="125116" calcext:value-type="string">
            <text:p>125116</text:p>
          </table:table-cell>
          <table:table-cell table:formula="of:=[.C48]+[.D48]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 Change Year</text:p>
          </table:table-cell>
        </table:table-row>
        <table:table-row table:style-name="ro1">
          <table:table-cell table:formula="of:=[.A49]+[.D49]" office:value-type="float" office:value="1200410" calcext:value-type="float">
            <text:p>1200410</text:p>
          </table:table-cell>
          <table:table-cell table:formula="of:=DEC2HEX([.A50])" office:value-type="string" office:string-value="12511A" calcext:value-type="string">
            <text:p>12511A</text:p>
          </table:table-cell>
          <table:table-cell table:formula="of:=[.C49]+[.D49]"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ror Change Month</text:p>
          </table:table-cell>
        </table:table-row>
        <table:table-row table:style-name="ro1">
          <table:table-cell table:formula="of:=[.A50]+[.D50]" office:value-type="float" office:value="1200414" calcext:value-type="float">
            <text:p>1200414</text:p>
          </table:table-cell>
          <table:table-cell table:formula="of:=DEC2HEX([.A51])" office:value-type="string" office:string-value="12511E" calcext:value-type="string">
            <text:p>12511E</text:p>
          </table:table-cell>
          <table:table-cell table:formula="of:=[.C50]+[.D50]"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e Map X</text:p>
          </table:table-cell>
        </table:table-row>
        <table:table-row table:style-name="ro1">
          <table:table-cell table:formula="of:=[.A51]+[.D51]" office:value-type="float" office:value="1200418" calcext:value-type="float">
            <text:p>1200418</text:p>
          </table:table-cell>
          <table:table-cell table:formula="of:=DEC2HEX([.A52])" office:value-type="string" office:string-value="125122" calcext:value-type="string">
            <text:p>125122</text:p>
          </table:table-cell>
          <table:table-cell table:formula="of:=[.C51]+[.D51]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e Map Y</text:p>
          </table:table-cell>
        </table:table-row>
        <table:table-row table:style-name="ro1">
          <table:table-cell table:formula="of:=[.A52]+[.D52]" office:value-type="float" office:value="1200422" calcext:value-type="float">
            <text:p>1200422</text:p>
          </table:table-cell>
          <table:table-cell table:formula="of:=DEC2HEX([.A53])" office:value-type="string" office:string-value="125126" calcext:value-type="string">
            <text:p>125126</text:p>
          </table:table-cell>
          <table:table-cell table:formula="of:=[.C52]+[.D52]"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e Map Selected</text:p>
          </table:table-cell>
        </table:table-row>
      </table:table>
      <table:named-expressions/>
      <table:database-ranges>
        <table:database-range table:name="__Anonymous_Sheet_DB__4" table:target-range-address="'Scenario Data'.A1:'Scenario Data'.E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9:31:33.862855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5T18:02:05.162173934</meta:creation-date>
    <dc:date>2021-01-10T19:32:16.369903672</dc:date>
    <meta:editing-duration>PT18H14M47S</meta:editing-duration>
    <meta:editing-cycles>265</meta:editing-cycles>
    <meta:generator>LibreOffice/6.3.6.2$Linux_X86_64 LibreOffice_project/30$Build-2</meta:generator>
    <meta:document-statistic meta:table-count="6" meta:cell-count="2893" meta:object-count="0"/>
  </office:meta>
</office:document-meta>
</file>